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no-description"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BEHAVIOR FILE</text:p>
          </table:table-cell>
          <table:table-cell office:value-type="string">
            <text:p>MODEL</text:p>
          </table:table-cell>
          <table:table-cell office:value-type="string">
            <text:p>Problem Name</text:p>
          </table:table-cell>
          <table:table-cell office:value-type="string">
            <text:p>Short Name</text:p>
          </table:table-cell>
          <table:table-cell office:value-type="string">
            <text:p>Accuracy</text:p>
          </table:table-cell>
          <table:table-cell office:value-type="string">
            <text:p>Precision</text:p>
          </table:table-cell>
          <table:table-cell office:value-type="string">
            <text:p>Recall</text:p>
          </table:table-cell>
          <table:table-cell office:value-type="string">
            <text:p>F1 Score</text:p>
          </table:table-cell>
        </table:table-row>
        <table:table-row>
          <table:table-cell office:value-type="string">
            <text:p>behavior_first_report_v1</text:p>
          </table:table-cell>
          <table:table-cell office:value-type="string">
            <text:p>llama3.1-70b</text:p>
          </table:table-cell>
          <table:table-cell office:value-type="string">
            <text:p>Connected Maximum-density Still Life</text:p>
          </table:table-cell>
          <table:table-cell office:value-type="string">
            <text:p>CMSL</text:p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behavior_first_report_v3</text:p>
          </table:table-cell>
          <table:table-cell office:value-type="string">
            <text:p>llama3.1-70b</text:p>
          </table:table-cell>
          <table:table-cell office:value-type="string">
            <text:p>Connected Maximum-density Still Life</text:p>
          </table:table-cell>
          <table:table-cell office:value-type="string">
            <text:p>CMSL</text:p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behavior_first_report_v4</text:p>
          </table:table-cell>
          <table:table-cell office:value-type="string">
            <text:p>llama3.1-70b</text:p>
          </table:table-cell>
          <table:table-cell office:value-type="string">
            <text:p>Connected Maximum-density Still Life</text:p>
          </table:table-cell>
          <table:table-cell office:value-type="string">
            <text:p>CMSL</text:p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behavior_second_report_v1</text:p>
          </table:table-cell>
          <table:table-cell office:value-type="string">
            <text:p>llama3.1-70b</text:p>
          </table:table-cell>
          <table:table-cell office:value-type="string">
            <text:p>Connected Maximum-density Still Life</text:p>
          </table:table-cell>
          <table:table-cell office:value-type="string">
            <text:p>CMSL</text:p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behavior_second_report_v2</text:p>
          </table:table-cell>
          <table:table-cell office:value-type="string">
            <text:p>llama3.1-70b</text:p>
          </table:table-cell>
          <table:table-cell office:value-type="string">
            <text:p>Connected Maximum-density Still Life</text:p>
          </table:table-cell>
          <table:table-cell office:value-type="string">
            <text:p>CMSL</text:p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behavior_second_report_v3</text:p>
          </table:table-cell>
          <table:table-cell office:value-type="string">
            <text:p>llama3.1-70b</text:p>
          </table:table-cell>
          <table:table-cell office:value-type="string">
            <text:p>Connected Maximum-density Still Life</text:p>
          </table:table-cell>
          <table:table-cell office:value-type="string">
            <text:p>CMSL</text:p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behavior_second_report_v4</text:p>
          </table:table-cell>
          <table:table-cell office:value-type="string">
            <text:p>llama3.1-70b</text:p>
          </table:table-cell>
          <table:table-cell office:value-type="string">
            <text:p>Connected Maximum-density Still Life</text:p>
          </table:table-cell>
          <table:table-cell office:value-type="string">
            <text:p>CMSL</text:p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behavior_second_report_v5</text:p>
          </table:table-cell>
          <table:table-cell office:value-type="string">
            <text:p>llama3.1-70b</text:p>
          </table:table-cell>
          <table:table-cell office:value-type="string">
            <text:p>Connected Maximum-density Still Life</text:p>
          </table:table-cell>
          <table:table-cell office:value-type="string">
            <text:p>CMSL</text:p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behavior_second_report_v6</text:p>
          </table:table-cell>
          <table:table-cell office:value-type="string">
            <text:p>llama3.1-70b</text:p>
          </table:table-cell>
          <table:table-cell office:value-type="string">
            <text:p>Connected Maximum-density Still Life</text:p>
          </table:table-cell>
          <table:table-cell office:value-type="string">
            <text:p>CMSL</text:p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behavior_second_report_v6</text:p>
          </table:table-cell>
          <table:table-cell office:value-type="string">
            <text:p>llama3.1-70b</text:p>
          </table:table-cell>
          <table:table-cell office:value-type="string">
            <text:p>Connected Maximum-density Still Life</text:p>
          </table:table-cell>
          <table:table-cell office:value-type="string">
            <text:p>CMSL</text:p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behavior_first_report_v1</text:p>
          </table:table-cell>
          <table:table-cell office:value-type="string">
            <text:p>llama3.1-70b</text:p>
          </table:table-cell>
          <table:table-cell office:value-type="string">
            <text:p>Crossing Minimization</text:p>
          </table:table-cell>
          <table:table-cell office:value-type="string">
            <text:p>CM</text:p>
          </table:table-cell>
          <table:table-cell office:value="0.82" office:value-type="float"/>
          <table:table-cell office:value="0.82" office:value-type="float"/>
          <table:table-cell office:value="0.81" office:value-type="float"/>
          <table:table-cell office:value="0.81" office:value-type="float"/>
        </table:table-row>
        <table:table-row>
          <table:table-cell office:value-type="string">
            <text:p>behavior_first_report_v3</text:p>
          </table:table-cell>
          <table:table-cell office:value-type="string">
            <text:p>llama3.1-70b</text:p>
          </table:table-cell>
          <table:table-cell office:value-type="string">
            <text:p>Crossing Minimization</text:p>
          </table:table-cell>
          <table:table-cell office:value-type="string">
            <text:p>CM</text:p>
          </table:table-cell>
          <table:table-cell office:value="0.94" office:value-type="float"/>
          <table:table-cell office:value="0.94" office:value-type="float"/>
          <table:table-cell office:value="0.94" office:value-type="float"/>
          <table:table-cell office:value="0.94" office:value-type="float"/>
        </table:table-row>
        <table:table-row>
          <table:table-cell office:value-type="string">
            <text:p>behavior_first_report_v4</text:p>
          </table:table-cell>
          <table:table-cell office:value-type="string">
            <text:p>llama3.1-70b</text:p>
          </table:table-cell>
          <table:table-cell office:value-type="string">
            <text:p>Crossing Minimization</text:p>
          </table:table-cell>
          <table:table-cell office:value-type="string">
            <text:p>CM</text:p>
          </table:table-cell>
          <table:table-cell office:value="0.92" office:value-type="float"/>
          <table:table-cell office:value="0.92" office:value-type="float"/>
          <table:table-cell office:value="0.92" office:value-type="float"/>
          <table:table-cell office:value="0.92" office:value-type="float"/>
        </table:table-row>
        <table:table-row>
          <table:table-cell office:value-type="string">
            <text:p>behavior_second_report_v1</text:p>
          </table:table-cell>
          <table:table-cell office:value-type="string">
            <text:p>llama3.1-70b</text:p>
          </table:table-cell>
          <table:table-cell office:value-type="string">
            <text:p>Crossing Minimization</text:p>
          </table:table-cell>
          <table:table-cell office:value-type="string">
            <text:p>CM</text:p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behavior_second_report_v2</text:p>
          </table:table-cell>
          <table:table-cell office:value-type="string">
            <text:p>llama3.1-70b</text:p>
          </table:table-cell>
          <table:table-cell office:value-type="string">
            <text:p>Crossing Minimization</text:p>
          </table:table-cell>
          <table:table-cell office:value-type="string">
            <text:p>CM</text:p>
          </table:table-cell>
          <table:table-cell office:value="0.98" office:value-type="float"/>
          <table:table-cell office:value="0.98" office:value-type="float"/>
          <table:table-cell office:value="0.97" office:value-type="float"/>
          <table:table-cell office:value="0.97" office:value-type="float"/>
        </table:table-row>
        <table:table-row>
          <table:table-cell office:value-type="string">
            <text:p>behavior_second_report_v3</text:p>
          </table:table-cell>
          <table:table-cell office:value-type="string">
            <text:p>llama3.1-70b</text:p>
          </table:table-cell>
          <table:table-cell office:value-type="string">
            <text:p>Crossing Minimization</text:p>
          </table:table-cell>
          <table:table-cell office:value-type="string">
            <text:p>CM</text:p>
          </table:table-cell>
          <table:table-cell office:value="1" office:value-type="float"/>
          <table:table-cell office:value="1" office:value-type="float"/>
          <table:table-cell office:value="0.99" office:value-type="float"/>
          <table:table-cell office:value="0.99" office:value-type="float"/>
        </table:table-row>
        <table:table-row>
          <table:table-cell office:value-type="string">
            <text:p>behavior_second_report_v4</text:p>
          </table:table-cell>
          <table:table-cell office:value-type="string">
            <text:p>llama3.1-70b</text:p>
          </table:table-cell>
          <table:table-cell office:value-type="string">
            <text:p>Crossing Minimization</text:p>
          </table:table-cell>
          <table:table-cell office:value-type="string">
            <text:p>CM</text:p>
          </table:table-cell>
          <table:table-cell office:value="0.98" office:value-type="float"/>
          <table:table-cell office:value="0.98" office:value-type="float"/>
          <table:table-cell office:value="0.98" office:value-type="float"/>
          <table:table-cell office:value="0.98" office:value-type="float"/>
        </table:table-row>
        <table:table-row>
          <table:table-cell office:value-type="string">
            <text:p>behavior_second_report_v5</text:p>
          </table:table-cell>
          <table:table-cell office:value-type="string">
            <text:p>llama3.1-70b</text:p>
          </table:table-cell>
          <table:table-cell office:value-type="string">
            <text:p>Crossing Minimization</text:p>
          </table:table-cell>
          <table:table-cell office:value-type="string">
            <text:p>CM</text:p>
          </table:table-cell>
          <table:table-cell office:value="0.99" office:value-type="float"/>
          <table:table-cell office:value="0.99" office:value-type="float"/>
          <table:table-cell office:value="0.99" office:value-type="float"/>
          <table:table-cell office:value="0.99" office:value-type="float"/>
        </table:table-row>
        <table:table-row>
          <table:table-cell office:value-type="string">
            <text:p>behavior_second_report_v6</text:p>
          </table:table-cell>
          <table:table-cell office:value-type="string">
            <text:p>llama3.1-70b</text:p>
          </table:table-cell>
          <table:table-cell office:value-type="string">
            <text:p>Crossing Minimization</text:p>
          </table:table-cell>
          <table:table-cell office:value-type="string">
            <text:p>CM</text:p>
          </table:table-cell>
          <table:table-cell office:value="0.97" office:value-type="float"/>
          <table:table-cell office:value="0.97" office:value-type="float"/>
          <table:table-cell office:value="0.97" office:value-type="float"/>
          <table:table-cell office:value="0.97" office:value-type="float"/>
        </table:table-row>
        <table:table-row>
          <table:table-cell office:value-type="string">
            <text:p>behavior_second_report_v6</text:p>
          </table:table-cell>
          <table:table-cell office:value-type="string">
            <text:p>llama3.1-70b</text:p>
          </table:table-cell>
          <table:table-cell office:value-type="string">
            <text:p>Crossing Minimization</text:p>
          </table:table-cell>
          <table:table-cell office:value-type="string">
            <text:p>CM</text:p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behavior_first_report_v1</text:p>
          </table:table-cell>
          <table:table-cell office:value-type="string">
            <text:p>llama3.1-70b</text:p>
          </table:table-cell>
          <table:table-cell office:value-type="string">
            <text:p>Graceful Graphs</text:p>
          </table:table-cell>
          <table:table-cell office:value-type="string">
            <text:p>GG</text:p>
          </table:table-cell>
          <table:table-cell office:value="1" office:value-type="float"/>
          <table:table-cell office:value="1" office:value-type="float"/>
          <table:table-cell office:value="0.99" office:value-type="float"/>
          <table:table-cell office:value="1" office:value-type="float"/>
        </table:table-row>
        <table:table-row>
          <table:table-cell office:value-type="string">
            <text:p>behavior_first_report_v3</text:p>
          </table:table-cell>
          <table:table-cell office:value-type="string">
            <text:p>llama3.1-70b</text:p>
          </table:table-cell>
          <table:table-cell office:value-type="string">
            <text:p>Graceful Graphs</text:p>
          </table:table-cell>
          <table:table-cell office:value-type="string">
            <text:p>GG</text:p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behavior_first_report_v4</text:p>
          </table:table-cell>
          <table:table-cell office:value-type="string">
            <text:p>llama3.1-70b</text:p>
          </table:table-cell>
          <table:table-cell office:value-type="string">
            <text:p>Graceful Graphs</text:p>
          </table:table-cell>
          <table:table-cell office:value-type="string">
            <text:p>GG</text:p>
          </table:table-cell>
          <table:table-cell office:value="1" office:value-type="float"/>
          <table:table-cell office:value="1" office:value-type="float"/>
          <table:table-cell office:value="0.97" office:value-type="float"/>
          <table:table-cell office:value="0.98" office:value-type="float"/>
        </table:table-row>
        <table:table-row>
          <table:table-cell office:value-type="string">
            <text:p>behavior_second_report_v1</text:p>
          </table:table-cell>
          <table:table-cell office:value-type="string">
            <text:p>llama3.1-70b</text:p>
          </table:table-cell>
          <table:table-cell office:value-type="string">
            <text:p>Graceful Graphs</text:p>
          </table:table-cell>
          <table:table-cell office:value-type="string">
            <text:p>GG</text:p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behavior_second_report_v2</text:p>
          </table:table-cell>
          <table:table-cell office:value-type="string">
            <text:p>llama3.1-70b</text:p>
          </table:table-cell>
          <table:table-cell office:value-type="string">
            <text:p>Graceful Graphs</text:p>
          </table:table-cell>
          <table:table-cell office:value-type="string">
            <text:p>GG</text:p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behavior_second_report_v3</text:p>
          </table:table-cell>
          <table:table-cell office:value-type="string">
            <text:p>llama3.1-70b</text:p>
          </table:table-cell>
          <table:table-cell office:value-type="string">
            <text:p>Graceful Graphs</text:p>
          </table:table-cell>
          <table:table-cell office:value-type="string">
            <text:p>GG</text:p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behavior_second_report_v4</text:p>
          </table:table-cell>
          <table:table-cell office:value-type="string">
            <text:p>llama3.1-70b</text:p>
          </table:table-cell>
          <table:table-cell office:value-type="string">
            <text:p>Graceful Graphs</text:p>
          </table:table-cell>
          <table:table-cell office:value-type="string">
            <text:p>GG</text:p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behavior_second_report_v5</text:p>
          </table:table-cell>
          <table:table-cell office:value-type="string">
            <text:p>llama3.1-70b</text:p>
          </table:table-cell>
          <table:table-cell office:value-type="string">
            <text:p>Graceful Graphs</text:p>
          </table:table-cell>
          <table:table-cell office:value-type="string">
            <text:p>GG</text:p>
          </table:table-cell>
          <table:table-cell office:value="1" office:value-type="float"/>
          <table:table-cell office:value="1" office:value-type="float"/>
          <table:table-cell office:value="0.98" office:value-type="float"/>
          <table:table-cell office:value="0.98" office:value-type="float"/>
        </table:table-row>
        <table:table-row>
          <table:table-cell office:value-type="string">
            <text:p>behavior_second_report_v6</text:p>
          </table:table-cell>
          <table:table-cell office:value-type="string">
            <text:p>llama3.1-70b</text:p>
          </table:table-cell>
          <table:table-cell office:value-type="string">
            <text:p>Graceful Graphs</text:p>
          </table:table-cell>
          <table:table-cell office:value-type="string">
            <text:p>GG</text:p>
          </table:table-cell>
          <table:table-cell office:value="1" office:value-type="float"/>
          <table:table-cell office:value="1" office:value-type="float"/>
          <table:table-cell office:value="0.98" office:value-type="float"/>
          <table:table-cell office:value="0.98" office:value-type="float"/>
        </table:table-row>
        <table:table-row>
          <table:table-cell office:value-type="string">
            <text:p>behavior_second_report_v6</text:p>
          </table:table-cell>
          <table:table-cell office:value-type="string">
            <text:p>llama3.1-70b</text:p>
          </table:table-cell>
          <table:table-cell office:value-type="string">
            <text:p>Graceful Graphs</text:p>
          </table:table-cell>
          <table:table-cell office:value-type="string">
            <text:p>GG</text:p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behavior_first_report_v1</text:p>
          </table:table-cell>
          <table:table-cell office:value-type="string">
            <text:p>llama3.1-70b</text:p>
          </table:table-cell>
          <table:table-cell office:value-type="string">
            <text:p>Graph Colouring</text:p>
          </table:table-cell>
          <table:table-cell office:value-type="string">
            <text:p>GC</text:p>
          </table:table-cell>
          <table:table-cell office:value="0.98" office:value-type="float"/>
          <table:table-cell office:value="0.98" office:value-type="float"/>
          <table:table-cell office:value="0.99" office:value-type="float"/>
          <table:table-cell office:value="0.98" office:value-type="float"/>
        </table:table-row>
        <table:table-row>
          <table:table-cell office:value-type="string">
            <text:p>behavior_first_report_v3</text:p>
          </table:table-cell>
          <table:table-cell office:value-type="string">
            <text:p>llama3.1-70b</text:p>
          </table:table-cell>
          <table:table-cell office:value-type="string">
            <text:p>Graph Colouring</text:p>
          </table:table-cell>
          <table:table-cell office:value-type="string">
            <text:p>GC</text:p>
          </table:table-cell>
          <table:table-cell office:value="0.99" office:value-type="float"/>
          <table:table-cell office:value="0.99" office:value-type="float"/>
          <table:table-cell office:value="0.99" office:value-type="float"/>
          <table:table-cell office:value="0.99" office:value-type="float"/>
        </table:table-row>
        <table:table-row>
          <table:table-cell office:value-type="string">
            <text:p>behavior_first_report_v4</text:p>
          </table:table-cell>
          <table:table-cell office:value-type="string">
            <text:p>llama3.1-70b</text:p>
          </table:table-cell>
          <table:table-cell office:value-type="string">
            <text:p>Graph Colouring</text:p>
          </table:table-cell>
          <table:table-cell office:value-type="string">
            <text:p>GC</text:p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behavior_second_report_v1</text:p>
          </table:table-cell>
          <table:table-cell office:value-type="string">
            <text:p>llama3.1-70b</text:p>
          </table:table-cell>
          <table:table-cell office:value-type="string">
            <text:p>Graph Colouring</text:p>
          </table:table-cell>
          <table:table-cell office:value-type="string">
            <text:p>GC</text:p>
          </table:table-cell>
          <table:table-cell office:value="0.9" office:value-type="float"/>
          <table:table-cell office:value="0.9" office:value-type="float"/>
          <table:table-cell office:value="0.98" office:value-type="float"/>
          <table:table-cell office:value="0.93" office:value-type="float"/>
        </table:table-row>
        <table:table-row>
          <table:table-cell office:value-type="string">
            <text:p>behavior_second_report_v2</text:p>
          </table:table-cell>
          <table:table-cell office:value-type="string">
            <text:p>llama3.1-70b</text:p>
          </table:table-cell>
          <table:table-cell office:value-type="string">
            <text:p>Graph Colouring</text:p>
          </table:table-cell>
          <table:table-cell office:value-type="string">
            <text:p>GC</text:p>
          </table:table-cell>
          <table:table-cell office:value="0.96" office:value-type="float"/>
          <table:table-cell office:value="0.96" office:value-type="float"/>
          <table:table-cell office:value="1" office:value-type="float"/>
          <table:table-cell office:value="0.97" office:value-type="float"/>
        </table:table-row>
        <table:table-row>
          <table:table-cell office:value-type="string">
            <text:p>behavior_second_report_v3</text:p>
          </table:table-cell>
          <table:table-cell office:value-type="string">
            <text:p>llama3.1-70b</text:p>
          </table:table-cell>
          <table:table-cell office:value-type="string">
            <text:p>Graph Colouring</text:p>
          </table:table-cell>
          <table:table-cell office:value-type="string">
            <text:p>GC</text:p>
          </table:table-cell>
          <table:table-cell office:value="0.93" office:value-type="float"/>
          <table:table-cell office:value="0.93" office:value-type="float"/>
          <table:table-cell office:value="0.99" office:value-type="float"/>
          <table:table-cell office:value="0.95" office:value-type="float"/>
        </table:table-row>
        <table:table-row>
          <table:table-cell office:value-type="string">
            <text:p>behavior_second_report_v4</text:p>
          </table:table-cell>
          <table:table-cell office:value-type="string">
            <text:p>llama3.1-70b</text:p>
          </table:table-cell>
          <table:table-cell office:value-type="string">
            <text:p>Graph Colouring</text:p>
          </table:table-cell>
          <table:table-cell office:value-type="string">
            <text:p>GC</text:p>
          </table:table-cell>
          <table:table-cell office:value="0.97" office:value-type="float"/>
          <table:table-cell office:value="0.97" office:value-type="float"/>
          <table:table-cell office:value="0.99" office:value-type="float"/>
          <table:table-cell office:value="0.98" office:value-type="float"/>
        </table:table-row>
        <table:table-row>
          <table:table-cell office:value-type="string">
            <text:p>behavior_second_report_v5</text:p>
          </table:table-cell>
          <table:table-cell office:value-type="string">
            <text:p>llama3.1-70b</text:p>
          </table:table-cell>
          <table:table-cell office:value-type="string">
            <text:p>Graph Colouring</text:p>
          </table:table-cell>
          <table:table-cell office:value-type="string">
            <text:p>GC</text:p>
          </table:table-cell>
          <table:table-cell office:value="0.94" office:value-type="float"/>
          <table:table-cell office:value="0.94" office:value-type="float"/>
          <table:table-cell office:value="0.99" office:value-type="float"/>
          <table:table-cell office:value="0.96" office:value-type="float"/>
        </table:table-row>
        <table:table-row>
          <table:table-cell office:value-type="string">
            <text:p>behavior_second_report_v6</text:p>
          </table:table-cell>
          <table:table-cell office:value-type="string">
            <text:p>llama3.1-70b</text:p>
          </table:table-cell>
          <table:table-cell office:value-type="string">
            <text:p>Graph Colouring</text:p>
          </table:table-cell>
          <table:table-cell office:value-type="string">
            <text:p>GC</text:p>
          </table:table-cell>
          <table:table-cell office:value="0.97" office:value-type="float"/>
          <table:table-cell office:value="0.97" office:value-type="float"/>
          <table:table-cell office:value="0.98" office:value-type="float"/>
          <table:table-cell office:value="0.97" office:value-type="float"/>
        </table:table-row>
        <table:table-row>
          <table:table-cell office:value-type="string">
            <text:p>behavior_second_report_v6</text:p>
          </table:table-cell>
          <table:table-cell office:value-type="string">
            <text:p>llama3.1-70b</text:p>
          </table:table-cell>
          <table:table-cell office:value-type="string">
            <text:p>Graph Colouring</text:p>
          </table:table-cell>
          <table:table-cell office:value-type="string">
            <text:p>GC</text:p>
          </table:table-cell>
          <table:table-cell office:value="0.99" office:value-type="float"/>
          <table:table-cell office:value="0.99" office:value-type="float"/>
          <table:table-cell office:value="0.99" office:value-type="float"/>
          <table:table-cell office:value="0.99" office:value-type="float"/>
        </table:table-row>
        <table:table-row>
          <table:table-cell office:value-type="string">
            <text:p>behavior_first_report_v1</text:p>
          </table:table-cell>
          <table:table-cell office:value-type="string">
            <text:p>llama3.1-70b</text:p>
          </table:table-cell>
          <table:table-cell office:value-type="string">
            <text:p>Incremental Scheduling</text:p>
          </table:table-cell>
          <table:table-cell office:value-type="string">
            <text:p>IS</text:p>
          </table:table-cell>
          <table:table-cell office:value="0.78" office:value-type="float"/>
          <table:table-cell office:value="0.78" office:value-type="float"/>
          <table:table-cell office:value="0.97" office:value-type="float"/>
          <table:table-cell office:value="0.86" office:value-type="float"/>
        </table:table-row>
        <table:table-row>
          <table:table-cell office:value-type="string">
            <text:p>behavior_first_report_v3</text:p>
          </table:table-cell>
          <table:table-cell office:value-type="string">
            <text:p>llama3.1-70b</text:p>
          </table:table-cell>
          <table:table-cell office:value-type="string">
            <text:p>Incremental Scheduling</text:p>
          </table:table-cell>
          <table:table-cell office:value-type="string">
            <text:p>IS</text:p>
          </table:table-cell>
          <table:table-cell office:value="0.9" office:value-type="float"/>
          <table:table-cell office:value="0.9" office:value-type="float"/>
          <table:table-cell office:value="0.97" office:value-type="float"/>
          <table:table-cell office:value="0.93" office:value-type="float"/>
        </table:table-row>
        <table:table-row>
          <table:table-cell office:value-type="string">
            <text:p>behavior_first_report_v4</text:p>
          </table:table-cell>
          <table:table-cell office:value-type="string">
            <text:p>llama3.1-70b</text:p>
          </table:table-cell>
          <table:table-cell office:value-type="string">
            <text:p>Incremental Scheduling</text:p>
          </table:table-cell>
          <table:table-cell office:value-type="string">
            <text:p>IS</text:p>
          </table:table-cell>
          <table:table-cell office:value="0.93" office:value-type="float"/>
          <table:table-cell office:value="0.93" office:value-type="float"/>
          <table:table-cell office:value="0.97" office:value-type="float"/>
          <table:table-cell office:value="0.95" office:value-type="float"/>
        </table:table-row>
        <table:table-row>
          <table:table-cell office:value-type="string">
            <text:p>behavior_second_report_v1</text:p>
          </table:table-cell>
          <table:table-cell office:value-type="string">
            <text:p>llama3.1-70b</text:p>
          </table:table-cell>
          <table:table-cell office:value-type="string">
            <text:p>Incremental Scheduling</text:p>
          </table:table-cell>
          <table:table-cell office:value-type="string">
            <text:p>IS</text:p>
          </table:table-cell>
          <table:table-cell office:value="0.78" office:value-type="float"/>
          <table:table-cell office:value="0.78" office:value-type="float"/>
          <table:table-cell office:value="0.97" office:value-type="float"/>
          <table:table-cell office:value="0.86" office:value-type="float"/>
        </table:table-row>
        <table:table-row>
          <table:table-cell office:value-type="string">
            <text:p>behavior_second_report_v2</text:p>
          </table:table-cell>
          <table:table-cell office:value-type="string">
            <text:p>llama3.1-70b</text:p>
          </table:table-cell>
          <table:table-cell office:value-type="string">
            <text:p>Incremental Scheduling</text:p>
          </table:table-cell>
          <table:table-cell office:value-type="string">
            <text:p>IS</text:p>
          </table:table-cell>
          <table:table-cell office:value="0.9" office:value-type="float"/>
          <table:table-cell office:value="0.9" office:value-type="float"/>
          <table:table-cell office:value="0.98" office:value-type="float"/>
          <table:table-cell office:value="0.94" office:value-type="float"/>
        </table:table-row>
        <table:table-row>
          <table:table-cell office:value-type="string">
            <text:p>behavior_second_report_v3</text:p>
          </table:table-cell>
          <table:table-cell office:value-type="string">
            <text:p>llama3.1-70b</text:p>
          </table:table-cell>
          <table:table-cell office:value-type="string">
            <text:p>Incremental Scheduling</text:p>
          </table:table-cell>
          <table:table-cell office:value-type="string">
            <text:p>IS</text:p>
          </table:table-cell>
          <table:table-cell office:value="0.92" office:value-type="float"/>
          <table:table-cell office:value="0.92" office:value-type="float"/>
          <table:table-cell office:value="0.97" office:value-type="float"/>
          <table:table-cell office:value="0.94" office:value-type="float"/>
        </table:table-row>
        <table:table-row>
          <table:table-cell office:value-type="string">
            <text:p>behavior_second_report_v4</text:p>
          </table:table-cell>
          <table:table-cell office:value-type="string">
            <text:p>llama3.1-70b</text:p>
          </table:table-cell>
          <table:table-cell office:value-type="string">
            <text:p>Incremental Scheduling</text:p>
          </table:table-cell>
          <table:table-cell office:value-type="string">
            <text:p>IS</text:p>
          </table:table-cell>
          <table:table-cell office:value="0.9" office:value-type="float"/>
          <table:table-cell office:value="0.9" office:value-type="float"/>
          <table:table-cell office:value="0.98" office:value-type="float"/>
          <table:table-cell office:value="0.93" office:value-type="float"/>
        </table:table-row>
        <table:table-row>
          <table:table-cell office:value-type="string">
            <text:p>behavior_second_report_v5</text:p>
          </table:table-cell>
          <table:table-cell office:value-type="string">
            <text:p>llama3.1-70b</text:p>
          </table:table-cell>
          <table:table-cell office:value-type="string">
            <text:p>Incremental Scheduling</text:p>
          </table:table-cell>
          <table:table-cell office:value-type="string">
            <text:p>IS</text:p>
          </table:table-cell>
          <table:table-cell office:value="0.91" office:value-type="float"/>
          <table:table-cell office:value="0.91" office:value-type="float"/>
          <table:table-cell office:value="0.97" office:value-type="float"/>
          <table:table-cell office:value="0.94" office:value-type="float"/>
        </table:table-row>
        <table:table-row>
          <table:table-cell office:value-type="string">
            <text:p>behavior_second_report_v6</text:p>
          </table:table-cell>
          <table:table-cell office:value-type="string">
            <text:p>llama3.1-70b</text:p>
          </table:table-cell>
          <table:table-cell office:value-type="string">
            <text:p>Incremental Scheduling</text:p>
          </table:table-cell>
          <table:table-cell office:value-type="string">
            <text:p>IS</text:p>
          </table:table-cell>
          <table:table-cell office:value="0.9" office:value-type="float"/>
          <table:table-cell office:value="0.9" office:value-type="float"/>
          <table:table-cell office:value="0.97" office:value-type="float"/>
          <table:table-cell office:value="0.93" office:value-type="float"/>
        </table:table-row>
        <table:table-row>
          <table:table-cell office:value-type="string">
            <text:p>behavior_second_report_v6</text:p>
          </table:table-cell>
          <table:table-cell office:value-type="string">
            <text:p>llama3.1-70b</text:p>
          </table:table-cell>
          <table:table-cell office:value-type="string">
            <text:p>Incremental Scheduling</text:p>
          </table:table-cell>
          <table:table-cell office:value-type="string">
            <text:p>IS</text:p>
          </table:table-cell>
          <table:table-cell office:value="0.91" office:value-type="float"/>
          <table:table-cell office:value="0.91" office:value-type="float"/>
          <table:table-cell office:value="0.97" office:value-type="float"/>
          <table:table-cell office:value="0.94" office:value-type="float"/>
        </table:table-row>
        <table:table-row>
          <table:table-cell office:value-type="string">
            <text:p>behavior_first_report_v1</text:p>
          </table:table-cell>
          <table:table-cell office:value-type="string">
            <text:p>llama3.1-70b</text:p>
          </table:table-cell>
          <table:table-cell office:value-type="string">
            <text:p>Knight Tour</text:p>
          </table:table-cell>
          <table:table-cell office:value-type="string">
            <text:p>KT</text:p>
          </table:table-cell>
          <table:table-cell office:value="1" office:value-type="float"/>
          <table:table-cell office:value="1" office:value-type="float"/>
          <table:table-cell office:value="0.98" office:value-type="float"/>
          <table:table-cell office:value="0.99" office:value-type="float"/>
        </table:table-row>
        <table:table-row>
          <table:table-cell office:value-type="string">
            <text:p>behavior_first_report_v3</text:p>
          </table:table-cell>
          <table:table-cell office:value-type="string">
            <text:p>llama3.1-70b</text:p>
          </table:table-cell>
          <table:table-cell office:value-type="string">
            <text:p>Knight Tour</text:p>
          </table:table-cell>
          <table:table-cell office:value-type="string">
            <text:p>KT</text:p>
          </table:table-cell>
          <table:table-cell office:value="1" office:value-type="float"/>
          <table:table-cell office:value="1" office:value-type="float"/>
          <table:table-cell office:value="0.97" office:value-type="float"/>
          <table:table-cell office:value="0.98" office:value-type="float"/>
        </table:table-row>
        <table:table-row>
          <table:table-cell office:value-type="string">
            <text:p>behavior_first_report_v4</text:p>
          </table:table-cell>
          <table:table-cell office:value-type="string">
            <text:p>llama3.1-70b</text:p>
          </table:table-cell>
          <table:table-cell office:value-type="string">
            <text:p>Knight Tour</text:p>
          </table:table-cell>
          <table:table-cell office:value-type="string">
            <text:p>KT</text:p>
          </table:table-cell>
          <table:table-cell office:value="1" office:value-type="float"/>
          <table:table-cell office:value="1" office:value-type="float"/>
          <table:table-cell office:value="0.99" office:value-type="float"/>
          <table:table-cell office:value="0.99" office:value-type="float"/>
        </table:table-row>
        <table:table-row>
          <table:table-cell office:value-type="string">
            <text:p>behavior_second_report_v1</text:p>
          </table:table-cell>
          <table:table-cell office:value-type="string">
            <text:p>llama3.1-70b</text:p>
          </table:table-cell>
          <table:table-cell office:value-type="string">
            <text:p>Knight Tour</text:p>
          </table:table-cell>
          <table:table-cell office:value-type="string">
            <text:p>KT</text:p>
          </table:table-cell>
          <table:table-cell office:value="1" office:value-type="float"/>
          <table:table-cell office:value="1" office:value-type="float"/>
          <table:table-cell office:value="0.99" office:value-type="float"/>
          <table:table-cell office:value="0.99" office:value-type="float"/>
        </table:table-row>
        <table:table-row>
          <table:table-cell office:value-type="string">
            <text:p>behavior_second_report_v2</text:p>
          </table:table-cell>
          <table:table-cell office:value-type="string">
            <text:p>llama3.1-70b</text:p>
          </table:table-cell>
          <table:table-cell office:value-type="string">
            <text:p>Knight Tour</text:p>
          </table:table-cell>
          <table:table-cell office:value-type="string">
            <text:p>KT</text:p>
          </table:table-cell>
          <table:table-cell office:value="1" office:value-type="float"/>
          <table:table-cell office:value="1" office:value-type="float"/>
          <table:table-cell office:value="0.98" office:value-type="float"/>
          <table:table-cell office:value="0.99" office:value-type="float"/>
        </table:table-row>
        <table:table-row>
          <table:table-cell office:value-type="string">
            <text:p>behavior_second_report_v3</text:p>
          </table:table-cell>
          <table:table-cell office:value-type="string">
            <text:p>llama3.1-70b</text:p>
          </table:table-cell>
          <table:table-cell office:value-type="string">
            <text:p>Knight Tour</text:p>
          </table:table-cell>
          <table:table-cell office:value-type="string">
            <text:p>KT</text:p>
          </table:table-cell>
          <table:table-cell office:value="1" office:value-type="float"/>
          <table:table-cell office:value="1" office:value-type="float"/>
          <table:table-cell office:value="0.98" office:value-type="float"/>
          <table:table-cell office:value="0.99" office:value-type="float"/>
        </table:table-row>
        <table:table-row>
          <table:table-cell office:value-type="string">
            <text:p>behavior_second_report_v4</text:p>
          </table:table-cell>
          <table:table-cell office:value-type="string">
            <text:p>llama3.1-70b</text:p>
          </table:table-cell>
          <table:table-cell office:value-type="string">
            <text:p>Knight Tour</text:p>
          </table:table-cell>
          <table:table-cell office:value-type="string">
            <text:p>KT</text:p>
          </table:table-cell>
          <table:table-cell office:value="1" office:value-type="float"/>
          <table:table-cell office:value="1" office:value-type="float"/>
          <table:table-cell office:value="0.98" office:value-type="float"/>
          <table:table-cell office:value="0.99" office:value-type="float"/>
        </table:table-row>
        <table:table-row>
          <table:table-cell office:value-type="string">
            <text:p>behavior_second_report_v5</text:p>
          </table:table-cell>
          <table:table-cell office:value-type="string">
            <text:p>llama3.1-70b</text:p>
          </table:table-cell>
          <table:table-cell office:value-type="string">
            <text:p>Knight Tour</text:p>
          </table:table-cell>
          <table:table-cell office:value-type="string">
            <text:p>KT</text:p>
          </table:table-cell>
          <table:table-cell office:value="1" office:value-type="float"/>
          <table:table-cell office:value="1" office:value-type="float"/>
          <table:table-cell office:value="0.98" office:value-type="float"/>
          <table:table-cell office:value="0.99" office:value-type="float"/>
        </table:table-row>
        <table:table-row>
          <table:table-cell office:value-type="string">
            <text:p>behavior_second_report_v6</text:p>
          </table:table-cell>
          <table:table-cell office:value-type="string">
            <text:p>llama3.1-70b</text:p>
          </table:table-cell>
          <table:table-cell office:value-type="string">
            <text:p>Knight Tour</text:p>
          </table:table-cell>
          <table:table-cell office:value-type="string">
            <text:p>KT</text:p>
          </table:table-cell>
          <table:table-cell office:value="1" office:value-type="float"/>
          <table:table-cell office:value="1" office:value-type="float"/>
          <table:table-cell office:value="0.96" office:value-type="float"/>
          <table:table-cell office:value="0.98" office:value-type="float"/>
        </table:table-row>
        <table:table-row>
          <table:table-cell office:value-type="string">
            <text:p>behavior_second_report_v6</text:p>
          </table:table-cell>
          <table:table-cell office:value-type="string">
            <text:p>llama3.1-70b</text:p>
          </table:table-cell>
          <table:table-cell office:value-type="string">
            <text:p>Knight Tour</text:p>
          </table:table-cell>
          <table:table-cell office:value-type="string">
            <text:p>KT</text:p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behavior_first_report_v1</text:p>
          </table:table-cell>
          <table:table-cell office:value-type="string">
            <text:p>llama3.1-70b</text:p>
          </table:table-cell>
          <table:table-cell office:value-type="string">
            <text:p>Knight Tour With Holes</text:p>
          </table:table-cell>
          <table:table-cell office:value-type="string">
            <text:p>KTWH</text:p>
          </table:table-cell>
          <table:table-cell office:value="0.93" office:value-type="float"/>
          <table:table-cell office:value="0.93" office:value-type="float"/>
          <table:table-cell office:value="0.69" office:value-type="float"/>
          <table:table-cell office:value="0.77" office:value-type="float"/>
        </table:table-row>
        <table:table-row>
          <table:table-cell office:value-type="string">
            <text:p>behavior_first_report_v3</text:p>
          </table:table-cell>
          <table:table-cell office:value-type="string">
            <text:p>llama3.1-70b</text:p>
          </table:table-cell>
          <table:table-cell office:value-type="string">
            <text:p>Knight Tour With Holes</text:p>
          </table:table-cell>
          <table:table-cell office:value-type="string">
            <text:p>KTWH</text:p>
          </table:table-cell>
          <table:table-cell office:value="0.96" office:value-type="float"/>
          <table:table-cell office:value="0.96" office:value-type="float"/>
          <table:table-cell office:value="0.69" office:value-type="float"/>
          <table:table-cell office:value="0.78" office:value-type="float"/>
        </table:table-row>
        <table:table-row>
          <table:table-cell office:value-type="string">
            <text:p>behavior_first_report_v4</text:p>
          </table:table-cell>
          <table:table-cell office:value-type="string">
            <text:p>llama3.1-70b</text:p>
          </table:table-cell>
          <table:table-cell office:value-type="string">
            <text:p>Knight Tour With Holes</text:p>
          </table:table-cell>
          <table:table-cell office:value-type="string">
            <text:p>KTWH</text:p>
          </table:table-cell>
          <table:table-cell office:value="1" office:value-type="float"/>
          <table:table-cell office:value="1" office:value-type="float"/>
          <table:table-cell office:value="0.8" office:value-type="float"/>
          <table:table-cell office:value="0.86" office:value-type="float"/>
        </table:table-row>
        <table:table-row>
          <table:table-cell office:value-type="string">
            <text:p>behavior_second_report_v1</text:p>
          </table:table-cell>
          <table:table-cell office:value-type="string">
            <text:p>llama3.1-70b</text:p>
          </table:table-cell>
          <table:table-cell office:value-type="string">
            <text:p>Knight Tour With Holes</text:p>
          </table:table-cell>
          <table:table-cell office:value-type="string">
            <text:p>KTWH</text:p>
          </table:table-cell>
          <table:table-cell office:value="0.99" office:value-type="float"/>
          <table:table-cell office:value="0.99" office:value-type="float"/>
          <table:table-cell office:value="0.84" office:value-type="float"/>
          <table:table-cell office:value="0.88" office:value-type="float"/>
        </table:table-row>
        <table:table-row>
          <table:table-cell office:value-type="string">
            <text:p>behavior_second_report_v2</text:p>
          </table:table-cell>
          <table:table-cell office:value-type="string">
            <text:p>llama3.1-70b</text:p>
          </table:table-cell>
          <table:table-cell office:value-type="string">
            <text:p>Knight Tour With Holes</text:p>
          </table:table-cell>
          <table:table-cell office:value-type="string">
            <text:p>KTWH</text:p>
          </table:table-cell>
          <table:table-cell office:value="0.99" office:value-type="float"/>
          <table:table-cell office:value="0.99" office:value-type="float"/>
          <table:table-cell office:value="0.86" office:value-type="float"/>
          <table:table-cell office:value="0.9" office:value-type="float"/>
        </table:table-row>
        <table:table-row>
          <table:table-cell office:value-type="string">
            <text:p>behavior_second_report_v3</text:p>
          </table:table-cell>
          <table:table-cell office:value-type="string">
            <text:p>llama3.1-70b</text:p>
          </table:table-cell>
          <table:table-cell office:value-type="string">
            <text:p>Knight Tour With Holes</text:p>
          </table:table-cell>
          <table:table-cell office:value-type="string">
            <text:p>KTWH</text:p>
          </table:table-cell>
          <table:table-cell office:value="1" office:value-type="float"/>
          <table:table-cell office:value="1" office:value-type="float"/>
          <table:table-cell office:value="0.73" office:value-type="float"/>
          <table:table-cell office:value="0.82" office:value-type="float"/>
        </table:table-row>
        <table:table-row>
          <table:table-cell office:value-type="string">
            <text:p>behavior_second_report_v4</text:p>
          </table:table-cell>
          <table:table-cell office:value-type="string">
            <text:p>llama3.1-70b</text:p>
          </table:table-cell>
          <table:table-cell office:value-type="string">
            <text:p>Knight Tour With Holes</text:p>
          </table:table-cell>
          <table:table-cell office:value-type="string">
            <text:p>KTWH</text:p>
          </table:table-cell>
          <table:table-cell office:value="0.98" office:value-type="float"/>
          <table:table-cell office:value="0.98" office:value-type="float"/>
          <table:table-cell office:value="0.81" office:value-type="float"/>
          <table:table-cell office:value="0.87" office:value-type="float"/>
        </table:table-row>
        <table:table-row>
          <table:table-cell office:value-type="string">
            <text:p>behavior_second_report_v5</text:p>
          </table:table-cell>
          <table:table-cell office:value-type="string">
            <text:p>llama3.1-70b</text:p>
          </table:table-cell>
          <table:table-cell office:value-type="string">
            <text:p>Knight Tour With Holes</text:p>
          </table:table-cell>
          <table:table-cell office:value-type="string">
            <text:p>KTWH</text:p>
          </table:table-cell>
          <table:table-cell office:value="1" office:value-type="float"/>
          <table:table-cell office:value="1" office:value-type="float"/>
          <table:table-cell office:value="0.72" office:value-type="float"/>
          <table:table-cell office:value="0.81" office:value-type="float"/>
        </table:table-row>
        <table:table-row>
          <table:table-cell office:value-type="string">
            <text:p>behavior_second_report_v6</text:p>
          </table:table-cell>
          <table:table-cell office:value-type="string">
            <text:p>llama3.1-70b</text:p>
          </table:table-cell>
          <table:table-cell office:value-type="string">
            <text:p>Knight Tour With Holes</text:p>
          </table:table-cell>
          <table:table-cell office:value-type="string">
            <text:p>KTWH</text:p>
          </table:table-cell>
          <table:table-cell office:value="0.99" office:value-type="float"/>
          <table:table-cell office:value="0.99" office:value-type="float"/>
          <table:table-cell office:value="0.77" office:value-type="float"/>
          <table:table-cell office:value="0.84" office:value-type="float"/>
        </table:table-row>
        <table:table-row>
          <table:table-cell office:value-type="string">
            <text:p>behavior_second_report_v6</text:p>
          </table:table-cell>
          <table:table-cell office:value-type="string">
            <text:p>llama3.1-70b</text:p>
          </table:table-cell>
          <table:table-cell office:value-type="string">
            <text:p>Knight Tour With Holes</text:p>
          </table:table-cell>
          <table:table-cell office:value-type="string">
            <text:p>KTWH</text:p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behavior_first_report_v1</text:p>
          </table:table-cell>
          <table:table-cell office:value-type="string">
            <text:p>llama3.1-70b</text:p>
          </table:table-cell>
          <table:table-cell office:value-type="string">
            <text:p>Labyrinth</text:p>
          </table:table-cell>
          <table:table-cell office:value-type="string">
            <text:p>L</text:p>
          </table:table-cell>
          <table:table-cell office:value="0.99" office:value-type="float"/>
          <table:table-cell office:value="0.99" office:value-type="float"/>
          <table:table-cell office:value="0.99" office:value-type="float"/>
          <table:table-cell office:value="0.99" office:value-type="float"/>
        </table:table-row>
        <table:table-row>
          <table:table-cell office:value-type="string">
            <text:p>behavior_first_report_v3</text:p>
          </table:table-cell>
          <table:table-cell office:value-type="string">
            <text:p>llama3.1-70b</text:p>
          </table:table-cell>
          <table:table-cell office:value-type="string">
            <text:p>Labyrinth</text:p>
          </table:table-cell>
          <table:table-cell office:value-type="string">
            <text:p>L</text:p>
          </table:table-cell>
          <table:table-cell office:value="1" office:value-type="float"/>
          <table:table-cell office:value="1" office:value-type="float"/>
          <table:table-cell office:value="0.92" office:value-type="float"/>
          <table:table-cell office:value="0.93" office:value-type="float"/>
        </table:table-row>
        <table:table-row>
          <table:table-cell office:value-type="string">
            <text:p>behavior_first_report_v4</text:p>
          </table:table-cell>
          <table:table-cell office:value-type="string">
            <text:p>llama3.1-70b</text:p>
          </table:table-cell>
          <table:table-cell office:value-type="string">
            <text:p>Labyrinth</text:p>
          </table:table-cell>
          <table:table-cell office:value-type="string">
            <text:p>L</text:p>
          </table:table-cell>
          <table:table-cell office:value="1" office:value-type="float"/>
          <table:table-cell office:value="1" office:value-type="float"/>
          <table:table-cell office:value="0.92" office:value-type="float"/>
          <table:table-cell office:value="0.92" office:value-type="float"/>
        </table:table-row>
        <table:table-row>
          <table:table-cell office:value-type="string">
            <text:p>behavior_second_report_v1</text:p>
          </table:table-cell>
          <table:table-cell office:value-type="string">
            <text:p>llama3.1-70b</text:p>
          </table:table-cell>
          <table:table-cell office:value-type="string">
            <text:p>Labyrinth</text:p>
          </table:table-cell>
          <table:table-cell office:value-type="string">
            <text:p>L</text:p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behavior_second_report_v2</text:p>
          </table:table-cell>
          <table:table-cell office:value-type="string">
            <text:p>llama3.1-70b</text:p>
          </table:table-cell>
          <table:table-cell office:value-type="string">
            <text:p>Labyrinth</text:p>
          </table:table-cell>
          <table:table-cell office:value-type="string">
            <text:p>L</text:p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behavior_second_report_v3</text:p>
          </table:table-cell>
          <table:table-cell office:value-type="string">
            <text:p>llama3.1-70b</text:p>
          </table:table-cell>
          <table:table-cell office:value-type="string">
            <text:p>Labyrinth</text:p>
          </table:table-cell>
          <table:table-cell office:value-type="string">
            <text:p>L</text:p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behavior_second_report_v4</text:p>
          </table:table-cell>
          <table:table-cell office:value-type="string">
            <text:p>llama3.1-70b</text:p>
          </table:table-cell>
          <table:table-cell office:value-type="string">
            <text:p>Labyrinth</text:p>
          </table:table-cell>
          <table:table-cell office:value-type="string">
            <text:p>L</text:p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behavior_second_report_v5</text:p>
          </table:table-cell>
          <table:table-cell office:value-type="string">
            <text:p>llama3.1-70b</text:p>
          </table:table-cell>
          <table:table-cell office:value-type="string">
            <text:p>Labyrinth</text:p>
          </table:table-cell>
          <table:table-cell office:value-type="string">
            <text:p>L</text:p>
          </table:table-cell>
          <table:table-cell office:value="1" office:value-type="float"/>
          <table:table-cell office:value="1" office:value-type="float"/>
          <table:table-cell office:value="0.89" office:value-type="float"/>
          <table:table-cell office:value="0.9" office:value-type="float"/>
        </table:table-row>
        <table:table-row>
          <table:table-cell office:value-type="string">
            <text:p>behavior_second_report_v6</text:p>
          </table:table-cell>
          <table:table-cell office:value-type="string">
            <text:p>llama3.1-70b</text:p>
          </table:table-cell>
          <table:table-cell office:value-type="string">
            <text:p>Labyrinth</text:p>
          </table:table-cell>
          <table:table-cell office:value-type="string">
            <text:p>L</text:p>
          </table:table-cell>
          <table:table-cell office:value="1" office:value-type="float"/>
          <table:table-cell office:value="1" office:value-type="float"/>
          <table:table-cell office:value="0.72" office:value-type="float"/>
          <table:table-cell office:value="0.75" office:value-type="float"/>
        </table:table-row>
        <table:table-row>
          <table:table-cell office:value-type="string">
            <text:p>behavior_second_report_v6</text:p>
          </table:table-cell>
          <table:table-cell office:value-type="string">
            <text:p>llama3.1-70b</text:p>
          </table:table-cell>
          <table:table-cell office:value-type="string">
            <text:p>Labyrinth</text:p>
          </table:table-cell>
          <table:table-cell office:value-type="string">
            <text:p>L</text:p>
          </table:table-cell>
          <table:table-cell office:value="1" office:value-type="float"/>
          <table:table-cell office:value="1" office:value-type="float"/>
          <table:table-cell office:value="0.75" office:value-type="float"/>
          <table:table-cell office:value="0.77" office:value-type="float"/>
        </table:table-row>
        <table:table-row>
          <table:table-cell office:value-type="string">
            <text:p>behavior_first_report_v1</text:p>
          </table:table-cell>
          <table:table-cell office:value-type="string">
            <text:p>llama3.1-70b</text:p>
          </table:table-cell>
          <table:table-cell office:value-type="string">
            <text:p>Maximal Clique Problem</text:p>
          </table:table-cell>
          <table:table-cell office:value-type="string">
            <text:p>MCP</text:p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behavior_first_report_v3</text:p>
          </table:table-cell>
          <table:table-cell office:value-type="string">
            <text:p>llama3.1-70b</text:p>
          </table:table-cell>
          <table:table-cell office:value-type="string">
            <text:p>Maximal Clique Problem</text:p>
          </table:table-cell>
          <table:table-cell office:value-type="string">
            <text:p>MCP</text:p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behavior_first_report_v4</text:p>
          </table:table-cell>
          <table:table-cell office:value-type="string">
            <text:p>llama3.1-70b</text:p>
          </table:table-cell>
          <table:table-cell office:value-type="string">
            <text:p>Maximal Clique Problem</text:p>
          </table:table-cell>
          <table:table-cell office:value-type="string">
            <text:p>MCP</text:p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behavior_second_report_v1</text:p>
          </table:table-cell>
          <table:table-cell office:value-type="string">
            <text:p>llama3.1-70b</text:p>
          </table:table-cell>
          <table:table-cell office:value-type="string">
            <text:p>Maximal Clique Problem</text:p>
          </table:table-cell>
          <table:table-cell office:value-type="string">
            <text:p>MCP</text:p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behavior_second_report_v2</text:p>
          </table:table-cell>
          <table:table-cell office:value-type="string">
            <text:p>llama3.1-70b</text:p>
          </table:table-cell>
          <table:table-cell office:value-type="string">
            <text:p>Maximal Clique Problem</text:p>
          </table:table-cell>
          <table:table-cell office:value-type="string">
            <text:p>MCP</text:p>
          </table:table-cell>
          <table:table-cell office:value="0.99" office:value-type="float"/>
          <table:table-cell office:value="0.99" office:value-type="float"/>
          <table:table-cell office:value="1" office:value-type="float"/>
          <table:table-cell office:value="0.99" office:value-type="float"/>
        </table:table-row>
        <table:table-row>
          <table:table-cell office:value-type="string">
            <text:p>behavior_second_report_v3</text:p>
          </table:table-cell>
          <table:table-cell office:value-type="string">
            <text:p>llama3.1-70b</text:p>
          </table:table-cell>
          <table:table-cell office:value-type="string">
            <text:p>Maximal Clique Problem</text:p>
          </table:table-cell>
          <table:table-cell office:value-type="string">
            <text:p>MCP</text:p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behavior_second_report_v4</text:p>
          </table:table-cell>
          <table:table-cell office:value-type="string">
            <text:p>llama3.1-70b</text:p>
          </table:table-cell>
          <table:table-cell office:value-type="string">
            <text:p>Maximal Clique Problem</text:p>
          </table:table-cell>
          <table:table-cell office:value-type="string">
            <text:p>MCP</text:p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behavior_second_report_v5</text:p>
          </table:table-cell>
          <table:table-cell office:value-type="string">
            <text:p>llama3.1-70b</text:p>
          </table:table-cell>
          <table:table-cell office:value-type="string">
            <text:p>Maximal Clique Problem</text:p>
          </table:table-cell>
          <table:table-cell office:value-type="string">
            <text:p>MCP</text:p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behavior_second_report_v6</text:p>
          </table:table-cell>
          <table:table-cell office:value-type="string">
            <text:p>llama3.1-70b</text:p>
          </table:table-cell>
          <table:table-cell office:value-type="string">
            <text:p>Maximal Clique Problem</text:p>
          </table:table-cell>
          <table:table-cell office:value-type="string">
            <text:p>MCP</text:p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behavior_second_report_v6</text:p>
          </table:table-cell>
          <table:table-cell office:value-type="string">
            <text:p>llama3.1-70b</text:p>
          </table:table-cell>
          <table:table-cell office:value-type="string">
            <text:p>Maximal Clique Problem</text:p>
          </table:table-cell>
          <table:table-cell office:value-type="string">
            <text:p>MCP</text:p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behavior_first_report_v1</text:p>
          </table:table-cell>
          <table:table-cell office:value-type="string">
            <text:p>llama3.1-70b</text:p>
          </table:table-cell>
          <table:table-cell office:value-type="string">
            <text:p>Nomystery</text:p>
          </table:table-cell>
          <table:table-cell office:value-type="string">
            <text:p>NM</text:p>
          </table:table-cell>
          <table:table-cell office:value="0.99" office:value-type="float"/>
          <table:table-cell office:value="0.99" office:value-type="float"/>
          <table:table-cell office:value="0.99" office:value-type="float"/>
          <table:table-cell office:value="0.99" office:value-type="float"/>
        </table:table-row>
        <table:table-row>
          <table:table-cell office:value-type="string">
            <text:p>behavior_first_report_v3</text:p>
          </table:table-cell>
          <table:table-cell office:value-type="string">
            <text:p>llama3.1-70b</text:p>
          </table:table-cell>
          <table:table-cell office:value-type="string">
            <text:p>Nomystery</text:p>
          </table:table-cell>
          <table:table-cell office:value-type="string">
            <text:p>NM</text:p>
          </table:table-cell>
          <table:table-cell office:value="0.99" office:value-type="float"/>
          <table:table-cell office:value="0.99" office:value-type="float"/>
          <table:table-cell office:value="0.99" office:value-type="float"/>
          <table:table-cell office:value="0.99" office:value-type="float"/>
        </table:table-row>
        <table:table-row>
          <table:table-cell office:value-type="string">
            <text:p>behavior_first_report_v4</text:p>
          </table:table-cell>
          <table:table-cell office:value-type="string">
            <text:p>llama3.1-70b</text:p>
          </table:table-cell>
          <table:table-cell office:value-type="string">
            <text:p>Nomystery</text:p>
          </table:table-cell>
          <table:table-cell office:value-type="string">
            <text:p>NM</text:p>
          </table:table-cell>
          <table:table-cell office:value="0.99" office:value-type="float"/>
          <table:table-cell office:value="0.99" office:value-type="float"/>
          <table:table-cell office:value="0.99" office:value-type="float"/>
          <table:table-cell office:value="0.99" office:value-type="float"/>
        </table:table-row>
        <table:table-row>
          <table:table-cell office:value-type="string">
            <text:p>behavior_second_report_v1</text:p>
          </table:table-cell>
          <table:table-cell office:value-type="string">
            <text:p>llama3.1-70b</text:p>
          </table:table-cell>
          <table:table-cell office:value-type="string">
            <text:p>Nomystery</text:p>
          </table:table-cell>
          <table:table-cell office:value-type="string">
            <text:p>NM</text:p>
          </table:table-cell>
          <table:table-cell office:value="0.99" office:value-type="float"/>
          <table:table-cell office:value="0.99" office:value-type="float"/>
          <table:table-cell office:value="0.99" office:value-type="float"/>
          <table:table-cell office:value="0.99" office:value-type="float"/>
        </table:table-row>
        <table:table-row>
          <table:table-cell office:value-type="string">
            <text:p>behavior_second_report_v2</text:p>
          </table:table-cell>
          <table:table-cell office:value-type="string">
            <text:p>llama3.1-70b</text:p>
          </table:table-cell>
          <table:table-cell office:value-type="string">
            <text:p>Nomystery</text:p>
          </table:table-cell>
          <table:table-cell office:value-type="string">
            <text:p>NM</text:p>
          </table:table-cell>
          <table:table-cell office:value="0.99" office:value-type="float"/>
          <table:table-cell office:value="0.99" office:value-type="float"/>
          <table:table-cell office:value="0.99" office:value-type="float"/>
          <table:table-cell office:value="0.99" office:value-type="float"/>
        </table:table-row>
        <table:table-row>
          <table:table-cell office:value-type="string">
            <text:p>behavior_second_report_v3</text:p>
          </table:table-cell>
          <table:table-cell office:value-type="string">
            <text:p>llama3.1-70b</text:p>
          </table:table-cell>
          <table:table-cell office:value-type="string">
            <text:p>Nomystery</text:p>
          </table:table-cell>
          <table:table-cell office:value-type="string">
            <text:p>NM</text:p>
          </table:table-cell>
          <table:table-cell office:value="0.99" office:value-type="float"/>
          <table:table-cell office:value="0.99" office:value-type="float"/>
          <table:table-cell office:value="0.99" office:value-type="float"/>
          <table:table-cell office:value="0.99" office:value-type="float"/>
        </table:table-row>
        <table:table-row>
          <table:table-cell office:value-type="string">
            <text:p>behavior_second_report_v4</text:p>
          </table:table-cell>
          <table:table-cell office:value-type="string">
            <text:p>llama3.1-70b</text:p>
          </table:table-cell>
          <table:table-cell office:value-type="string">
            <text:p>Nomystery</text:p>
          </table:table-cell>
          <table:table-cell office:value-type="string">
            <text:p>NM</text:p>
          </table:table-cell>
          <table:table-cell office:value="0.99" office:value-type="float"/>
          <table:table-cell office:value="0.99" office:value-type="float"/>
          <table:table-cell office:value="0.99" office:value-type="float"/>
          <table:table-cell office:value="0.99" office:value-type="float"/>
        </table:table-row>
        <table:table-row>
          <table:table-cell office:value-type="string">
            <text:p>behavior_second_report_v5</text:p>
          </table:table-cell>
          <table:table-cell office:value-type="string">
            <text:p>llama3.1-70b</text:p>
          </table:table-cell>
          <table:table-cell office:value-type="string">
            <text:p>Nomystery</text:p>
          </table:table-cell>
          <table:table-cell office:value-type="string">
            <text:p>NM</text:p>
          </table:table-cell>
          <table:table-cell office:value="0.99" office:value-type="float"/>
          <table:table-cell office:value="0.99" office:value-type="float"/>
          <table:table-cell office:value="0.99" office:value-type="float"/>
          <table:table-cell office:value="0.99" office:value-type="float"/>
        </table:table-row>
        <table:table-row>
          <table:table-cell office:value-type="string">
            <text:p>behavior_second_report_v6</text:p>
          </table:table-cell>
          <table:table-cell office:value-type="string">
            <text:p>llama3.1-70b</text:p>
          </table:table-cell>
          <table:table-cell office:value-type="string">
            <text:p>Nomystery</text:p>
          </table:table-cell>
          <table:table-cell office:value-type="string">
            <text:p>NM</text:p>
          </table:table-cell>
          <table:table-cell office:value="0.98" office:value-type="float"/>
          <table:table-cell office:value="0.98" office:value-type="float"/>
          <table:table-cell office:value="0.98" office:value-type="float"/>
          <table:table-cell office:value="0.98" office:value-type="float"/>
        </table:table-row>
        <table:table-row>
          <table:table-cell office:value-type="string">
            <text:p>behavior_second_report_v6</text:p>
          </table:table-cell>
          <table:table-cell office:value-type="string">
            <text:p>llama3.1-70b</text:p>
          </table:table-cell>
          <table:table-cell office:value-type="string">
            <text:p>Nomystery</text:p>
          </table:table-cell>
          <table:table-cell office:value-type="string">
            <text:p>NM</text:p>
          </table:table-cell>
          <table:table-cell office:value="0.99" office:value-type="float"/>
          <table:table-cell office:value="0.99" office:value-type="float"/>
          <table:table-cell office:value="0.99" office:value-type="float"/>
          <table:table-cell office:value="0.99" office:value-type="float"/>
        </table:table-row>
        <table:table-row>
          <table:table-cell office:value-type="string">
            <text:p>behavior_first_report_v1</text:p>
          </table:table-cell>
          <table:table-cell office:value-type="string">
            <text:p>llama3.1-70b</text:p>
          </table:table-cell>
          <table:table-cell office:value-type="string">
            <text:p>Partner Units</text:p>
          </table:table-cell>
          <table:table-cell office:value-type="string">
            <text:p>PU</text:p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behavior_first_report_v3</text:p>
          </table:table-cell>
          <table:table-cell office:value-type="string">
            <text:p>llama3.1-70b</text:p>
          </table:table-cell>
          <table:table-cell office:value-type="string">
            <text:p>Partner Units</text:p>
          </table:table-cell>
          <table:table-cell office:value-type="string">
            <text:p>PU</text:p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behavior_first_report_v4</text:p>
          </table:table-cell>
          <table:table-cell office:value-type="string">
            <text:p>llama3.1-70b</text:p>
          </table:table-cell>
          <table:table-cell office:value-type="string">
            <text:p>Partner Units</text:p>
          </table:table-cell>
          <table:table-cell office:value-type="string">
            <text:p>PU</text:p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behavior_second_report_v1</text:p>
          </table:table-cell>
          <table:table-cell office:value-type="string">
            <text:p>llama3.1-70b</text:p>
          </table:table-cell>
          <table:table-cell office:value-type="string">
            <text:p>Partner Units</text:p>
          </table:table-cell>
          <table:table-cell office:value-type="string">
            <text:p>PU</text:p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behavior_second_report_v2</text:p>
          </table:table-cell>
          <table:table-cell office:value-type="string">
            <text:p>llama3.1-70b</text:p>
          </table:table-cell>
          <table:table-cell office:value-type="string">
            <text:p>Partner Units</text:p>
          </table:table-cell>
          <table:table-cell office:value-type="string">
            <text:p>PU</text:p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behavior_second_report_v3</text:p>
          </table:table-cell>
          <table:table-cell office:value-type="string">
            <text:p>llama3.1-70b</text:p>
          </table:table-cell>
          <table:table-cell office:value-type="string">
            <text:p>Partner Units</text:p>
          </table:table-cell>
          <table:table-cell office:value-type="string">
            <text:p>PU</text:p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behavior_second_report_v4</text:p>
          </table:table-cell>
          <table:table-cell office:value-type="string">
            <text:p>llama3.1-70b</text:p>
          </table:table-cell>
          <table:table-cell office:value-type="string">
            <text:p>Partner Units</text:p>
          </table:table-cell>
          <table:table-cell office:value-type="string">
            <text:p>PU</text:p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behavior_second_report_v5</text:p>
          </table:table-cell>
          <table:table-cell office:value-type="string">
            <text:p>llama3.1-70b</text:p>
          </table:table-cell>
          <table:table-cell office:value-type="string">
            <text:p>Partner Units</text:p>
          </table:table-cell>
          <table:table-cell office:value-type="string">
            <text:p>PU</text:p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behavior_second_report_v6</text:p>
          </table:table-cell>
          <table:table-cell office:value-type="string">
            <text:p>llama3.1-70b</text:p>
          </table:table-cell>
          <table:table-cell office:value-type="string">
            <text:p>Partner Units</text:p>
          </table:table-cell>
          <table:table-cell office:value-type="string">
            <text:p>PU</text:p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behavior_second_report_v6</text:p>
          </table:table-cell>
          <table:table-cell office:value-type="string">
            <text:p>llama3.1-70b</text:p>
          </table:table-cell>
          <table:table-cell office:value-type="string">
            <text:p>Partner Units</text:p>
          </table:table-cell>
          <table:table-cell office:value-type="string">
            <text:p>PU</text:p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behavior_first_report_v1</text:p>
          </table:table-cell>
          <table:table-cell office:value-type="string">
            <text:p>llama3.1-70b</text:p>
          </table:table-cell>
          <table:table-cell office:value-type="string">
            <text:p>Permutation Pattern Matching</text:p>
          </table:table-cell>
          <table:table-cell office:value-type="string">
            <text:p>PPM</text:p>
          </table:table-cell>
          <table:table-cell office:value="0.98" office:value-type="float"/>
          <table:table-cell office:value="0.98" office:value-type="float"/>
          <table:table-cell office:value="0.98" office:value-type="float"/>
          <table:table-cell office:value="0.98" office:value-type="float"/>
        </table:table-row>
        <table:table-row>
          <table:table-cell office:value-type="string">
            <text:p>behavior_first_report_v3</text:p>
          </table:table-cell>
          <table:table-cell office:value-type="string">
            <text:p>llama3.1-70b</text:p>
          </table:table-cell>
          <table:table-cell office:value-type="string">
            <text:p>Permutation Pattern Matching</text:p>
          </table:table-cell>
          <table:table-cell office:value-type="string">
            <text:p>PPM</text:p>
          </table:table-cell>
          <table:table-cell office:value="0.95" office:value-type="float"/>
          <table:table-cell office:value="0.95" office:value-type="float"/>
          <table:table-cell office:value="0.95" office:value-type="float"/>
          <table:table-cell office:value="0.95" office:value-type="float"/>
        </table:table-row>
        <table:table-row>
          <table:table-cell office:value-type="string">
            <text:p>behavior_first_report_v4</text:p>
          </table:table-cell>
          <table:table-cell office:value-type="string">
            <text:p>llama3.1-70b</text:p>
          </table:table-cell>
          <table:table-cell office:value-type="string">
            <text:p>Permutation Pattern Matching</text:p>
          </table:table-cell>
          <table:table-cell office:value-type="string">
            <text:p>PPM</text:p>
          </table:table-cell>
          <table:table-cell office:value="0.96" office:value-type="float"/>
          <table:table-cell office:value="0.96" office:value-type="float"/>
          <table:table-cell office:value="0.98" office:value-type="float"/>
          <table:table-cell office:value="0.97" office:value-type="float"/>
        </table:table-row>
        <table:table-row>
          <table:table-cell office:value-type="string">
            <text:p>behavior_second_report_v1</text:p>
          </table:table-cell>
          <table:table-cell office:value-type="string">
            <text:p>llama3.1-70b</text:p>
          </table:table-cell>
          <table:table-cell office:value-type="string">
            <text:p>Permutation Pattern Matching</text:p>
          </table:table-cell>
          <table:table-cell office:value-type="string">
            <text:p>PPM</text:p>
          </table:table-cell>
          <table:table-cell office:value="0.91" office:value-type="float"/>
          <table:table-cell office:value="0.91" office:value-type="float"/>
          <table:table-cell office:value="0.96" office:value-type="float"/>
          <table:table-cell office:value="0.93" office:value-type="float"/>
        </table:table-row>
        <table:table-row>
          <table:table-cell office:value-type="string">
            <text:p>behavior_second_report_v2</text:p>
          </table:table-cell>
          <table:table-cell office:value-type="string">
            <text:p>llama3.1-70b</text:p>
          </table:table-cell>
          <table:table-cell office:value-type="string">
            <text:p>Permutation Pattern Matching</text:p>
          </table:table-cell>
          <table:table-cell office:value-type="string">
            <text:p>PPM</text:p>
          </table:table-cell>
          <table:table-cell office:value="0.9" office:value-type="float"/>
          <table:table-cell office:value="0.9" office:value-type="float"/>
          <table:table-cell office:value="0.95" office:value-type="float"/>
          <table:table-cell office:value="0.92" office:value-type="float"/>
        </table:table-row>
        <table:table-row>
          <table:table-cell office:value-type="string">
            <text:p>behavior_second_report_v3</text:p>
          </table:table-cell>
          <table:table-cell office:value-type="string">
            <text:p>llama3.1-70b</text:p>
          </table:table-cell>
          <table:table-cell office:value-type="string">
            <text:p>Permutation Pattern Matching</text:p>
          </table:table-cell>
          <table:table-cell office:value-type="string">
            <text:p>PPM</text:p>
          </table:table-cell>
          <table:table-cell office:value="0.93" office:value-type="float"/>
          <table:table-cell office:value="0.93" office:value-type="float"/>
          <table:table-cell office:value="0.93" office:value-type="float"/>
          <table:table-cell office:value="0.93" office:value-type="float"/>
        </table:table-row>
        <table:table-row>
          <table:table-cell office:value-type="string">
            <text:p>behavior_second_report_v4</text:p>
          </table:table-cell>
          <table:table-cell office:value-type="string">
            <text:p>llama3.1-70b</text:p>
          </table:table-cell>
          <table:table-cell office:value-type="string">
            <text:p>Permutation Pattern Matching</text:p>
          </table:table-cell>
          <table:table-cell office:value-type="string">
            <text:p>PPM</text:p>
          </table:table-cell>
          <table:table-cell office:value="0.94" office:value-type="float"/>
          <table:table-cell office:value="0.94" office:value-type="float"/>
          <table:table-cell office:value="0.96" office:value-type="float"/>
          <table:table-cell office:value="0.94" office:value-type="float"/>
        </table:table-row>
        <table:table-row>
          <table:table-cell office:value-type="string">
            <text:p>behavior_second_report_v5</text:p>
          </table:table-cell>
          <table:table-cell office:value-type="string">
            <text:p>llama3.1-70b</text:p>
          </table:table-cell>
          <table:table-cell office:value-type="string">
            <text:p>Permutation Pattern Matching</text:p>
          </table:table-cell>
          <table:table-cell office:value-type="string">
            <text:p>PPM</text:p>
          </table:table-cell>
          <table:table-cell office:value="0.94" office:value-type="float"/>
          <table:table-cell office:value="0.94" office:value-type="float"/>
          <table:table-cell office:value="0.95" office:value-type="float"/>
          <table:table-cell office:value="0.94" office:value-type="float"/>
        </table:table-row>
        <table:table-row>
          <table:table-cell office:value-type="string">
            <text:p>behavior_second_report_v6</text:p>
          </table:table-cell>
          <table:table-cell office:value-type="string">
            <text:p>llama3.1-70b</text:p>
          </table:table-cell>
          <table:table-cell office:value-type="string">
            <text:p>Permutation Pattern Matching</text:p>
          </table:table-cell>
          <table:table-cell office:value-type="string">
            <text:p>PPM</text:p>
          </table:table-cell>
          <table:table-cell office:value="0.97" office:value-type="float"/>
          <table:table-cell office:value="0.97" office:value-type="float"/>
          <table:table-cell office:value="0.97" office:value-type="float"/>
          <table:table-cell office:value="0.97" office:value-type="float"/>
        </table:table-row>
        <table:table-row>
          <table:table-cell office:value-type="string">
            <text:p>behavior_second_report_v6</text:p>
          </table:table-cell>
          <table:table-cell office:value-type="string">
            <text:p>llama3.1-70b</text:p>
          </table:table-cell>
          <table:table-cell office:value-type="string">
            <text:p>Permutation Pattern Matching</text:p>
          </table:table-cell>
          <table:table-cell office:value-type="string">
            <text:p>PPM</text:p>
          </table:table-cell>
          <table:table-cell office:value="0.97" office:value-type="float"/>
          <table:table-cell office:value="0.97" office:value-type="float"/>
          <table:table-cell office:value="0.99" office:value-type="float"/>
          <table:table-cell office:value="0.98" office:value-type="float"/>
        </table:table-row>
        <table:table-row>
          <table:table-cell office:value-type="string">
            <text:p>behavior_first_report_v1</text:p>
          </table:table-cell>
          <table:table-cell office:value-type="string">
            <text:p>llama3.1-70b</text:p>
          </table:table-cell>
          <table:table-cell office:value-type="string">
            <text:p>Ricochet Robots</text:p>
          </table:table-cell>
          <table:table-cell office:value-type="string">
            <text:p>RR</text:p>
          </table:table-cell>
          <table:table-cell office:value="0.91" office:value-type="float"/>
          <table:table-cell office:value="0.91" office:value-type="float"/>
          <table:table-cell office:value="0.87" office:value-type="float"/>
          <table:table-cell office:value="0.88" office:value-type="float"/>
        </table:table-row>
        <table:table-row>
          <table:table-cell office:value-type="string">
            <text:p>behavior_first_report_v3</text:p>
          </table:table-cell>
          <table:table-cell office:value-type="string">
            <text:p>llama3.1-70b</text:p>
          </table:table-cell>
          <table:table-cell office:value-type="string">
            <text:p>Ricochet Robots</text:p>
          </table:table-cell>
          <table:table-cell office:value-type="string">
            <text:p>RR</text:p>
          </table:table-cell>
          <table:table-cell office:value="0.93" office:value-type="float"/>
          <table:table-cell office:value="0.93" office:value-type="float"/>
          <table:table-cell office:value="0.86" office:value-type="float"/>
          <table:table-cell office:value="0.89" office:value-type="float"/>
        </table:table-row>
        <table:table-row>
          <table:table-cell office:value-type="string">
            <text:p>behavior_first_report_v4</text:p>
          </table:table-cell>
          <table:table-cell office:value-type="string">
            <text:p>llama3.1-70b</text:p>
          </table:table-cell>
          <table:table-cell office:value-type="string">
            <text:p>Ricochet Robots</text:p>
          </table:table-cell>
          <table:table-cell office:value-type="string">
            <text:p>RR</text:p>
          </table:table-cell>
          <table:table-cell office:value="0.9" office:value-type="float"/>
          <table:table-cell office:value="0.9" office:value-type="float"/>
          <table:table-cell office:value="0.81" office:value-type="float"/>
          <table:table-cell office:value="0.84" office:value-type="float"/>
        </table:table-row>
        <table:table-row>
          <table:table-cell office:value-type="string">
            <text:p>behavior_second_report_v1</text:p>
          </table:table-cell>
          <table:table-cell office:value-type="string">
            <text:p>llama3.1-70b</text:p>
          </table:table-cell>
          <table:table-cell office:value-type="string">
            <text:p>Ricochet Robots</text:p>
          </table:table-cell>
          <table:table-cell office:value-type="string">
            <text:p>RR</text:p>
          </table:table-cell>
          <table:table-cell office:value="0.9" office:value-type="float"/>
          <table:table-cell office:value="0.9" office:value-type="float"/>
          <table:table-cell office:value="0.92" office:value-type="float"/>
          <table:table-cell office:value="0.91" office:value-type="float"/>
        </table:table-row>
        <table:table-row>
          <table:table-cell office:value-type="string">
            <text:p>behavior_second_report_v2</text:p>
          </table:table-cell>
          <table:table-cell office:value-type="string">
            <text:p>llama3.1-70b</text:p>
          </table:table-cell>
          <table:table-cell office:value-type="string">
            <text:p>Ricochet Robots</text:p>
          </table:table-cell>
          <table:table-cell office:value-type="string">
            <text:p>RR</text:p>
          </table:table-cell>
          <table:table-cell office:value="0.91" office:value-type="float"/>
          <table:table-cell office:value="0.91" office:value-type="float"/>
          <table:table-cell office:value="0.9" office:value-type="float"/>
          <table:table-cell office:value="0.91" office:value-type="float"/>
        </table:table-row>
        <table:table-row>
          <table:table-cell office:value-type="string">
            <text:p>behavior_second_report_v3</text:p>
          </table:table-cell>
          <table:table-cell office:value-type="string">
            <text:p>llama3.1-70b</text:p>
          </table:table-cell>
          <table:table-cell office:value-type="string">
            <text:p>Ricochet Robots</text:p>
          </table:table-cell>
          <table:table-cell office:value-type="string">
            <text:p>RR</text:p>
          </table:table-cell>
          <table:table-cell office:value="0.93" office:value-type="float"/>
          <table:table-cell office:value="0.93" office:value-type="float"/>
          <table:table-cell office:value="0.92" office:value-type="float"/>
          <table:table-cell office:value="0.92" office:value-type="float"/>
        </table:table-row>
        <table:table-row>
          <table:table-cell office:value-type="string">
            <text:p>behavior_second_report_v4</text:p>
          </table:table-cell>
          <table:table-cell office:value-type="string">
            <text:p>llama3.1-70b</text:p>
          </table:table-cell>
          <table:table-cell office:value-type="string">
            <text:p>Ricochet Robots</text:p>
          </table:table-cell>
          <table:table-cell office:value-type="string">
            <text:p>RR</text:p>
          </table:table-cell>
          <table:table-cell office:value="0.93" office:value-type="float"/>
          <table:table-cell office:value="0.93" office:value-type="float"/>
          <table:table-cell office:value="0.92" office:value-type="float"/>
          <table:table-cell office:value="0.93" office:value-type="float"/>
        </table:table-row>
        <table:table-row>
          <table:table-cell office:value-type="string">
            <text:p>behavior_second_report_v5</text:p>
          </table:table-cell>
          <table:table-cell office:value-type="string">
            <text:p>llama3.1-70b</text:p>
          </table:table-cell>
          <table:table-cell office:value-type="string">
            <text:p>Ricochet Robots</text:p>
          </table:table-cell>
          <table:table-cell office:value-type="string">
            <text:p>RR</text:p>
          </table:table-cell>
          <table:table-cell office:value="0.92" office:value-type="float"/>
          <table:table-cell office:value="0.92" office:value-type="float"/>
          <table:table-cell office:value="0.87" office:value-type="float"/>
          <table:table-cell office:value="0.89" office:value-type="float"/>
        </table:table-row>
        <table:table-row>
          <table:table-cell office:value-type="string">
            <text:p>behavior_second_report_v6</text:p>
          </table:table-cell>
          <table:table-cell office:value-type="string">
            <text:p>llama3.1-70b</text:p>
          </table:table-cell>
          <table:table-cell office:value-type="string">
            <text:p>Ricochet Robots</text:p>
          </table:table-cell>
          <table:table-cell office:value-type="string">
            <text:p>RR</text:p>
          </table:table-cell>
          <table:table-cell office:value="0.91" office:value-type="float"/>
          <table:table-cell office:value="0.91" office:value-type="float"/>
          <table:table-cell office:value="0.83" office:value-type="float"/>
          <table:table-cell office:value="0.86" office:value-type="float"/>
        </table:table-row>
        <table:table-row>
          <table:table-cell office:value-type="string">
            <text:p>behavior_second_report_v6</text:p>
          </table:table-cell>
          <table:table-cell office:value-type="string">
            <text:p>llama3.1-70b</text:p>
          </table:table-cell>
          <table:table-cell office:value-type="string">
            <text:p>Ricochet Robots</text:p>
          </table:table-cell>
          <table:table-cell office:value-type="string">
            <text:p>RR</text:p>
          </table:table-cell>
          <table:table-cell office:value="0.94" office:value-type="float"/>
          <table:table-cell office:value="0.94" office:value-type="float"/>
          <table:table-cell office:value="0.94" office:value-type="float"/>
          <table:table-cell office:value="0.94" office:value-type="float"/>
        </table:table-row>
        <table:table-row>
          <table:table-cell office:value-type="string">
            <text:p>behavior_first_report_v1</text:p>
          </table:table-cell>
          <table:table-cell office:value-type="string">
            <text:p>llama3.1-70b</text:p>
          </table:table-cell>
          <table:table-cell office:value-type="string">
            <text:p>Sokoban</text:p>
          </table:table-cell>
          <table:table-cell office:value-type="string">
            <text:p>S</text:p>
          </table:table-cell>
          <table:table-cell office:value="0.93" office:value-type="float"/>
          <table:table-cell office:value="0.93" office:value-type="float"/>
          <table:table-cell office:value="0.99" office:value-type="float"/>
          <table:table-cell office:value="0.96" office:value-type="float"/>
        </table:table-row>
        <table:table-row>
          <table:table-cell office:value-type="string">
            <text:p>behavior_first_report_v3</text:p>
          </table:table-cell>
          <table:table-cell office:value-type="string">
            <text:p>llama3.1-70b</text:p>
          </table:table-cell>
          <table:table-cell office:value-type="string">
            <text:p>Sokoban</text:p>
          </table:table-cell>
          <table:table-cell office:value-type="string">
            <text:p>S</text:p>
          </table:table-cell>
          <table:table-cell office:value="0.93" office:value-type="float"/>
          <table:table-cell office:value="0.93" office:value-type="float"/>
          <table:table-cell office:value="1" office:value-type="float"/>
          <table:table-cell office:value="0.96" office:value-type="float"/>
        </table:table-row>
        <table:table-row>
          <table:table-cell office:value-type="string">
            <text:p>behavior_first_report_v4</text:p>
          </table:table-cell>
          <table:table-cell office:value-type="string">
            <text:p>llama3.1-70b</text:p>
          </table:table-cell>
          <table:table-cell office:value-type="string">
            <text:p>Sokoban</text:p>
          </table:table-cell>
          <table:table-cell office:value-type="string">
            <text:p>S</text:p>
          </table:table-cell>
          <table:table-cell office:value="0.93" office:value-type="float"/>
          <table:table-cell office:value="0.93" office:value-type="float"/>
          <table:table-cell office:value="1" office:value-type="float"/>
          <table:table-cell office:value="0.96" office:value-type="float"/>
        </table:table-row>
        <table:table-row>
          <table:table-cell office:value-type="string">
            <text:p>behavior_second_report_v1</text:p>
          </table:table-cell>
          <table:table-cell office:value-type="string">
            <text:p>llama3.1-70b</text:p>
          </table:table-cell>
          <table:table-cell office:value-type="string">
            <text:p>Sokoban</text:p>
          </table:table-cell>
          <table:table-cell office:value-type="string">
            <text:p>S</text:p>
          </table:table-cell>
          <table:table-cell office:value="0.93" office:value-type="float"/>
          <table:table-cell office:value="0.93" office:value-type="float"/>
          <table:table-cell office:value="1" office:value-type="float"/>
          <table:table-cell office:value="0.96" office:value-type="float"/>
        </table:table-row>
        <table:table-row>
          <table:table-cell office:value-type="string">
            <text:p>behavior_second_report_v2</text:p>
          </table:table-cell>
          <table:table-cell office:value-type="string">
            <text:p>llama3.1-70b</text:p>
          </table:table-cell>
          <table:table-cell office:value-type="string">
            <text:p>Sokoban</text:p>
          </table:table-cell>
          <table:table-cell office:value-type="string">
            <text:p>S</text:p>
          </table:table-cell>
          <table:table-cell office:value="0.93" office:value-type="float"/>
          <table:table-cell office:value="0.93" office:value-type="float"/>
          <table:table-cell office:value="1" office:value-type="float"/>
          <table:table-cell office:value="0.96" office:value-type="float"/>
        </table:table-row>
        <table:table-row>
          <table:table-cell office:value-type="string">
            <text:p>behavior_second_report_v3</text:p>
          </table:table-cell>
          <table:table-cell office:value-type="string">
            <text:p>llama3.1-70b</text:p>
          </table:table-cell>
          <table:table-cell office:value-type="string">
            <text:p>Sokoban</text:p>
          </table:table-cell>
          <table:table-cell office:value-type="string">
            <text:p>S</text:p>
          </table:table-cell>
          <table:table-cell office:value="0.93" office:value-type="float"/>
          <table:table-cell office:value="0.93" office:value-type="float"/>
          <table:table-cell office:value="0.99" office:value-type="float"/>
          <table:table-cell office:value="0.96" office:value-type="float"/>
        </table:table-row>
        <table:table-row>
          <table:table-cell office:value-type="string">
            <text:p>behavior_second_report_v4</text:p>
          </table:table-cell>
          <table:table-cell office:value-type="string">
            <text:p>llama3.1-70b</text:p>
          </table:table-cell>
          <table:table-cell office:value-type="string">
            <text:p>Sokoban</text:p>
          </table:table-cell>
          <table:table-cell office:value-type="string">
            <text:p>S</text:p>
          </table:table-cell>
          <table:table-cell office:value="0.93" office:value-type="float"/>
          <table:table-cell office:value="0.93" office:value-type="float"/>
          <table:table-cell office:value="1" office:value-type="float"/>
          <table:table-cell office:value="0.96" office:value-type="float"/>
        </table:table-row>
        <table:table-row>
          <table:table-cell office:value-type="string">
            <text:p>behavior_second_report_v5</text:p>
          </table:table-cell>
          <table:table-cell office:value-type="string">
            <text:p>llama3.1-70b</text:p>
          </table:table-cell>
          <table:table-cell office:value-type="string">
            <text:p>Sokoban</text:p>
          </table:table-cell>
          <table:table-cell office:value-type="string">
            <text:p>S</text:p>
          </table:table-cell>
          <table:table-cell office:value="0.93" office:value-type="float"/>
          <table:table-cell office:value="0.93" office:value-type="float"/>
          <table:table-cell office:value="0.99" office:value-type="float"/>
          <table:table-cell office:value="0.96" office:value-type="float"/>
        </table:table-row>
        <table:table-row>
          <table:table-cell office:value-type="string">
            <text:p>behavior_second_report_v6</text:p>
          </table:table-cell>
          <table:table-cell office:value-type="string">
            <text:p>llama3.1-70b</text:p>
          </table:table-cell>
          <table:table-cell office:value-type="string">
            <text:p>Sokoban</text:p>
          </table:table-cell>
          <table:table-cell office:value-type="string">
            <text:p>S</text:p>
          </table:table-cell>
          <table:table-cell office:value="0.93" office:value-type="float"/>
          <table:table-cell office:value="0.93" office:value-type="float"/>
          <table:table-cell office:value="0.99" office:value-type="float"/>
          <table:table-cell office:value="0.96" office:value-type="float"/>
        </table:table-row>
        <table:table-row>
          <table:table-cell office:value-type="string">
            <text:p>behavior_second_report_v6</text:p>
          </table:table-cell>
          <table:table-cell office:value-type="string">
            <text:p>llama3.1-70b</text:p>
          </table:table-cell>
          <table:table-cell office:value-type="string">
            <text:p>Sokoban</text:p>
          </table:table-cell>
          <table:table-cell office:value-type="string">
            <text:p>S</text:p>
          </table:table-cell>
          <table:table-cell office:value="0.93" office:value-type="float"/>
          <table:table-cell office:value="0.93" office:value-type="float"/>
          <table:table-cell office:value="1" office:value-type="float"/>
          <table:table-cell office:value="0.96" office:value-type="float"/>
        </table:table-row>
        <table:table-row>
          <table:table-cell office:value-type="string">
            <text:p>behavior_first_report_v1</text:p>
          </table:table-cell>
          <table:table-cell office:value-type="string">
            <text:p>llama3.1-70b</text:p>
          </table:table-cell>
          <table:table-cell office:value-type="string">
            <text:p>Stable Marriage</text:p>
          </table:table-cell>
          <table:table-cell office:value-type="string">
            <text:p>SM</text:p>
          </table:table-cell>
          <table:table-cell office:value="0.95" office:value-type="float"/>
          <table:table-cell office:value="0.95" office:value-type="float"/>
          <table:table-cell office:value="0.92" office:value-type="float"/>
          <table:table-cell office:value="0.93" office:value-type="float"/>
        </table:table-row>
        <table:table-row>
          <table:table-cell office:value-type="string">
            <text:p>behavior_first_report_v3</text:p>
          </table:table-cell>
          <table:table-cell office:value-type="string">
            <text:p>llama3.1-70b</text:p>
          </table:table-cell>
          <table:table-cell office:value-type="string">
            <text:p>Stable Marriage</text:p>
          </table:table-cell>
          <table:table-cell office:value-type="string">
            <text:p>SM</text:p>
          </table:table-cell>
          <table:table-cell office:value="0.97" office:value-type="float"/>
          <table:table-cell office:value="0.97" office:value-type="float"/>
          <table:table-cell office:value="0.95" office:value-type="float"/>
          <table:table-cell office:value="0.96" office:value-type="float"/>
        </table:table-row>
        <table:table-row>
          <table:table-cell office:value-type="string">
            <text:p>behavior_first_report_v4</text:p>
          </table:table-cell>
          <table:table-cell office:value-type="string">
            <text:p>llama3.1-70b</text:p>
          </table:table-cell>
          <table:table-cell office:value-type="string">
            <text:p>Stable Marriage</text:p>
          </table:table-cell>
          <table:table-cell office:value-type="string">
            <text:p>SM</text:p>
          </table:table-cell>
          <table:table-cell office:value="0.97" office:value-type="float"/>
          <table:table-cell office:value="0.97" office:value-type="float"/>
          <table:table-cell office:value="0.92" office:value-type="float"/>
          <table:table-cell office:value="0.94" office:value-type="float"/>
        </table:table-row>
        <table:table-row>
          <table:table-cell office:value-type="string">
            <text:p>behavior_second_report_v1</text:p>
          </table:table-cell>
          <table:table-cell office:value-type="string">
            <text:p>llama3.1-70b</text:p>
          </table:table-cell>
          <table:table-cell office:value-type="string">
            <text:p>Stable Marriage</text:p>
          </table:table-cell>
          <table:table-cell office:value-type="string">
            <text:p>SM</text:p>
          </table:table-cell>
          <table:table-cell office:value="0.97" office:value-type="float"/>
          <table:table-cell office:value="0.97" office:value-type="float"/>
          <table:table-cell office:value="0.95" office:value-type="float"/>
          <table:table-cell office:value="0.96" office:value-type="float"/>
        </table:table-row>
        <table:table-row>
          <table:table-cell office:value-type="string">
            <text:p>behavior_second_report_v2</text:p>
          </table:table-cell>
          <table:table-cell office:value-type="string">
            <text:p>llama3.1-70b</text:p>
          </table:table-cell>
          <table:table-cell office:value-type="string">
            <text:p>Stable Marriage</text:p>
          </table:table-cell>
          <table:table-cell office:value-type="string">
            <text:p>SM</text:p>
          </table:table-cell>
          <table:table-cell office:value="0.97" office:value-type="float"/>
          <table:table-cell office:value="0.97" office:value-type="float"/>
          <table:table-cell office:value="0.95" office:value-type="float"/>
          <table:table-cell office:value="0.96" office:value-type="float"/>
        </table:table-row>
        <table:table-row>
          <table:table-cell office:value-type="string">
            <text:p>behavior_second_report_v3</text:p>
          </table:table-cell>
          <table:table-cell office:value-type="string">
            <text:p>llama3.1-70b</text:p>
          </table:table-cell>
          <table:table-cell office:value-type="string">
            <text:p>Stable Marriage</text:p>
          </table:table-cell>
          <table:table-cell office:value-type="string">
            <text:p>SM</text:p>
          </table:table-cell>
          <table:table-cell office:value="0.98" office:value-type="float"/>
          <table:table-cell office:value="0.98" office:value-type="float"/>
          <table:table-cell office:value="0.95" office:value-type="float"/>
          <table:table-cell office:value="0.97" office:value-type="float"/>
        </table:table-row>
        <table:table-row>
          <table:table-cell office:value-type="string">
            <text:p>behavior_second_report_v4</text:p>
          </table:table-cell>
          <table:table-cell office:value-type="string">
            <text:p>llama3.1-70b</text:p>
          </table:table-cell>
          <table:table-cell office:value-type="string">
            <text:p>Stable Marriage</text:p>
          </table:table-cell>
          <table:table-cell office:value-type="string">
            <text:p>SM</text:p>
          </table:table-cell>
          <table:table-cell office:value="0.99" office:value-type="float"/>
          <table:table-cell office:value="0.99" office:value-type="float"/>
          <table:table-cell office:value="0.93" office:value-type="float"/>
          <table:table-cell office:value="0.96" office:value-type="float"/>
        </table:table-row>
        <table:table-row>
          <table:table-cell office:value-type="string">
            <text:p>behavior_second_report_v5</text:p>
          </table:table-cell>
          <table:table-cell office:value-type="string">
            <text:p>llama3.1-70b</text:p>
          </table:table-cell>
          <table:table-cell office:value-type="string">
            <text:p>Stable Marriage</text:p>
          </table:table-cell>
          <table:table-cell office:value-type="string">
            <text:p>SM</text:p>
          </table:table-cell>
          <table:table-cell office:value="0.98" office:value-type="float"/>
          <table:table-cell office:value="0.98" office:value-type="float"/>
          <table:table-cell office:value="0.95" office:value-type="float"/>
          <table:table-cell office:value="0.96" office:value-type="float"/>
        </table:table-row>
        <table:table-row>
          <table:table-cell office:value-type="string">
            <text:p>behavior_second_report_v6</text:p>
          </table:table-cell>
          <table:table-cell office:value-type="string">
            <text:p>llama3.1-70b</text:p>
          </table:table-cell>
          <table:table-cell office:value-type="string">
            <text:p>Stable Marriage</text:p>
          </table:table-cell>
          <table:table-cell office:value-type="string">
            <text:p>SM</text:p>
          </table:table-cell>
          <table:table-cell office:value="0.98" office:value-type="float"/>
          <table:table-cell office:value="0.98" office:value-type="float"/>
          <table:table-cell office:value="0.92" office:value-type="float"/>
          <table:table-cell office:value="0.95" office:value-type="float"/>
        </table:table-row>
        <table:table-row>
          <table:table-cell office:value-type="string">
            <text:p>behavior_second_report_v6</text:p>
          </table:table-cell>
          <table:table-cell office:value-type="string">
            <text:p>llama3.1-70b</text:p>
          </table:table-cell>
          <table:table-cell office:value-type="string">
            <text:p>Stable Marriage</text:p>
          </table:table-cell>
          <table:table-cell office:value-type="string">
            <text:p>SM</text:p>
          </table:table-cell>
          <table:table-cell office:value="0.98" office:value-type="float"/>
          <table:table-cell office:value="0.98" office:value-type="float"/>
          <table:table-cell office:value="0.93" office:value-type="float"/>
          <table:table-cell office:value="0.95" office:value-type="float"/>
        </table:table-row>
        <table:table-row>
          <table:table-cell office:value-type="string">
            <text:p>behavior_first_report_v1</text:p>
          </table:table-cell>
          <table:table-cell office:value-type="string">
            <text:p>llama3.1-70b</text:p>
          </table:table-cell>
          <table:table-cell office:value-type="string">
            <text:p>Valves Location Problem</text:p>
          </table:table-cell>
          <table:table-cell office:value-type="string">
            <text:p>VLP</text:p>
          </table:table-cell>
          <table:table-cell office:value="0.88" office:value-type="float"/>
          <table:table-cell office:value="0.88" office:value-type="float"/>
          <table:table-cell office:value="0.93" office:value-type="float"/>
          <table:table-cell office:value="0.9" office:value-type="float"/>
        </table:table-row>
        <table:table-row>
          <table:table-cell office:value-type="string">
            <text:p>behavior_first_report_v3</text:p>
          </table:table-cell>
          <table:table-cell office:value-type="string">
            <text:p>llama3.1-70b</text:p>
          </table:table-cell>
          <table:table-cell office:value-type="string">
            <text:p>Valves Location Problem</text:p>
          </table:table-cell>
          <table:table-cell office:value-type="string">
            <text:p>VLP</text:p>
          </table:table-cell>
          <table:table-cell office:value="0.9" office:value-type="float"/>
          <table:table-cell office:value="0.9" office:value-type="float"/>
          <table:table-cell office:value="0.96" office:value-type="float"/>
          <table:table-cell office:value="0.93" office:value-type="float"/>
        </table:table-row>
        <table:table-row>
          <table:table-cell office:value-type="string">
            <text:p>behavior_first_report_v4</text:p>
          </table:table-cell>
          <table:table-cell office:value-type="string">
            <text:p>llama3.1-70b</text:p>
          </table:table-cell>
          <table:table-cell office:value-type="string">
            <text:p>Valves Location Problem</text:p>
          </table:table-cell>
          <table:table-cell office:value-type="string">
            <text:p>VLP</text:p>
          </table:table-cell>
          <table:table-cell office:value="0.9" office:value-type="float"/>
          <table:table-cell office:value="0.9" office:value-type="float"/>
          <table:table-cell office:value="0.94" office:value-type="float"/>
          <table:table-cell office:value="0.92" office:value-type="float"/>
        </table:table-row>
        <table:table-row>
          <table:table-cell office:value-type="string">
            <text:p>behavior_second_report_v1</text:p>
          </table:table-cell>
          <table:table-cell office:value-type="string">
            <text:p>llama3.1-70b</text:p>
          </table:table-cell>
          <table:table-cell office:value-type="string">
            <text:p>Valves Location Problem</text:p>
          </table:table-cell>
          <table:table-cell office:value-type="string">
            <text:p>VLP</text:p>
          </table:table-cell>
          <table:table-cell office:value="0.95" office:value-type="float"/>
          <table:table-cell office:value="0.95" office:value-type="float"/>
          <table:table-cell office:value="0.96" office:value-type="float"/>
          <table:table-cell office:value="0.95" office:value-type="float"/>
        </table:table-row>
        <table:table-row>
          <table:table-cell office:value-type="string">
            <text:p>behavior_second_report_v2</text:p>
          </table:table-cell>
          <table:table-cell office:value-type="string">
            <text:p>llama3.1-70b</text:p>
          </table:table-cell>
          <table:table-cell office:value-type="string">
            <text:p>Valves Location Problem</text:p>
          </table:table-cell>
          <table:table-cell office:value-type="string">
            <text:p>VLP</text:p>
          </table:table-cell>
          <table:table-cell office:value="0.91" office:value-type="float"/>
          <table:table-cell office:value="0.91" office:value-type="float"/>
          <table:table-cell office:value="0.94" office:value-type="float"/>
          <table:table-cell office:value="0.92" office:value-type="float"/>
        </table:table-row>
        <table:table-row>
          <table:table-cell office:value-type="string">
            <text:p>behavior_second_report_v3</text:p>
          </table:table-cell>
          <table:table-cell office:value-type="string">
            <text:p>llama3.1-70b</text:p>
          </table:table-cell>
          <table:table-cell office:value-type="string">
            <text:p>Valves Location Problem</text:p>
          </table:table-cell>
          <table:table-cell office:value-type="string">
            <text:p>VLP</text:p>
          </table:table-cell>
          <table:table-cell office:value="0.95" office:value-type="float"/>
          <table:table-cell office:value="0.95" office:value-type="float"/>
          <table:table-cell office:value="0.95" office:value-type="float"/>
          <table:table-cell office:value="0.95" office:value-type="float"/>
        </table:table-row>
        <table:table-row>
          <table:table-cell office:value-type="string">
            <text:p>behavior_second_report_v4</text:p>
          </table:table-cell>
          <table:table-cell office:value-type="string">
            <text:p>llama3.1-70b</text:p>
          </table:table-cell>
          <table:table-cell office:value-type="string">
            <text:p>Valves Location Problem</text:p>
          </table:table-cell>
          <table:table-cell office:value-type="string">
            <text:p>VLP</text:p>
          </table:table-cell>
          <table:table-cell office:value="0.96" office:value-type="float"/>
          <table:table-cell office:value="0.96" office:value-type="float"/>
          <table:table-cell office:value="0.95" office:value-type="float"/>
          <table:table-cell office:value="0.95" office:value-type="float"/>
        </table:table-row>
        <table:table-row>
          <table:table-cell office:value-type="string">
            <text:p>behavior_second_report_v5</text:p>
          </table:table-cell>
          <table:table-cell office:value-type="string">
            <text:p>llama3.1-70b</text:p>
          </table:table-cell>
          <table:table-cell office:value-type="string">
            <text:p>Valves Location Problem</text:p>
          </table:table-cell>
          <table:table-cell office:value-type="string">
            <text:p>VLP</text:p>
          </table:table-cell>
          <table:table-cell office:value="0.92" office:value-type="float"/>
          <table:table-cell office:value="0.92" office:value-type="float"/>
          <table:table-cell office:value="0.96" office:value-type="float"/>
          <table:table-cell office:value="0.94" office:value-type="float"/>
        </table:table-row>
        <table:table-row>
          <table:table-cell office:value-type="string">
            <text:p>behavior_second_report_v6</text:p>
          </table:table-cell>
          <table:table-cell office:value-type="string">
            <text:p>llama3.1-70b</text:p>
          </table:table-cell>
          <table:table-cell office:value-type="string">
            <text:p>Valves Location Problem</text:p>
          </table:table-cell>
          <table:table-cell office:value-type="string">
            <text:p>VLP</text:p>
          </table:table-cell>
          <table:table-cell office:value="0.94" office:value-type="float"/>
          <table:table-cell office:value="0.94" office:value-type="float"/>
          <table:table-cell office:value="0.95" office:value-type="float"/>
          <table:table-cell office:value="0.94" office:value-type="float"/>
        </table:table-row>
        <table:table-row>
          <table:table-cell office:value-type="string">
            <text:p>behavior_second_report_v6</text:p>
          </table:table-cell>
          <table:table-cell office:value-type="string">
            <text:p>llama3.1-70b</text:p>
          </table:table-cell>
          <table:table-cell office:value-type="string">
            <text:p>Valves Location Problem</text:p>
          </table:table-cell>
          <table:table-cell office:value-type="string">
            <text:p>VLP</text:p>
          </table:table-cell>
          <table:table-cell office:value="0.92" office:value-type="float"/>
          <table:table-cell office:value="0.92" office:value-type="float"/>
          <table:table-cell office:value="0.99" office:value-type="float"/>
          <table:table-cell office:value="0.95" office:value-type="float"/>
        </table:table-row>
        <table:table-row>
          <table:table-cell office:value-type="string">
            <text:p>behavior_first_report_v2</text:p>
          </table:table-cell>
          <table:table-cell office:value-type="string">
            <text:p>llama3.1-70b</text:p>
          </table:table-cell>
          <table:table-cell office:value-type="string">
            <text:p>Connected Maximum-density Still Life</text:p>
          </table:table-cell>
          <table:table-cell office:value-type="string">
            <text:p>CMSL</text:p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behavior_first_report_v2</text:p>
          </table:table-cell>
          <table:table-cell office:value-type="string">
            <text:p>llama3.1-70b</text:p>
          </table:table-cell>
          <table:table-cell office:value-type="string">
            <text:p>Crossing Minimization</text:p>
          </table:table-cell>
          <table:table-cell office:value-type="string">
            <text:p>CM</text:p>
          </table:table-cell>
          <table:table-cell office:value="0.89" office:value-type="float"/>
          <table:table-cell office:value="0.89" office:value-type="float"/>
          <table:table-cell office:value="0.89" office:value-type="float"/>
          <table:table-cell office:value="0.89" office:value-type="float"/>
        </table:table-row>
        <table:table-row>
          <table:table-cell office:value-type="string">
            <text:p>behavior_first_report_v2</text:p>
          </table:table-cell>
          <table:table-cell office:value-type="string">
            <text:p>llama3.1-70b</text:p>
          </table:table-cell>
          <table:table-cell office:value-type="string">
            <text:p>Graceful Graphs</text:p>
          </table:table-cell>
          <table:table-cell office:value-type="string">
            <text:p>GG</text:p>
          </table:table-cell>
          <table:table-cell office:value="1" office:value-type="float"/>
          <table:table-cell office:value="1" office:value-type="float"/>
          <table:table-cell office:value="0.98" office:value-type="float"/>
          <table:table-cell office:value="0.98" office:value-type="float"/>
        </table:table-row>
        <table:table-row>
          <table:table-cell office:value-type="string">
            <text:p>behavior_first_report_v2</text:p>
          </table:table-cell>
          <table:table-cell office:value-type="string">
            <text:p>llama3.1-70b</text:p>
          </table:table-cell>
          <table:table-cell office:value-type="string">
            <text:p>Incremental Scheduling</text:p>
          </table:table-cell>
          <table:table-cell office:value-type="string">
            <text:p>IS</text:p>
          </table:table-cell>
          <table:table-cell office:value="0.85" office:value-type="float"/>
          <table:table-cell office:value="0.85" office:value-type="float"/>
          <table:table-cell office:value="0.97" office:value-type="float"/>
          <table:table-cell office:value="0.9" office:value-type="float"/>
        </table:table-row>
        <table:table-row>
          <table:table-cell office:value-type="string">
            <text:p>behavior_first_report_v2</text:p>
          </table:table-cell>
          <table:table-cell office:value-type="string">
            <text:p>llama3.1-70b</text:p>
          </table:table-cell>
          <table:table-cell office:value-type="string">
            <text:p>Knight Tour</text:p>
          </table:table-cell>
          <table:table-cell office:value-type="string">
            <text:p>KT</text:p>
          </table:table-cell>
          <table:table-cell office:value="1" office:value-type="float"/>
          <table:table-cell office:value="1" office:value-type="float"/>
          <table:table-cell office:value="0.99" office:value-type="float"/>
          <table:table-cell office:value="0.99" office:value-type="float"/>
        </table:table-row>
        <table:table-row>
          <table:table-cell office:value-type="string">
            <text:p>behavior_first_report_v2</text:p>
          </table:table-cell>
          <table:table-cell office:value-type="string">
            <text:p>llama3.1-70b</text:p>
          </table:table-cell>
          <table:table-cell office:value-type="string">
            <text:p>Knight Tour With Holes</text:p>
          </table:table-cell>
          <table:table-cell office:value-type="string">
            <text:p>KTWH</text:p>
          </table:table-cell>
          <table:table-cell office:value="1" office:value-type="float"/>
          <table:table-cell office:value="1" office:value-type="float"/>
          <table:table-cell office:value="0.82" office:value-type="float"/>
          <table:table-cell office:value="0.88" office:value-type="float"/>
        </table:table-row>
        <table:table-row>
          <table:table-cell office:value-type="string">
            <text:p>behavior_first_report_v2</text:p>
          </table:table-cell>
          <table:table-cell office:value-type="string">
            <text:p>llama3.1-70b</text:p>
          </table:table-cell>
          <table:table-cell office:value-type="string">
            <text:p>Maximal Clique Problem</text:p>
          </table:table-cell>
          <table:table-cell office:value-type="string">
            <text:p>MCP</text:p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behavior_first_report_v2</text:p>
          </table:table-cell>
          <table:table-cell office:value-type="string">
            <text:p>llama3.1-70b</text:p>
          </table:table-cell>
          <table:table-cell office:value-type="string">
            <text:p>Nomystery</text:p>
          </table:table-cell>
          <table:table-cell office:value-type="string">
            <text:p>NM</text:p>
          </table:table-cell>
          <table:table-cell office:value="0.99" office:value-type="float"/>
          <table:table-cell office:value="0.99" office:value-type="float"/>
          <table:table-cell office:value="0.99" office:value-type="float"/>
          <table:table-cell office:value="0.99" office:value-type="float"/>
        </table:table-row>
        <table:table-row>
          <table:table-cell office:value-type="string">
            <text:p>behavior_first_report_v2</text:p>
          </table:table-cell>
          <table:table-cell office:value-type="string">
            <text:p>llama3.1-70b</text:p>
          </table:table-cell>
          <table:table-cell office:value-type="string">
            <text:p>Partner Units</text:p>
          </table:table-cell>
          <table:table-cell office:value-type="string">
            <text:p>PU</text:p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behavior_first_report_v2</text:p>
          </table:table-cell>
          <table:table-cell office:value-type="string">
            <text:p>llama3.1-70b</text:p>
          </table:table-cell>
          <table:table-cell office:value-type="string">
            <text:p>Permutation Pattern Matching</text:p>
          </table:table-cell>
          <table:table-cell office:value-type="string">
            <text:p>PPM</text:p>
          </table:table-cell>
          <table:table-cell office:value="0.96" office:value-type="float"/>
          <table:table-cell office:value="0.96" office:value-type="float"/>
          <table:table-cell office:value="0.97" office:value-type="float"/>
          <table:table-cell office:value="0.96" office:value-type="float"/>
        </table:table-row>
        <table:table-row>
          <table:table-cell office:value-type="string">
            <text:p>behavior_first_report_v2</text:p>
          </table:table-cell>
          <table:table-cell office:value-type="string">
            <text:p>llama3.1-70b</text:p>
          </table:table-cell>
          <table:table-cell office:value-type="string">
            <text:p>Ricochet Robots</text:p>
          </table:table-cell>
          <table:table-cell office:value-type="string">
            <text:p>RR</text:p>
          </table:table-cell>
          <table:table-cell office:value="0.9" office:value-type="float"/>
          <table:table-cell office:value="0.9" office:value-type="float"/>
          <table:table-cell office:value="0.87" office:value-type="float"/>
          <table:table-cell office:value="0.88" office:value-type="float"/>
        </table:table-row>
        <table:table-row>
          <table:table-cell office:value-type="string">
            <text:p>behavior_first_report_v2</text:p>
          </table:table-cell>
          <table:table-cell office:value-type="string">
            <text:p>llama3.1-70b</text:p>
          </table:table-cell>
          <table:table-cell office:value-type="string">
            <text:p>Sokoban</text:p>
          </table:table-cell>
          <table:table-cell office:value-type="string">
            <text:p>S</text:p>
          </table:table-cell>
          <table:table-cell office:value="0.93" office:value-type="float"/>
          <table:table-cell office:value="0.93" office:value-type="float"/>
          <table:table-cell office:value="1" office:value-type="float"/>
          <table:table-cell office:value="0.96" office:value-type="float"/>
        </table:table-row>
        <table:table-row>
          <table:table-cell office:value-type="string">
            <text:p>behavior_first_report_v2</text:p>
          </table:table-cell>
          <table:table-cell office:value-type="string">
            <text:p>llama3.1-70b</text:p>
          </table:table-cell>
          <table:table-cell office:value-type="string">
            <text:p>Graph Colouring</text:p>
          </table:table-cell>
          <table:table-cell office:value-type="string">
            <text:p>GC</text:p>
          </table:table-cell>
          <table:table-cell office:value="0.97" office:value-type="float"/>
          <table:table-cell office:value="0.97" office:value-type="float"/>
          <table:table-cell office:value="1" office:value-type="float"/>
          <table:table-cell office:value="0.98" office:value-type="float"/>
        </table:table-row>
        <table:table-row>
          <table:table-cell office:value-type="string">
            <text:p>behavior_first_report_v2</text:p>
          </table:table-cell>
          <table:table-cell office:value-type="string">
            <text:p>llama3.1-70b</text:p>
          </table:table-cell>
          <table:table-cell office:value-type="string">
            <text:p>Valves Location Problem</text:p>
          </table:table-cell>
          <table:table-cell office:value-type="string">
            <text:p>VLP</text:p>
          </table:table-cell>
          <table:table-cell office:value="0.9" office:value-type="float"/>
          <table:table-cell office:value="0.9" office:value-type="float"/>
          <table:table-cell office:value="0.94" office:value-type="float"/>
          <table:table-cell office:value="0.92" office:value-type="float"/>
        </table:table-row>
        <table:table-row>
          <table:table-cell office:value-type="string">
            <text:p>behavior_first_report_v2</text:p>
          </table:table-cell>
          <table:table-cell office:value-type="string">
            <text:p>llama3.1-70b</text:p>
          </table:table-cell>
          <table:table-cell office:value-type="string">
            <text:p>Labyrinth</text:p>
          </table:table-cell>
          <table:table-cell office:value-type="string">
            <text:p>L</text:p>
          </table:table-cell>
          <table:table-cell office:value="1" office:value-type="float"/>
          <table:table-cell office:value="1" office:value-type="float"/>
          <table:table-cell office:value="0.96" office:value-type="float"/>
          <table:table-cell office:value="0.98" office:value-type="float"/>
        </table:table-row>
        <table:table-row>
          <table:table-cell office:value-type="string">
            <text:p>behavior_first_report_v2</text:p>
          </table:table-cell>
          <table:table-cell office:value-type="string">
            <text:p>llama3.1-70b</text:p>
          </table:table-cell>
          <table:table-cell office:value-type="string">
            <text:p>Stable Marriage</text:p>
          </table:table-cell>
          <table:table-cell office:value-type="string">
            <text:p>SM</text:p>
          </table:table-cell>
          <table:table-cell office:value="0.97" office:value-type="float"/>
          <table:table-cell office:value="0.97" office:value-type="float"/>
          <table:table-cell office:value="0.96" office:value-type="float"/>
          <table:table-cell office:value="0.96" office:value-type="float"/>
        </table:table-row>
      </table:table>
      <table:table table:name="no-llmasp"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BEHAVIOR FILE</text:p>
          </table:table-cell>
          <table:table-cell office:value-type="string">
            <text:p>MODEL</text:p>
          </table:table-cell>
          <table:table-cell office:value-type="string">
            <text:p>Problem Name</text:p>
          </table:table-cell>
          <table:table-cell office:value-type="string">
            <text:p>Short Name</text:p>
          </table:table-cell>
          <table:table-cell office:value-type="string">
            <text:p>Accuracy</text:p>
          </table:table-cell>
          <table:table-cell office:value-type="string">
            <text:p>Precision</text:p>
          </table:table-cell>
          <table:table-cell office:value-type="string">
            <text:p>Recall</text:p>
          </table:table-cell>
          <table:table-cell office:value-type="string">
            <text:p>F1 Score</text:p>
          </table:table-cell>
        </table:table-row>
        <table:table-row>
          <table:table-cell office:value-type="string">
            <text:p>Description and format info</text:p>
          </table:table-cell>
          <table:table-cell office:value-type="string">
            <text:p>llama3.1-70b</text:p>
          </table:table-cell>
          <table:table-cell office:value-type="string">
            <text:p>Connected Maximum-density Still Life</text:p>
          </table:table-cell>
          <table:table-cell office:value-type="string">
            <text:p>CMSL</text:p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Description info</text:p>
          </table:table-cell>
          <table:table-cell office:value-type="string">
            <text:p>llama3.1-70b</text:p>
          </table:table-cell>
          <table:table-cell office:value-type="string">
            <text:p>Connected Maximum-density Still Life</text:p>
          </table:table-cell>
          <table:table-cell office:value-type="string">
            <text:p>CMSL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Format info</text:p>
          </table:table-cell>
          <table:table-cell office:value-type="string">
            <text:p>llama3.1-70b</text:p>
          </table:table-cell>
          <table:table-cell office:value-type="string">
            <text:p>Connected Maximum-density Still Life</text:p>
          </table:table-cell>
          <table:table-cell office:value-type="string">
            <text:p>CMSL</text:p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No info</text:p>
          </table:table-cell>
          <table:table-cell office:value-type="string">
            <text:p>llama3.1-70b</text:p>
          </table:table-cell>
          <table:table-cell office:value-type="string">
            <text:p>Connected Maximum-density Still Life</text:p>
          </table:table-cell>
          <table:table-cell office:value-type="string">
            <text:p>CMSL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Description and format info</text:p>
          </table:table-cell>
          <table:table-cell office:value-type="string">
            <text:p>llama3.1-70b</text:p>
          </table:table-cell>
          <table:table-cell office:value-type="string">
            <text:p>Crossing Minimization</text:p>
          </table:table-cell>
          <table:table-cell office:value-type="string">
            <text:p>CM</text:p>
          </table:table-cell>
          <table:table-cell office:value="0.97" office:value-type="float"/>
          <table:table-cell office:value="0.97" office:value-type="float"/>
          <table:table-cell office:value="0.97" office:value-type="float"/>
          <table:table-cell office:value="0.97" office:value-type="float"/>
        </table:table-row>
        <table:table-row>
          <table:table-cell office:value-type="string">
            <text:p>Description info</text:p>
          </table:table-cell>
          <table:table-cell office:value-type="string">
            <text:p>llama3.1-70b</text:p>
          </table:table-cell>
          <table:table-cell office:value-type="string">
            <text:p>Crossing Minimization</text:p>
          </table:table-cell>
          <table:table-cell office:value-type="string">
            <text:p>CM</text:p>
          </table:table-cell>
          <table:table-cell office:value="0.09" office:value-type="float"/>
          <table:table-cell office:value="0.09" office:value-type="float"/>
          <table:table-cell office:value="0.05" office:value-type="float"/>
          <table:table-cell office:value="0.06" office:value-type="float"/>
        </table:table-row>
        <table:table-row>
          <table:table-cell office:value-type="string">
            <text:p>Format info</text:p>
          </table:table-cell>
          <table:table-cell office:value-type="string">
            <text:p>llama3.1-70b</text:p>
          </table:table-cell>
          <table:table-cell office:value-type="string">
            <text:p>Crossing Minimization</text:p>
          </table:table-cell>
          <table:table-cell office:value-type="string">
            <text:p>CM</text:p>
          </table:table-cell>
          <table:table-cell office:value="0.97" office:value-type="float"/>
          <table:table-cell office:value="0.97" office:value-type="float"/>
          <table:table-cell office:value="0.99" office:value-type="float"/>
          <table:table-cell office:value="0.98" office:value-type="float"/>
        </table:table-row>
        <table:table-row>
          <table:table-cell office:value-type="string">
            <text:p>No info</text:p>
          </table:table-cell>
          <table:table-cell office:value-type="string">
            <text:p>llama3.1-70b</text:p>
          </table:table-cell>
          <table:table-cell office:value-type="string">
            <text:p>Crossing Minimization</text:p>
          </table:table-cell>
          <table:table-cell office:value-type="string">
            <text:p>CM</text:p>
          </table:table-cell>
          <table:table-cell office:value="0.06" office:value-type="float"/>
          <table:table-cell office:value="0.06" office:value-type="float"/>
          <table:table-cell office:value="0.04" office:value-type="float"/>
          <table:table-cell office:value="0.04" office:value-type="float"/>
        </table:table-row>
        <table:table-row>
          <table:table-cell office:value-type="string">
            <text:p>Description and format info</text:p>
          </table:table-cell>
          <table:table-cell office:value-type="string">
            <text:p>llama3.1-70b</text:p>
          </table:table-cell>
          <table:table-cell office:value-type="string">
            <text:p>Graceful Graphs</text:p>
          </table:table-cell>
          <table:table-cell office:value-type="string">
            <text:p>GG</text:p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Description info</text:p>
          </table:table-cell>
          <table:table-cell office:value-type="string">
            <text:p>llama3.1-70b</text:p>
          </table:table-cell>
          <table:table-cell office:value-type="string">
            <text:p>Graceful Graphs</text:p>
          </table:table-cell>
          <table:table-cell office:value-type="string">
            <text:p>GG</text:p>
          </table:table-cell>
          <table:table-cell office:value="0.73" office:value-type="float"/>
          <table:table-cell office:value="0.73" office:value-type="float"/>
          <table:table-cell office:value="0.98" office:value-type="float"/>
          <table:table-cell office:value="0.8" office:value-type="float"/>
        </table:table-row>
        <table:table-row>
          <table:table-cell office:value-type="string">
            <text:p>Format info</text:p>
          </table:table-cell>
          <table:table-cell office:value-type="string">
            <text:p>llama3.1-70b</text:p>
          </table:table-cell>
          <table:table-cell office:value-type="string">
            <text:p>Graceful Graphs</text:p>
          </table:table-cell>
          <table:table-cell office:value-type="string">
            <text:p>GG</text:p>
          </table:table-cell>
          <table:table-cell office:value="1" office:value-type="float"/>
          <table:table-cell office:value="1" office:value-type="float"/>
          <table:table-cell office:value="0.98" office:value-type="float"/>
          <table:table-cell office:value="0.98" office:value-type="float"/>
        </table:table-row>
        <table:table-row>
          <table:table-cell office:value-type="string">
            <text:p>No info</text:p>
          </table:table-cell>
          <table:table-cell office:value-type="string">
            <text:p>llama3.1-70b</text:p>
          </table:table-cell>
          <table:table-cell office:value-type="string">
            <text:p>Graceful Graphs</text:p>
          </table:table-cell>
          <table:table-cell office:value-type="string">
            <text:p>GG</text:p>
          </table:table-cell>
          <table:table-cell office:value="0.31" office:value-type="float"/>
          <table:table-cell office:value="0.31" office:value-type="float"/>
          <table:table-cell office:value="0.42" office:value-type="float"/>
          <table:table-cell office:value="0.35" office:value-type="float"/>
        </table:table-row>
        <table:table-row>
          <table:table-cell office:value-type="string">
            <text:p>Description and format info</text:p>
          </table:table-cell>
          <table:table-cell office:value-type="string">
            <text:p>llama3.1-70b</text:p>
          </table:table-cell>
          <table:table-cell office:value-type="string">
            <text:p>Graph Colouring</text:p>
          </table:table-cell>
          <table:table-cell office:value-type="string">
            <text:p>GC</text:p>
          </table:table-cell>
          <table:table-cell office:value="0.96" office:value-type="float"/>
          <table:table-cell office:value="0.96" office:value-type="float"/>
          <table:table-cell office:value="0.97" office:value-type="float"/>
          <table:table-cell office:value="0.96" office:value-type="float"/>
        </table:table-row>
        <table:table-row>
          <table:table-cell office:value-type="string">
            <text:p>Description info</text:p>
          </table:table-cell>
          <table:table-cell office:value-type="string">
            <text:p>llama3.1-70b</text:p>
          </table:table-cell>
          <table:table-cell office:value-type="string">
            <text:p>Graph Colouring</text:p>
          </table:table-cell>
          <table:table-cell office:value-type="string">
            <text:p>GC</text:p>
          </table:table-cell>
          <table:table-cell office:value="0.11" office:value-type="float"/>
          <table:table-cell office:value="0.11" office:value-type="float"/>
          <table:table-cell office:value="0.08" office:value-type="float"/>
          <table:table-cell office:value="0.09" office:value-type="float"/>
        </table:table-row>
        <table:table-row>
          <table:table-cell office:value-type="string">
            <text:p>Format info</text:p>
          </table:table-cell>
          <table:table-cell office:value-type="string">
            <text:p>llama3.1-70b</text:p>
          </table:table-cell>
          <table:table-cell office:value-type="string">
            <text:p>Graph Colouring</text:p>
          </table:table-cell>
          <table:table-cell office:value-type="string">
            <text:p>GC</text:p>
          </table:table-cell>
          <table:table-cell office:value="0.91" office:value-type="float"/>
          <table:table-cell office:value="0.91" office:value-type="float"/>
          <table:table-cell office:value="0.98" office:value-type="float"/>
          <table:table-cell office:value="0.94" office:value-type="float"/>
        </table:table-row>
        <table:table-row>
          <table:table-cell office:value-type="string">
            <text:p>No info</text:p>
          </table:table-cell>
          <table:table-cell office:value-type="string">
            <text:p>llama3.1-70b</text:p>
          </table:table-cell>
          <table:table-cell office:value-type="string">
            <text:p>Graph Colouring</text:p>
          </table:table-cell>
          <table:table-cell office:value-type="string">
            <text:p>GC</text:p>
          </table:table-cell>
          <table:table-cell office:value="0.09" office:value-type="float"/>
          <table:table-cell office:value="0.09" office:value-type="float"/>
          <table:table-cell office:value="0.09" office:value-type="float"/>
          <table:table-cell office:value="0.09" office:value-type="float"/>
        </table:table-row>
        <table:table-row>
          <table:table-cell office:value-type="string">
            <text:p>Description and format info</text:p>
          </table:table-cell>
          <table:table-cell office:value-type="string">
            <text:p>llama3.1-70b</text:p>
          </table:table-cell>
          <table:table-cell office:value-type="string">
            <text:p>Incremental Scheduling</text:p>
          </table:table-cell>
          <table:table-cell office:value-type="string">
            <text:p>IS</text:p>
          </table:table-cell>
          <table:table-cell office:value="0.97" office:value-type="float"/>
          <table:table-cell office:value="0.97" office:value-type="float"/>
          <table:table-cell office:value="0.88" office:value-type="float"/>
          <table:table-cell office:value="0.92" office:value-type="float"/>
        </table:table-row>
        <table:table-row>
          <table:table-cell office:value-type="string">
            <text:p>Description info</text:p>
          </table:table-cell>
          <table:table-cell office:value-type="string">
            <text:p>llama3.1-70b</text:p>
          </table:table-cell>
          <table:table-cell office:value-type="string">
            <text:p>Incremental Scheduling</text:p>
          </table:table-cell>
          <table:table-cell office:value-type="string">
            <text:p>IS</text:p>
          </table:table-cell>
          <table:table-cell office:value="0.27" office:value-type="float"/>
          <table:table-cell office:value="0.27" office:value-type="float"/>
          <table:table-cell office:value="0.18" office:value-type="float"/>
          <table:table-cell office:value="0.21" office:value-type="float"/>
        </table:table-row>
        <table:table-row>
          <table:table-cell office:value-type="string">
            <text:p>Format info</text:p>
          </table:table-cell>
          <table:table-cell office:value-type="string">
            <text:p>llama3.1-70b</text:p>
          </table:table-cell>
          <table:table-cell office:value-type="string">
            <text:p>Incremental Scheduling</text:p>
          </table:table-cell>
          <table:table-cell office:value-type="string">
            <text:p>IS</text:p>
          </table:table-cell>
          <table:table-cell office:value="0.91" office:value-type="float"/>
          <table:table-cell office:value="0.91" office:value-type="float"/>
          <table:table-cell office:value="0.85" office:value-type="float"/>
          <table:table-cell office:value="0.88" office:value-type="float"/>
        </table:table-row>
        <table:table-row>
          <table:table-cell office:value-type="string">
            <text:p>No info</text:p>
          </table:table-cell>
          <table:table-cell office:value-type="string">
            <text:p>llama3.1-70b</text:p>
          </table:table-cell>
          <table:table-cell office:value-type="string">
            <text:p>Incremental Scheduling</text:p>
          </table:table-cell>
          <table:table-cell office:value-type="string">
            <text:p>IS</text:p>
          </table:table-cell>
          <table:table-cell office:value="0.1" office:value-type="float"/>
          <table:table-cell office:value="0.1" office:value-type="float"/>
          <table:table-cell office:value="0.07" office:value-type="float"/>
          <table:table-cell office:value="0.09" office:value-type="float"/>
        </table:table-row>
        <table:table-row>
          <table:table-cell office:value-type="string">
            <text:p>Description and format info</text:p>
          </table:table-cell>
          <table:table-cell office:value-type="string">
            <text:p>llama3.1-70b</text:p>
          </table:table-cell>
          <table:table-cell office:value-type="string">
            <text:p>Knight Tour</text:p>
          </table:table-cell>
          <table:table-cell office:value-type="string">
            <text:p>KT</text:p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Description info</text:p>
          </table:table-cell>
          <table:table-cell office:value-type="string">
            <text:p>llama3.1-70b</text:p>
          </table:table-cell>
          <table:table-cell office:value-type="string">
            <text:p>Knight Tour</text:p>
          </table:table-cell>
          <table:table-cell office:value-type="string">
            <text:p>KT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Format info</text:p>
          </table:table-cell>
          <table:table-cell office:value-type="string">
            <text:p>llama3.1-70b</text:p>
          </table:table-cell>
          <table:table-cell office:value-type="string">
            <text:p>Knight Tour</text:p>
          </table:table-cell>
          <table:table-cell office:value-type="string">
            <text:p>KT</text:p>
          </table:table-cell>
          <table:table-cell office:value="0.74" office:value-type="float"/>
          <table:table-cell office:value="0.74" office:value-type="float"/>
          <table:table-cell office:value="0.87" office:value-type="float"/>
          <table:table-cell office:value="0.78" office:value-type="float"/>
        </table:table-row>
        <table:table-row>
          <table:table-cell office:value-type="string">
            <text:p>No info</text:p>
          </table:table-cell>
          <table:table-cell office:value-type="string">
            <text:p>llama3.1-70b</text:p>
          </table:table-cell>
          <table:table-cell office:value-type="string">
            <text:p>Knight Tour</text:p>
          </table:table-cell>
          <table:table-cell office:value-type="string">
            <text:p>KT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Description and format info</text:p>
          </table:table-cell>
          <table:table-cell office:value-type="string">
            <text:p>llama3.1-70b</text:p>
          </table:table-cell>
          <table:table-cell office:value-type="string">
            <text:p>Knight Tour With Holes</text:p>
          </table:table-cell>
          <table:table-cell office:value-type="string">
            <text:p>KTWH</text:p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Description info</text:p>
          </table:table-cell>
          <table:table-cell office:value-type="string">
            <text:p>llama3.1-70b</text:p>
          </table:table-cell>
          <table:table-cell office:value-type="string">
            <text:p>Knight Tour With Holes</text:p>
          </table:table-cell>
          <table:table-cell office:value-type="string">
            <text:p>KTWH</text:p>
          </table:table-cell>
          <table:table-cell office:value="0.31" office:value-type="float"/>
          <table:table-cell office:value="0.31" office:value-type="float"/>
          <table:table-cell office:value="0.36" office:value-type="float"/>
          <table:table-cell office:value="0.33" office:value-type="float"/>
        </table:table-row>
        <table:table-row>
          <table:table-cell office:value-type="string">
            <text:p>Format info</text:p>
          </table:table-cell>
          <table:table-cell office:value-type="string">
            <text:p>llama3.1-70b</text:p>
          </table:table-cell>
          <table:table-cell office:value-type="string">
            <text:p>Knight Tour With Holes</text:p>
          </table:table-cell>
          <table:table-cell office:value-type="string">
            <text:p>KTWH</text:p>
          </table:table-cell>
          <table:table-cell office:value="0.86" office:value-type="float"/>
          <table:table-cell office:value="0.86" office:value-type="float"/>
          <table:table-cell office:value="0.75" office:value-type="float"/>
          <table:table-cell office:value="0.79" office:value-type="float"/>
        </table:table-row>
        <table:table-row>
          <table:table-cell office:value-type="string">
            <text:p>No info</text:p>
          </table:table-cell>
          <table:table-cell office:value-type="string">
            <text:p>llama3.1-70b</text:p>
          </table:table-cell>
          <table:table-cell office:value-type="string">
            <text:p>Knight Tour With Holes</text:p>
          </table:table-cell>
          <table:table-cell office:value-type="string">
            <text:p>KTWH</text:p>
          </table:table-cell>
          <table:table-cell office:value="0.04" office:value-type="float"/>
          <table:table-cell office:value="0.04" office:value-type="float"/>
          <table:table-cell office:value="0.06" office:value-type="float"/>
          <table:table-cell office:value="0.05" office:value-type="float"/>
        </table:table-row>
        <table:table-row>
          <table:table-cell office:value-type="string">
            <text:p>Description and format info</text:p>
          </table:table-cell>
          <table:table-cell office:value-type="string">
            <text:p>llama3.1-70b</text:p>
          </table:table-cell>
          <table:table-cell office:value-type="string">
            <text:p>Labyrinth</text:p>
          </table:table-cell>
          <table:table-cell office:value-type="string">
            <text:p>L</text:p>
          </table:table-cell>
          <table:table-cell office:value="0.86" office:value-type="float"/>
          <table:table-cell office:value="0.86" office:value-type="float"/>
          <table:table-cell office:value="0.77" office:value-type="float"/>
          <table:table-cell office:value="0.73" office:value-type="float"/>
        </table:table-row>
        <table:table-row>
          <table:table-cell office:value-type="string">
            <text:p>Description info</text:p>
          </table:table-cell>
          <table:table-cell office:value-type="string">
            <text:p>llama3.1-70b</text:p>
          </table:table-cell>
          <table:table-cell office:value-type="string">
            <text:p>Labyrinth</text:p>
          </table:table-cell>
          <table:table-cell office:value-type="string">
            <text:p>L</text:p>
          </table:table-cell>
          <table:table-cell office:value="0.14" office:value-type="float"/>
          <table:table-cell office:value="0.14" office:value-type="float"/>
          <table:table-cell office:value="0.05" office:value-type="float"/>
          <table:table-cell office:value="0.06" office:value-type="float"/>
        </table:table-row>
        <table:table-row>
          <table:table-cell office:value-type="string">
            <text:p>Format info</text:p>
          </table:table-cell>
          <table:table-cell office:value-type="string">
            <text:p>llama3.1-70b</text:p>
          </table:table-cell>
          <table:table-cell office:value-type="string">
            <text:p>Labyrinth</text:p>
          </table:table-cell>
          <table:table-cell office:value-type="string">
            <text:p>L</text:p>
          </table:table-cell>
          <table:table-cell office:value="1" office:value-type="float"/>
          <table:table-cell office:value="1" office:value-type="float"/>
          <table:table-cell office:value="0.17" office:value-type="float"/>
          <table:table-cell office:value="0.29" office:value-type="float"/>
        </table:table-row>
        <table:table-row>
          <table:table-cell office:value-type="string">
            <text:p>No info</text:p>
          </table:table-cell>
          <table:table-cell office:value-type="string">
            <text:p>llama3.1-70b</text:p>
          </table:table-cell>
          <table:table-cell office:value-type="string">
            <text:p>Labyrinth</text:p>
          </table:table-cell>
          <table:table-cell office:value-type="string">
            <text:p>L</text:p>
          </table:table-cell>
          <table:table-cell office:value="0.18" office:value-type="float"/>
          <table:table-cell office:value="0.18" office:value-type="float"/>
          <table:table-cell office:value="0.06" office:value-type="float"/>
          <table:table-cell office:value="0.08" office:value-type="float"/>
        </table:table-row>
        <table:table-row>
          <table:table-cell office:value-type="string">
            <text:p>Description and format info</text:p>
          </table:table-cell>
          <table:table-cell office:value-type="string">
            <text:p>llama3.1-70b</text:p>
          </table:table-cell>
          <table:table-cell office:value-type="string">
            <text:p>Maximal Clique Problem</text:p>
          </table:table-cell>
          <table:table-cell office:value-type="string">
            <text:p>MCP</text:p>
          </table:table-cell>
          <table:table-cell office:value="1" office:value-type="float"/>
          <table:table-cell office:value="1" office:value-type="float"/>
          <table:table-cell office:value="0.99" office:value-type="float"/>
          <table:table-cell office:value="1" office:value-type="float"/>
        </table:table-row>
        <table:table-row>
          <table:table-cell office:value-type="string">
            <text:p>Description info</text:p>
          </table:table-cell>
          <table:table-cell office:value-type="string">
            <text:p>llama3.1-70b</text:p>
          </table:table-cell>
          <table:table-cell office:value-type="string">
            <text:p>Maximal Clique Problem</text:p>
          </table:table-cell>
          <table:table-cell office:value-type="string">
            <text:p>MCP</text:p>
          </table:table-cell>
          <table:table-cell office:value="0.86" office:value-type="float"/>
          <table:table-cell office:value="0.86" office:value-type="float"/>
          <table:table-cell office:value="1" office:value-type="float"/>
          <table:table-cell office:value="0.92" office:value-type="float"/>
        </table:table-row>
        <table:table-row>
          <table:table-cell office:value-type="string">
            <text:p>Format info</text:p>
          </table:table-cell>
          <table:table-cell office:value-type="string">
            <text:p>llama3.1-70b</text:p>
          </table:table-cell>
          <table:table-cell office:value-type="string">
            <text:p>Maximal Clique Problem</text:p>
          </table:table-cell>
          <table:table-cell office:value-type="string">
            <text:p>MCP</text:p>
          </table:table-cell>
          <table:table-cell office:value="0.97" office:value-type="float"/>
          <table:table-cell office:value="0.97" office:value-type="float"/>
          <table:table-cell office:value="1" office:value-type="float"/>
          <table:table-cell office:value="0.98" office:value-type="float"/>
        </table:table-row>
        <table:table-row>
          <table:table-cell office:value-type="string">
            <text:p>No info</text:p>
          </table:table-cell>
          <table:table-cell office:value-type="string">
            <text:p>llama3.1-70b</text:p>
          </table:table-cell>
          <table:table-cell office:value-type="string">
            <text:p>Maximal Clique Problem</text:p>
          </table:table-cell>
          <table:table-cell office:value-type="string">
            <text:p>MCP</text:p>
          </table:table-cell>
          <table:table-cell office:value="0.58" office:value-type="float"/>
          <table:table-cell office:value="0.58" office:value-type="float"/>
          <table:table-cell office:value="0.68" office:value-type="float"/>
          <table:table-cell office:value="0.63" office:value-type="float"/>
        </table:table-row>
        <table:table-row>
          <table:table-cell office:value-type="string">
            <text:p>Description and format info</text:p>
          </table:table-cell>
          <table:table-cell office:value-type="string">
            <text:p>llama3.1-70b</text:p>
          </table:table-cell>
          <table:table-cell office:value-type="string">
            <text:p>Nomystery</text:p>
          </table:table-cell>
          <table:table-cell office:value-type="string">
            <text:p>N</text:p>
          </table:table-cell>
          <table:table-cell office:value="0.99" office:value-type="float"/>
          <table:table-cell office:value="0.99" office:value-type="float"/>
          <table:table-cell office:value="0.85" office:value-type="float"/>
          <table:table-cell office:value="0.91" office:value-type="float"/>
        </table:table-row>
        <table:table-row>
          <table:table-cell office:value-type="string">
            <text:p>Description info</text:p>
          </table:table-cell>
          <table:table-cell office:value-type="string">
            <text:p>llama3.1-70b</text:p>
          </table:table-cell>
          <table:table-cell office:value-type="string">
            <text:p>Nomystery</text:p>
          </table:table-cell>
          <table:table-cell office:value-type="string">
            <text:p>N</text:p>
          </table:table-cell>
          <table:table-cell office:value="0.22" office:value-type="float"/>
          <table:table-cell office:value="0.22" office:value-type="float"/>
          <table:table-cell office:value="0.25" office:value-type="float"/>
          <table:table-cell office:value="0.23" office:value-type="float"/>
        </table:table-row>
        <table:table-row>
          <table:table-cell office:value-type="string">
            <text:p>Format info</text:p>
          </table:table-cell>
          <table:table-cell office:value-type="string">
            <text:p>llama3.1-70b</text:p>
          </table:table-cell>
          <table:table-cell office:value-type="string">
            <text:p>Nomystery</text:p>
          </table:table-cell>
          <table:table-cell office:value-type="string">
            <text:p>N</text:p>
          </table:table-cell>
          <table:table-cell office:value="0.99" office:value-type="float"/>
          <table:table-cell office:value="0.99" office:value-type="float"/>
          <table:table-cell office:value="0.96" office:value-type="float"/>
          <table:table-cell office:value="0.97" office:value-type="float"/>
        </table:table-row>
        <table:table-row>
          <table:table-cell office:value-type="string">
            <text:p>No info</text:p>
          </table:table-cell>
          <table:table-cell office:value-type="string">
            <text:p>llama3.1-70b</text:p>
          </table:table-cell>
          <table:table-cell office:value-type="string">
            <text:p>Nomystery</text:p>
          </table:table-cell>
          <table:table-cell office:value-type="string">
            <text:p>N</text:p>
          </table:table-cell>
          <table:table-cell office:value="0.26" office:value-type="float"/>
          <table:table-cell office:value="0.26" office:value-type="float"/>
          <table:table-cell office:value="0.28" office:value-type="float"/>
          <table:table-cell office:value="0.27" office:value-type="float"/>
        </table:table-row>
        <table:table-row>
          <table:table-cell office:value-type="string">
            <text:p>Description and format info</text:p>
          </table:table-cell>
          <table:table-cell office:value-type="string">
            <text:p>llama3.1-70b</text:p>
          </table:table-cell>
          <table:table-cell office:value-type="string">
            <text:p>Partner Units</text:p>
          </table:table-cell>
          <table:table-cell office:value-type="string">
            <text:p>PU</text:p>
          </table:table-cell>
          <table:table-cell office:value="0.39" office:value-type="float"/>
          <table:table-cell office:value="0.39" office:value-type="float"/>
          <table:table-cell office:value="0.39" office:value-type="float"/>
          <table:table-cell office:value="0.39" office:value-type="float"/>
        </table:table-row>
        <table:table-row>
          <table:table-cell office:value-type="string">
            <text:p>Description info</text:p>
          </table:table-cell>
          <table:table-cell office:value-type="string">
            <text:p>llama3.1-70b</text:p>
          </table:table-cell>
          <table:table-cell office:value-type="string">
            <text:p>Partner Units</text:p>
          </table:table-cell>
          <table:table-cell office:value-type="string">
            <text:p>PU</text:p>
          </table:table-cell>
          <table:table-cell office:value="0.56" office:value-type="float"/>
          <table:table-cell office:value="0.56" office:value-type="float"/>
          <table:table-cell office:value="0.51" office:value-type="float"/>
          <table:table-cell office:value="0.53" office:value-type="float"/>
        </table:table-row>
        <table:table-row>
          <table:table-cell office:value-type="string">
            <text:p>Format info</text:p>
          </table:table-cell>
          <table:table-cell office:value-type="string">
            <text:p>llama3.1-70b</text:p>
          </table:table-cell>
          <table:table-cell office:value-type="string">
            <text:p>Partner Units</text:p>
          </table:table-cell>
          <table:table-cell office:value-type="string">
            <text:p>PU</text:p>
          </table:table-cell>
          <table:table-cell office:value="0.71" office:value-type="float"/>
          <table:table-cell office:value="0.71" office:value-type="float"/>
          <table:table-cell office:value="0.52" office:value-type="float"/>
          <table:table-cell office:value="0.6" office:value-type="float"/>
        </table:table-row>
        <table:table-row>
          <table:table-cell office:value-type="string">
            <text:p>No info</text:p>
          </table:table-cell>
          <table:table-cell office:value-type="string">
            <text:p>llama3.1-70b</text:p>
          </table:table-cell>
          <table:table-cell office:value-type="string">
            <text:p>Partner Units</text:p>
          </table:table-cell>
          <table:table-cell office:value-type="string">
            <text:p>PU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Description and format info</text:p>
          </table:table-cell>
          <table:table-cell office:value-type="string">
            <text:p>llama3.1-70b</text:p>
          </table:table-cell>
          <table:table-cell office:value-type="string">
            <text:p>Permutation Pattern Matching</text:p>
          </table:table-cell>
          <table:table-cell office:value-type="string">
            <text:p>PPM</text:p>
          </table:table-cell>
          <table:table-cell office:value="0.94" office:value-type="float"/>
          <table:table-cell office:value="0.94" office:value-type="float"/>
          <table:table-cell office:value="0.93" office:value-type="float"/>
          <table:table-cell office:value="0.93" office:value-type="float"/>
        </table:table-row>
        <table:table-row>
          <table:table-cell office:value-type="string">
            <text:p>Description info</text:p>
          </table:table-cell>
          <table:table-cell office:value-type="string">
            <text:p>llama3.1-70b</text:p>
          </table:table-cell>
          <table:table-cell office:value-type="string">
            <text:p>Permutation Pattern Matching</text:p>
          </table:table-cell>
          <table:table-cell office:value-type="string">
            <text:p>PPM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Format info</text:p>
          </table:table-cell>
          <table:table-cell office:value-type="string">
            <text:p>llama3.1-70b</text:p>
          </table:table-cell>
          <table:table-cell office:value-type="string">
            <text:p>Permutation Pattern Matching</text:p>
          </table:table-cell>
          <table:table-cell office:value-type="string">
            <text:p>PPM</text:p>
          </table:table-cell>
          <table:table-cell office:value="0.7" office:value-type="float"/>
          <table:table-cell office:value="0.7" office:value-type="float"/>
          <table:table-cell office:value="0.58" office:value-type="float"/>
          <table:table-cell office:value="0.62" office:value-type="float"/>
        </table:table-row>
        <table:table-row>
          <table:table-cell office:value-type="string">
            <text:p>No info</text:p>
          </table:table-cell>
          <table:table-cell office:value-type="string">
            <text:p>llama3.1-70b</text:p>
          </table:table-cell>
          <table:table-cell office:value-type="string">
            <text:p>Permutation Pattern Matching</text:p>
          </table:table-cell>
          <table:table-cell office:value-type="string">
            <text:p>PPM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Description and format info</text:p>
          </table:table-cell>
          <table:table-cell office:value-type="string">
            <text:p>llama3.1-70b</text:p>
          </table:table-cell>
          <table:table-cell office:value-type="string">
            <text:p>Ricochet Robots</text:p>
          </table:table-cell>
          <table:table-cell office:value-type="string">
            <text:p>RR</text:p>
          </table:table-cell>
          <table:table-cell office:value="0.94" office:value-type="float"/>
          <table:table-cell office:value="0.94" office:value-type="float"/>
          <table:table-cell office:value="0.63" office:value-type="float"/>
          <table:table-cell office:value="0.76" office:value-type="float"/>
        </table:table-row>
        <table:table-row>
          <table:table-cell office:value-type="string">
            <text:p>Description info</text:p>
          </table:table-cell>
          <table:table-cell office:value-type="string">
            <text:p>llama3.1-70b</text:p>
          </table:table-cell>
          <table:table-cell office:value-type="string">
            <text:p>Ricochet Robots</text:p>
          </table:table-cell>
          <table:table-cell office:value-type="string">
            <text:p>RR</text:p>
          </table:table-cell>
          <table:table-cell office:value="0.09" office:value-type="float"/>
          <table:table-cell office:value="0.09" office:value-type="float"/>
          <table:table-cell office:value="0.08" office:value-type="float"/>
          <table:table-cell office:value="0.08" office:value-type="float"/>
        </table:table-row>
        <table:table-row>
          <table:table-cell office:value-type="string">
            <text:p>Format info</text:p>
          </table:table-cell>
          <table:table-cell office:value-type="string">
            <text:p>llama3.1-70b</text:p>
          </table:table-cell>
          <table:table-cell office:value-type="string">
            <text:p>Ricochet Robots</text:p>
          </table:table-cell>
          <table:table-cell office:value-type="string">
            <text:p>RR</text:p>
          </table:table-cell>
          <table:table-cell office:value="0.92" office:value-type="float"/>
          <table:table-cell office:value="0.92" office:value-type="float"/>
          <table:table-cell office:value="0.65" office:value-type="float"/>
          <table:table-cell office:value="0.76" office:value-type="float"/>
        </table:table-row>
        <table:table-row>
          <table:table-cell office:value-type="string">
            <text:p>No info</text:p>
          </table:table-cell>
          <table:table-cell office:value-type="string">
            <text:p>llama3.1-70b</text:p>
          </table:table-cell>
          <table:table-cell office:value-type="string">
            <text:p>Ricochet Robots</text:p>
          </table:table-cell>
          <table:table-cell office:value-type="string">
            <text:p>RR</text:p>
          </table:table-cell>
          <table:table-cell office:value="0.07" office:value-type="float"/>
          <table:table-cell office:value="0.07" office:value-type="float"/>
          <table:table-cell office:value="0.07" office:value-type="float"/>
          <table:table-cell office:value="0.07" office:value-type="float"/>
        </table:table-row>
        <table:table-row>
          <table:table-cell office:value-type="string">
            <text:p>Description and format info</text:p>
          </table:table-cell>
          <table:table-cell office:value-type="string">
            <text:p>llama3.1-70b</text:p>
          </table:table-cell>
          <table:table-cell office:value-type="string">
            <text:p>Sokoban</text:p>
          </table:table-cell>
          <table:table-cell office:value-type="string">
            <text:p>S</text:p>
          </table:table-cell>
          <table:table-cell office:value="0.98" office:value-type="float"/>
          <table:table-cell office:value="0.98" office:value-type="float"/>
          <table:table-cell office:value="0.93" office:value-type="float"/>
          <table:table-cell office:value="0.96" office:value-type="float"/>
        </table:table-row>
        <table:table-row>
          <table:table-cell office:value-type="string">
            <text:p>Description info</text:p>
          </table:table-cell>
          <table:table-cell office:value-type="string">
            <text:p>llama3.1-70b</text:p>
          </table:table-cell>
          <table:table-cell office:value-type="string">
            <text:p>Sokoban</text:p>
          </table:table-cell>
          <table:table-cell office:value-type="string">
            <text:p>S</text:p>
          </table:table-cell>
          <table:table-cell office:value="0.1" office:value-type="float"/>
          <table:table-cell office:value="0.1" office:value-type="float"/>
          <table:table-cell office:value="0.09" office:value-type="float"/>
          <table:table-cell office:value="0.1" office:value-type="float"/>
        </table:table-row>
        <table:table-row>
          <table:table-cell office:value-type="string">
            <text:p>Format info</text:p>
          </table:table-cell>
          <table:table-cell office:value-type="string">
            <text:p>llama3.1-70b</text:p>
          </table:table-cell>
          <table:table-cell office:value-type="string">
            <text:p>Sokoban</text:p>
          </table:table-cell>
          <table:table-cell office:value-type="string">
            <text:p>S</text:p>
          </table:table-cell>
          <table:table-cell office:value="0.96" office:value-type="float"/>
          <table:table-cell office:value="0.96" office:value-type="float"/>
          <table:table-cell office:value="0.97" office:value-type="float"/>
          <table:table-cell office:value="0.96" office:value-type="float"/>
        </table:table-row>
        <table:table-row>
          <table:table-cell office:value-type="string">
            <text:p>No info</text:p>
          </table:table-cell>
          <table:table-cell office:value-type="string">
            <text:p>llama3.1-70b</text:p>
          </table:table-cell>
          <table:table-cell office:value-type="string">
            <text:p>Sokoban</text:p>
          </table:table-cell>
          <table:table-cell office:value-type="string">
            <text:p>S</text:p>
          </table:table-cell>
          <table:table-cell office:value="0.19" office:value-type="float"/>
          <table:table-cell office:value="0.19" office:value-type="float"/>
          <table:table-cell office:value="0.17" office:value-type="float"/>
          <table:table-cell office:value="0.18" office:value-type="float"/>
        </table:table-row>
        <table:table-row>
          <table:table-cell office:value-type="string">
            <text:p>Description and format info</text:p>
          </table:table-cell>
          <table:table-cell office:value-type="string">
            <text:p>llama3.1-70b</text:p>
          </table:table-cell>
          <table:table-cell office:value-type="string">
            <text:p>Stable Marriage</text:p>
          </table:table-cell>
          <table:table-cell office:value-type="string">
            <text:p>SM</text:p>
          </table:table-cell>
          <table:table-cell office:value="0.95" office:value-type="float"/>
          <table:table-cell office:value="0.95" office:value-type="float"/>
          <table:table-cell office:value="0.95" office:value-type="float"/>
          <table:table-cell office:value="0.95" office:value-type="float"/>
        </table:table-row>
        <table:table-row>
          <table:table-cell office:value-type="string">
            <text:p>Description info</text:p>
          </table:table-cell>
          <table:table-cell office:value-type="string">
            <text:p>llama3.1-70b</text:p>
          </table:table-cell>
          <table:table-cell office:value-type="string">
            <text:p>Stable Marriage</text:p>
          </table:table-cell>
          <table:table-cell office:value-type="string">
            <text:p>SM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Format info</text:p>
          </table:table-cell>
          <table:table-cell office:value-type="string">
            <text:p>llama3.1-70b</text:p>
          </table:table-cell>
          <table:table-cell office:value-type="string">
            <text:p>Stable Marriage</text:p>
          </table:table-cell>
          <table:table-cell office:value-type="string">
            <text:p>SM</text:p>
          </table:table-cell>
          <table:table-cell office:value="0.94" office:value-type="float"/>
          <table:table-cell office:value="0.94" office:value-type="float"/>
          <table:table-cell office:value="0.95" office:value-type="float"/>
          <table:table-cell office:value="0.94" office:value-type="float"/>
        </table:table-row>
        <table:table-row>
          <table:table-cell office:value-type="string">
            <text:p>No info</text:p>
          </table:table-cell>
          <table:table-cell office:value-type="string">
            <text:p>llama3.1-70b</text:p>
          </table:table-cell>
          <table:table-cell office:value-type="string">
            <text:p>Stable Marriage</text:p>
          </table:table-cell>
          <table:table-cell office:value-type="string">
            <text:p>SM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Description and format info</text:p>
          </table:table-cell>
          <table:table-cell office:value-type="string">
            <text:p>llama3.1-70b</text:p>
          </table:table-cell>
          <table:table-cell office:value-type="string">
            <text:p>Valves Location Problem</text:p>
          </table:table-cell>
          <table:table-cell office:value-type="string">
            <text:p>VLP</text:p>
          </table:table-cell>
          <table:table-cell office:value="1" office:value-type="float"/>
          <table:table-cell office:value="1" office:value-type="float"/>
          <table:table-cell office:value="0.99" office:value-type="float"/>
          <table:table-cell office:value="0.99" office:value-type="float"/>
        </table:table-row>
        <table:table-row>
          <table:table-cell office:value-type="string">
            <text:p>Description info</text:p>
          </table:table-cell>
          <table:table-cell office:value-type="string">
            <text:p>llama3.1-70b</text:p>
          </table:table-cell>
          <table:table-cell office:value-type="string">
            <text:p>Valves Location Problem</text:p>
          </table:table-cell>
          <table:table-cell office:value-type="string">
            <text:p>VLP</text:p>
          </table:table-cell>
          <table:table-cell office:value="0.97" office:value-type="float"/>
          <table:table-cell office:value="0.97" office:value-type="float"/>
          <table:table-cell office:value="0.94" office:value-type="float"/>
          <table:table-cell office:value="0.95" office:value-type="float"/>
        </table:table-row>
        <table:table-row>
          <table:table-cell office:value-type="string">
            <text:p>Format info</text:p>
          </table:table-cell>
          <table:table-cell office:value-type="string">
            <text:p>llama3.1-70b</text:p>
          </table:table-cell>
          <table:table-cell office:value-type="string">
            <text:p>Valves Location Problem</text:p>
          </table:table-cell>
          <table:table-cell office:value-type="string">
            <text:p>VLP</text:p>
          </table:table-cell>
          <table:table-cell office:value="0.99" office:value-type="float"/>
          <table:table-cell office:value="0.99" office:value-type="float"/>
          <table:table-cell office:value="1" office:value-type="float"/>
          <table:table-cell office:value="0.99" office:value-type="float"/>
        </table:table-row>
        <table:table-row>
          <table:table-cell office:value-type="string">
            <text:p>No info</text:p>
          </table:table-cell>
          <table:table-cell office:value-type="string">
            <text:p>llama3.1-70b</text:p>
          </table:table-cell>
          <table:table-cell office:value-type="string">
            <text:p>Valves Location Problem</text:p>
          </table:table-cell>
          <table:table-cell office:value-type="string">
            <text:p>VLP</text:p>
          </table:table-cell>
          <table:table-cell office:value="0.2" office:value-type="float"/>
          <table:table-cell office:value="0.2" office:value-type="float"/>
          <table:table-cell office:value="0.2" office:value-type="float"/>
          <table:table-cell office:value="0.2" office:value-type="float"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description-and-format"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BEHAVIOR FILE</text:p>
          </table:table-cell>
          <table:table-cell office:value-type="string">
            <text:p>MODEL</text:p>
          </table:table-cell>
          <table:table-cell office:value-type="string">
            <text:p>Problem Name</text:p>
          </table:table-cell>
          <table:table-cell office:value-type="string">
            <text:p>Short Name</text:p>
          </table:table-cell>
          <table:table-cell office:value-type="string">
            <text:p>Accuracy</text:p>
          </table:table-cell>
          <table:table-cell office:value-type="string">
            <text:p>Precision</text:p>
          </table:table-cell>
          <table:table-cell office:value-type="string">
            <text:p>Recall</text:p>
          </table:table-cell>
          <table:table-cell office:value-type="string">
            <text:p>F1 Score</text:p>
          </table:table-cell>
        </table:table-row>
        <table:table-row>
          <table:table-cell office:value-type="string">
            <text:p>behavior_first_report_v1</text:p>
          </table:table-cell>
          <table:table-cell office:value-type="string">
            <text:p>llama3.1-70b</text:p>
          </table:table-cell>
          <table:table-cell office:value-type="string">
            <text:p>Connected Maximum-density Still Life</text:p>
          </table:table-cell>
          <table:table-cell office:value-type="string">
            <text:p>CMSL</text:p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behavior_first_report_v2</text:p>
          </table:table-cell>
          <table:table-cell office:value-type="string">
            <text:p>llama3.1-70b</text:p>
          </table:table-cell>
          <table:table-cell office:value-type="string">
            <text:p>Connected Maximum-density Still Life</text:p>
          </table:table-cell>
          <table:table-cell office:value-type="string">
            <text:p>CMSL</text:p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behavior_first_report_v3</text:p>
          </table:table-cell>
          <table:table-cell office:value-type="string">
            <text:p>llama3.1-70b</text:p>
          </table:table-cell>
          <table:table-cell office:value-type="string">
            <text:p>Connected Maximum-density Still Life</text:p>
          </table:table-cell>
          <table:table-cell office:value-type="string">
            <text:p>CMSL</text:p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behavior_first_report_v4</text:p>
          </table:table-cell>
          <table:table-cell office:value-type="string">
            <text:p>llama3.1-70b</text:p>
          </table:table-cell>
          <table:table-cell office:value-type="string">
            <text:p>Connected Maximum-density Still Life</text:p>
          </table:table-cell>
          <table:table-cell office:value-type="string">
            <text:p>CMSL</text:p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behavior_second_report_v1</text:p>
          </table:table-cell>
          <table:table-cell office:value-type="string">
            <text:p>llama3.1-70b</text:p>
          </table:table-cell>
          <table:table-cell office:value-type="string">
            <text:p>Connected Maximum-density Still Life</text:p>
          </table:table-cell>
          <table:table-cell office:value-type="string">
            <text:p>CMSL</text:p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behavior_second_report_v2</text:p>
          </table:table-cell>
          <table:table-cell office:value-type="string">
            <text:p>llama3.1-70b</text:p>
          </table:table-cell>
          <table:table-cell office:value-type="string">
            <text:p>Connected Maximum-density Still Life</text:p>
          </table:table-cell>
          <table:table-cell office:value-type="string">
            <text:p>CMSL</text:p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behavior_second_report_v3</text:p>
          </table:table-cell>
          <table:table-cell office:value-type="string">
            <text:p>llama3.1-70b</text:p>
          </table:table-cell>
          <table:table-cell office:value-type="string">
            <text:p>Connected Maximum-density Still Life</text:p>
          </table:table-cell>
          <table:table-cell office:value-type="string">
            <text:p>CMSL</text:p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behavior_second_report_v4</text:p>
          </table:table-cell>
          <table:table-cell office:value-type="string">
            <text:p>llama3.1-70b</text:p>
          </table:table-cell>
          <table:table-cell office:value-type="string">
            <text:p>Connected Maximum-density Still Life</text:p>
          </table:table-cell>
          <table:table-cell office:value-type="string">
            <text:p>CMSL</text:p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behavior_second_report_v5</text:p>
          </table:table-cell>
          <table:table-cell office:value-type="string">
            <text:p>llama3.1-70b</text:p>
          </table:table-cell>
          <table:table-cell office:value-type="string">
            <text:p>Connected Maximum-density Still Life</text:p>
          </table:table-cell>
          <table:table-cell office:value-type="string">
            <text:p>CMSL</text:p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behavior_second_report_v6</text:p>
          </table:table-cell>
          <table:table-cell office:value-type="string">
            <text:p>llama3.1-70b</text:p>
          </table:table-cell>
          <table:table-cell office:value-type="string">
            <text:p>Connected Maximum-density Still Life</text:p>
          </table:table-cell>
          <table:table-cell office:value-type="string">
            <text:p>CMSL</text:p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behavior_first_report_v1</text:p>
          </table:table-cell>
          <table:table-cell office:value-type="string">
            <text:p>llama3.1-70b</text:p>
          </table:table-cell>
          <table:table-cell office:value-type="string">
            <text:p>Crossing Minimization</text:p>
          </table:table-cell>
          <table:table-cell office:value-type="string">
            <text:p>CM</text:p>
          </table:table-cell>
          <table:table-cell office:value="0.91" office:value-type="float"/>
          <table:table-cell office:value="0.91" office:value-type="float"/>
          <table:table-cell office:value="0.9" office:value-type="float"/>
          <table:table-cell office:value="0.91" office:value-type="float"/>
        </table:table-row>
        <table:table-row>
          <table:table-cell office:value-type="string">
            <text:p>behavior_first_report_v2</text:p>
          </table:table-cell>
          <table:table-cell office:value-type="string">
            <text:p>llama3.1-70b</text:p>
          </table:table-cell>
          <table:table-cell office:value-type="string">
            <text:p>Crossing Minimization</text:p>
          </table:table-cell>
          <table:table-cell office:value-type="string">
            <text:p>CM</text:p>
          </table:table-cell>
          <table:table-cell office:value="0.94" office:value-type="float"/>
          <table:table-cell office:value="0.94" office:value-type="float"/>
          <table:table-cell office:value="0.94" office:value-type="float"/>
          <table:table-cell office:value="0.94" office:value-type="float"/>
        </table:table-row>
        <table:table-row>
          <table:table-cell office:value-type="string">
            <text:p>behavior_first_report_v3</text:p>
          </table:table-cell>
          <table:table-cell office:value-type="string">
            <text:p>llama3.1-70b</text:p>
          </table:table-cell>
          <table:table-cell office:value-type="string">
            <text:p>Crossing Minimization</text:p>
          </table:table-cell>
          <table:table-cell office:value-type="string">
            <text:p>CM</text:p>
          </table:table-cell>
          <table:table-cell office:value="0.98" office:value-type="float"/>
          <table:table-cell office:value="0.98" office:value-type="float"/>
          <table:table-cell office:value="0.97" office:value-type="float"/>
          <table:table-cell office:value="0.98" office:value-type="float"/>
        </table:table-row>
        <table:table-row>
          <table:table-cell office:value-type="string">
            <text:p>behavior_first_report_v4</text:p>
          </table:table-cell>
          <table:table-cell office:value-type="string">
            <text:p>llama3.1-70b</text:p>
          </table:table-cell>
          <table:table-cell office:value-type="string">
            <text:p>Crossing Minimization</text:p>
          </table:table-cell>
          <table:table-cell office:value-type="string">
            <text:p>CM</text:p>
          </table:table-cell>
          <table:table-cell office:value="0.98" office:value-type="float"/>
          <table:table-cell office:value="0.98" office:value-type="float"/>
          <table:table-cell office:value="0.98" office:value-type="float"/>
          <table:table-cell office:value="0.98" office:value-type="float"/>
        </table:table-row>
        <table:table-row>
          <table:table-cell office:value-type="string">
            <text:p>behavior_second_report_v1</text:p>
          </table:table-cell>
          <table:table-cell office:value-type="string">
            <text:p>llama3.1-70b</text:p>
          </table:table-cell>
          <table:table-cell office:value-type="string">
            <text:p>Crossing Minimization</text:p>
          </table:table-cell>
          <table:table-cell office:value-type="string">
            <text:p>CM</text:p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behavior_second_report_v2</text:p>
          </table:table-cell>
          <table:table-cell office:value-type="string">
            <text:p>llama3.1-70b</text:p>
          </table:table-cell>
          <table:table-cell office:value-type="string">
            <text:p>Crossing Minimization</text:p>
          </table:table-cell>
          <table:table-cell office:value-type="string">
            <text:p>CM</text:p>
          </table:table-cell>
          <table:table-cell office:value="0.99" office:value-type="float"/>
          <table:table-cell office:value="0.99" office:value-type="float"/>
          <table:table-cell office:value="1" office:value-type="float"/>
          <table:table-cell office:value="0.99" office:value-type="float"/>
        </table:table-row>
        <table:table-row>
          <table:table-cell office:value-type="string">
            <text:p>behavior_second_report_v3</text:p>
          </table:table-cell>
          <table:table-cell office:value-type="string">
            <text:p>llama3.1-70b</text:p>
          </table:table-cell>
          <table:table-cell office:value-type="string">
            <text:p>Crossing Minimization</text:p>
          </table:table-cell>
          <table:table-cell office:value-type="string">
            <text:p>CM</text:p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behavior_second_report_v4</text:p>
          </table:table-cell>
          <table:table-cell office:value-type="string">
            <text:p>llama3.1-70b</text:p>
          </table:table-cell>
          <table:table-cell office:value-type="string">
            <text:p>Crossing Minimization</text:p>
          </table:table-cell>
          <table:table-cell office:value-type="string">
            <text:p>CM</text:p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behavior_second_report_v5</text:p>
          </table:table-cell>
          <table:table-cell office:value-type="string">
            <text:p>llama3.1-70b</text:p>
          </table:table-cell>
          <table:table-cell office:value-type="string">
            <text:p>Crossing Minimization</text:p>
          </table:table-cell>
          <table:table-cell office:value-type="string">
            <text:p>CM</text:p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behavior_second_report_v6</text:p>
          </table:table-cell>
          <table:table-cell office:value-type="string">
            <text:p>llama3.1-70b</text:p>
          </table:table-cell>
          <table:table-cell office:value-type="string">
            <text:p>Crossing Minimization</text:p>
          </table:table-cell>
          <table:table-cell office:value-type="string">
            <text:p>CM</text:p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behavior_first_report_v1</text:p>
          </table:table-cell>
          <table:table-cell office:value-type="string">
            <text:p>llama3.1-70b</text:p>
          </table:table-cell>
          <table:table-cell office:value-type="string">
            <text:p>Graceful Graphs</text:p>
          </table:table-cell>
          <table:table-cell office:value-type="string">
            <text:p>GG</text:p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behavior_first_report_v2</text:p>
          </table:table-cell>
          <table:table-cell office:value-type="string">
            <text:p>llama3.1-70b</text:p>
          </table:table-cell>
          <table:table-cell office:value-type="string">
            <text:p>Graceful Graphs</text:p>
          </table:table-cell>
          <table:table-cell office:value-type="string">
            <text:p>GG</text:p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behavior_first_report_v3</text:p>
          </table:table-cell>
          <table:table-cell office:value-type="string">
            <text:p>llama3.1-70b</text:p>
          </table:table-cell>
          <table:table-cell office:value-type="string">
            <text:p>Graceful Graphs</text:p>
          </table:table-cell>
          <table:table-cell office:value-type="string">
            <text:p>GG</text:p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behavior_first_report_v4</text:p>
          </table:table-cell>
          <table:table-cell office:value-type="string">
            <text:p>llama3.1-70b</text:p>
          </table:table-cell>
          <table:table-cell office:value-type="string">
            <text:p>Graceful Graphs</text:p>
          </table:table-cell>
          <table:table-cell office:value-type="string">
            <text:p>GG</text:p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behavior_second_report_v1</text:p>
          </table:table-cell>
          <table:table-cell office:value-type="string">
            <text:p>llama3.1-70b</text:p>
          </table:table-cell>
          <table:table-cell office:value-type="string">
            <text:p>Graceful Graphs</text:p>
          </table:table-cell>
          <table:table-cell office:value-type="string">
            <text:p>GG</text:p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behavior_second_report_v2</text:p>
          </table:table-cell>
          <table:table-cell office:value-type="string">
            <text:p>llama3.1-70b</text:p>
          </table:table-cell>
          <table:table-cell office:value-type="string">
            <text:p>Graceful Graphs</text:p>
          </table:table-cell>
          <table:table-cell office:value-type="string">
            <text:p>GG</text:p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behavior_second_report_v3</text:p>
          </table:table-cell>
          <table:table-cell office:value-type="string">
            <text:p>llama3.1-70b</text:p>
          </table:table-cell>
          <table:table-cell office:value-type="string">
            <text:p>Graceful Graphs</text:p>
          </table:table-cell>
          <table:table-cell office:value-type="string">
            <text:p>GG</text:p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behavior_second_report_v4</text:p>
          </table:table-cell>
          <table:table-cell office:value-type="string">
            <text:p>llama3.1-70b</text:p>
          </table:table-cell>
          <table:table-cell office:value-type="string">
            <text:p>Graceful Graphs</text:p>
          </table:table-cell>
          <table:table-cell office:value-type="string">
            <text:p>GG</text:p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behavior_second_report_v5</text:p>
          </table:table-cell>
          <table:table-cell office:value-type="string">
            <text:p>llama3.1-70b</text:p>
          </table:table-cell>
          <table:table-cell office:value-type="string">
            <text:p>Graceful Graphs</text:p>
          </table:table-cell>
          <table:table-cell office:value-type="string">
            <text:p>GG</text:p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behavior_second_report_v6</text:p>
          </table:table-cell>
          <table:table-cell office:value-type="string">
            <text:p>llama3.1-70b</text:p>
          </table:table-cell>
          <table:table-cell office:value-type="string">
            <text:p>Graceful Graphs</text:p>
          </table:table-cell>
          <table:table-cell office:value-type="string">
            <text:p>GG</text:p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behavior_first_report_v1</text:p>
          </table:table-cell>
          <table:table-cell office:value-type="string">
            <text:p>llama3.1-70b</text:p>
          </table:table-cell>
          <table:table-cell office:value-type="string">
            <text:p>Graph Colouring</text:p>
          </table:table-cell>
          <table:table-cell office:value-type="string">
            <text:p>GC</text:p>
          </table:table-cell>
          <table:table-cell office:value="0.98" office:value-type="float"/>
          <table:table-cell office:value="0.98" office:value-type="float"/>
          <table:table-cell office:value="0.99" office:value-type="float"/>
          <table:table-cell office:value="0.98" office:value-type="float"/>
        </table:table-row>
        <table:table-row>
          <table:table-cell office:value-type="string">
            <text:p>behavior_first_report_v2</text:p>
          </table:table-cell>
          <table:table-cell office:value-type="string">
            <text:p>llama3.1-70b</text:p>
          </table:table-cell>
          <table:table-cell office:value-type="string">
            <text:p>Graph Colouring</text:p>
          </table:table-cell>
          <table:table-cell office:value-type="string">
            <text:p>GC</text:p>
          </table:table-cell>
          <table:table-cell office:value="0.97" office:value-type="float"/>
          <table:table-cell office:value="0.97" office:value-type="float"/>
          <table:table-cell office:value="0.99" office:value-type="float"/>
          <table:table-cell office:value="0.98" office:value-type="float"/>
        </table:table-row>
        <table:table-row>
          <table:table-cell office:value-type="string">
            <text:p>behavior_first_report_v3</text:p>
          </table:table-cell>
          <table:table-cell office:value-type="string">
            <text:p>llama3.1-70b</text:p>
          </table:table-cell>
          <table:table-cell office:value-type="string">
            <text:p>Graph Colouring</text:p>
          </table:table-cell>
          <table:table-cell office:value-type="string">
            <text:p>GC</text:p>
          </table:table-cell>
          <table:table-cell office:value="0.98" office:value-type="float"/>
          <table:table-cell office:value="0.98" office:value-type="float"/>
          <table:table-cell office:value="0.99" office:value-type="float"/>
          <table:table-cell office:value="0.98" office:value-type="float"/>
        </table:table-row>
        <table:table-row>
          <table:table-cell office:value-type="string">
            <text:p>behavior_first_report_v4</text:p>
          </table:table-cell>
          <table:table-cell office:value-type="string">
            <text:p>llama3.1-70b</text:p>
          </table:table-cell>
          <table:table-cell office:value-type="string">
            <text:p>Graph Colouring</text:p>
          </table:table-cell>
          <table:table-cell office:value-type="string">
            <text:p>GC</text:p>
          </table:table-cell>
          <table:table-cell office:value="0.99" office:value-type="float"/>
          <table:table-cell office:value="0.99" office:value-type="float"/>
          <table:table-cell office:value="0.99" office:value-type="float"/>
          <table:table-cell office:value="0.99" office:value-type="float"/>
        </table:table-row>
        <table:table-row>
          <table:table-cell office:value-type="string">
            <text:p>behavior_second_report_v1</text:p>
          </table:table-cell>
          <table:table-cell office:value-type="string">
            <text:p>llama3.1-70b</text:p>
          </table:table-cell>
          <table:table-cell office:value-type="string">
            <text:p>Graph Colouring</text:p>
          </table:table-cell>
          <table:table-cell office:value-type="string">
            <text:p>GC</text:p>
          </table:table-cell>
          <table:table-cell office:value="0.94" office:value-type="float"/>
          <table:table-cell office:value="0.94" office:value-type="float"/>
          <table:table-cell office:value="0.97" office:value-type="float"/>
          <table:table-cell office:value="0.95" office:value-type="float"/>
        </table:table-row>
        <table:table-row>
          <table:table-cell office:value-type="string">
            <text:p>behavior_second_report_v2</text:p>
          </table:table-cell>
          <table:table-cell office:value-type="string">
            <text:p>llama3.1-70b</text:p>
          </table:table-cell>
          <table:table-cell office:value-type="string">
            <text:p>Graph Colouring</text:p>
          </table:table-cell>
          <table:table-cell office:value-type="string">
            <text:p>GC</text:p>
          </table:table-cell>
          <table:table-cell office:value="0.96" office:value-type="float"/>
          <table:table-cell office:value="0.96" office:value-type="float"/>
          <table:table-cell office:value="0.97" office:value-type="float"/>
          <table:table-cell office:value="0.96" office:value-type="float"/>
        </table:table-row>
        <table:table-row>
          <table:table-cell office:value-type="string">
            <text:p>behavior_second_report_v3</text:p>
          </table:table-cell>
          <table:table-cell office:value-type="string">
            <text:p>llama3.1-70b</text:p>
          </table:table-cell>
          <table:table-cell office:value-type="string">
            <text:p>Graph Colouring</text:p>
          </table:table-cell>
          <table:table-cell office:value-type="string">
            <text:p>GC</text:p>
          </table:table-cell>
          <table:table-cell office:value="0.9" office:value-type="float"/>
          <table:table-cell office:value="0.9" office:value-type="float"/>
          <table:table-cell office:value="0.99" office:value-type="float"/>
          <table:table-cell office:value="0.94" office:value-type="float"/>
        </table:table-row>
        <table:table-row>
          <table:table-cell office:value-type="string">
            <text:p>behavior_second_report_v4</text:p>
          </table:table-cell>
          <table:table-cell office:value-type="string">
            <text:p>llama3.1-70b</text:p>
          </table:table-cell>
          <table:table-cell office:value-type="string">
            <text:p>Graph Colouring</text:p>
          </table:table-cell>
          <table:table-cell office:value-type="string">
            <text:p>GC</text:p>
          </table:table-cell>
          <table:table-cell office:value="0.98" office:value-type="float"/>
          <table:table-cell office:value="0.98" office:value-type="float"/>
          <table:table-cell office:value="0.99" office:value-type="float"/>
          <table:table-cell office:value="0.98" office:value-type="float"/>
        </table:table-row>
        <table:table-row>
          <table:table-cell office:value-type="string">
            <text:p>behavior_second_report_v5</text:p>
          </table:table-cell>
          <table:table-cell office:value-type="string">
            <text:p>llama3.1-70b</text:p>
          </table:table-cell>
          <table:table-cell office:value-type="string">
            <text:p>Graph Colouring</text:p>
          </table:table-cell>
          <table:table-cell office:value-type="string">
            <text:p>GC</text:p>
          </table:table-cell>
          <table:table-cell office:value="0.95" office:value-type="float"/>
          <table:table-cell office:value="0.95" office:value-type="float"/>
          <table:table-cell office:value="0.99" office:value-type="float"/>
          <table:table-cell office:value="0.96" office:value-type="float"/>
        </table:table-row>
        <table:table-row>
          <table:table-cell office:value-type="string">
            <text:p>behavior_second_report_v6</text:p>
          </table:table-cell>
          <table:table-cell office:value-type="string">
            <text:p>llama3.1-70b</text:p>
          </table:table-cell>
          <table:table-cell office:value-type="string">
            <text:p>Graph Colouring</text:p>
          </table:table-cell>
          <table:table-cell office:value-type="string">
            <text:p>GC</text:p>
          </table:table-cell>
          <table:table-cell office:value="0.99" office:value-type="float"/>
          <table:table-cell office:value="0.99" office:value-type="float"/>
          <table:table-cell office:value="0.99" office:value-type="float"/>
          <table:table-cell office:value="0.99" office:value-type="float"/>
        </table:table-row>
        <table:table-row>
          <table:table-cell office:value-type="string">
            <text:p>behavior_first_report_v1</text:p>
          </table:table-cell>
          <table:table-cell office:value-type="string">
            <text:p>llama3.1-70b</text:p>
          </table:table-cell>
          <table:table-cell office:value-type="string">
            <text:p>Incremental Scheduling</text:p>
          </table:table-cell>
          <table:table-cell office:value-type="string">
            <text:p>IS</text:p>
          </table:table-cell>
          <table:table-cell office:value="0.8" office:value-type="float"/>
          <table:table-cell office:value="0.8" office:value-type="float"/>
          <table:table-cell office:value="0.98" office:value-type="float"/>
          <table:table-cell office:value="0.87" office:value-type="float"/>
        </table:table-row>
        <table:table-row>
          <table:table-cell office:value-type="string">
            <text:p>behavior_first_report_v2</text:p>
          </table:table-cell>
          <table:table-cell office:value-type="string">
            <text:p>llama3.1-70b</text:p>
          </table:table-cell>
          <table:table-cell office:value-type="string">
            <text:p>Incremental Scheduling</text:p>
          </table:table-cell>
          <table:table-cell office:value-type="string">
            <text:p>IS</text:p>
          </table:table-cell>
          <table:table-cell office:value="0.92" office:value-type="float"/>
          <table:table-cell office:value="0.92" office:value-type="float"/>
          <table:table-cell office:value="0.98" office:value-type="float"/>
          <table:table-cell office:value="0.95" office:value-type="float"/>
        </table:table-row>
        <table:table-row>
          <table:table-cell office:value-type="string">
            <text:p>behavior_first_report_v3</text:p>
          </table:table-cell>
          <table:table-cell office:value-type="string">
            <text:p>llama3.1-70b</text:p>
          </table:table-cell>
          <table:table-cell office:value-type="string">
            <text:p>Incremental Scheduling</text:p>
          </table:table-cell>
          <table:table-cell office:value-type="string">
            <text:p>IS</text:p>
          </table:table-cell>
          <table:table-cell office:value="0.92" office:value-type="float"/>
          <table:table-cell office:value="0.92" office:value-type="float"/>
          <table:table-cell office:value="0.98" office:value-type="float"/>
          <table:table-cell office:value="0.95" office:value-type="float"/>
        </table:table-row>
        <table:table-row>
          <table:table-cell office:value-type="string">
            <text:p>behavior_first_report_v4</text:p>
          </table:table-cell>
          <table:table-cell office:value-type="string">
            <text:p>llama3.1-70b</text:p>
          </table:table-cell>
          <table:table-cell office:value-type="string">
            <text:p>Incremental Scheduling</text:p>
          </table:table-cell>
          <table:table-cell office:value-type="string">
            <text:p>IS</text:p>
          </table:table-cell>
          <table:table-cell office:value="0.92" office:value-type="float"/>
          <table:table-cell office:value="0.92" office:value-type="float"/>
          <table:table-cell office:value="0.98" office:value-type="float"/>
          <table:table-cell office:value="0.95" office:value-type="float"/>
        </table:table-row>
        <table:table-row>
          <table:table-cell office:value-type="string">
            <text:p>behavior_second_report_v1</text:p>
          </table:table-cell>
          <table:table-cell office:value-type="string">
            <text:p>llama3.1-70b</text:p>
          </table:table-cell>
          <table:table-cell office:value-type="string">
            <text:p>Incremental Scheduling</text:p>
          </table:table-cell>
          <table:table-cell office:value-type="string">
            <text:p>IS</text:p>
          </table:table-cell>
          <table:table-cell office:value="0.86" office:value-type="float"/>
          <table:table-cell office:value="0.86" office:value-type="float"/>
          <table:table-cell office:value="0.98" office:value-type="float"/>
          <table:table-cell office:value="0.91" office:value-type="float"/>
        </table:table-row>
        <table:table-row>
          <table:table-cell office:value-type="string">
            <text:p>behavior_second_report_v2</text:p>
          </table:table-cell>
          <table:table-cell office:value-type="string">
            <text:p>llama3.1-70b</text:p>
          </table:table-cell>
          <table:table-cell office:value-type="string">
            <text:p>Incremental Scheduling</text:p>
          </table:table-cell>
          <table:table-cell office:value-type="string">
            <text:p>IS</text:p>
          </table:table-cell>
          <table:table-cell office:value="0.89" office:value-type="float"/>
          <table:table-cell office:value="0.89" office:value-type="float"/>
          <table:table-cell office:value="0.98" office:value-type="float"/>
          <table:table-cell office:value="0.94" office:value-type="float"/>
        </table:table-row>
        <table:table-row>
          <table:table-cell office:value-type="string">
            <text:p>behavior_second_report_v3</text:p>
          </table:table-cell>
          <table:table-cell office:value-type="string">
            <text:p>llama3.1-70b</text:p>
          </table:table-cell>
          <table:table-cell office:value-type="string">
            <text:p>Incremental Scheduling</text:p>
          </table:table-cell>
          <table:table-cell office:value-type="string">
            <text:p>IS</text:p>
          </table:table-cell>
          <table:table-cell office:value="0.88" office:value-type="float"/>
          <table:table-cell office:value="0.88" office:value-type="float"/>
          <table:table-cell office:value="0.98" office:value-type="float"/>
          <table:table-cell office:value="0.92" office:value-type="float"/>
        </table:table-row>
        <table:table-row>
          <table:table-cell office:value-type="string">
            <text:p>behavior_second_report_v4</text:p>
          </table:table-cell>
          <table:table-cell office:value-type="string">
            <text:p>llama3.1-70b</text:p>
          </table:table-cell>
          <table:table-cell office:value-type="string">
            <text:p>Incremental Scheduling</text:p>
          </table:table-cell>
          <table:table-cell office:value-type="string">
            <text:p>IS</text:p>
          </table:table-cell>
          <table:table-cell office:value="0.9" office:value-type="float"/>
          <table:table-cell office:value="0.9" office:value-type="float"/>
          <table:table-cell office:value="0.98" office:value-type="float"/>
          <table:table-cell office:value="0.94" office:value-type="float"/>
        </table:table-row>
        <table:table-row>
          <table:table-cell office:value-type="string">
            <text:p>behavior_second_report_v5</text:p>
          </table:table-cell>
          <table:table-cell office:value-type="string">
            <text:p>llama3.1-70b</text:p>
          </table:table-cell>
          <table:table-cell office:value-type="string">
            <text:p>Incremental Scheduling</text:p>
          </table:table-cell>
          <table:table-cell office:value-type="string">
            <text:p>IS</text:p>
          </table:table-cell>
          <table:table-cell office:value="0.91" office:value-type="float"/>
          <table:table-cell office:value="0.91" office:value-type="float"/>
          <table:table-cell office:value="0.98" office:value-type="float"/>
          <table:table-cell office:value="0.94" office:value-type="float"/>
        </table:table-row>
        <table:table-row>
          <table:table-cell office:value-type="string">
            <text:p>behavior_second_report_v6</text:p>
          </table:table-cell>
          <table:table-cell office:value-type="string">
            <text:p>llama3.1-70b</text:p>
          </table:table-cell>
          <table:table-cell office:value-type="string">
            <text:p>Incremental Scheduling</text:p>
          </table:table-cell>
          <table:table-cell office:value-type="string">
            <text:p>IS</text:p>
          </table:table-cell>
          <table:table-cell office:value="0.91" office:value-type="float"/>
          <table:table-cell office:value="0.91" office:value-type="float"/>
          <table:table-cell office:value="0.97" office:value-type="float"/>
          <table:table-cell office:value="0.94" office:value-type="float"/>
        </table:table-row>
        <table:table-row>
          <table:table-cell office:value-type="string">
            <text:p>behavior_first_report_v1</text:p>
          </table:table-cell>
          <table:table-cell office:value-type="string">
            <text:p>llama3.1-70b</text:p>
          </table:table-cell>
          <table:table-cell office:value-type="string">
            <text:p>Knight Tour</text:p>
          </table:table-cell>
          <table:table-cell office:value-type="string">
            <text:p>KT</text:p>
          </table:table-cell>
          <table:table-cell office:value="1" office:value-type="float"/>
          <table:table-cell office:value="1" office:value-type="float"/>
          <table:table-cell office:value="0.99" office:value-type="float"/>
          <table:table-cell office:value="0.99" office:value-type="float"/>
        </table:table-row>
        <table:table-row>
          <table:table-cell office:value-type="string">
            <text:p>behavior_first_report_v2</text:p>
          </table:table-cell>
          <table:table-cell office:value-type="string">
            <text:p>llama3.1-70b</text:p>
          </table:table-cell>
          <table:table-cell office:value-type="string">
            <text:p>Knight Tour</text:p>
          </table:table-cell>
          <table:table-cell office:value-type="string">
            <text:p>KT</text:p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behavior_first_report_v3</text:p>
          </table:table-cell>
          <table:table-cell office:value-type="string">
            <text:p>llama3.1-70b</text:p>
          </table:table-cell>
          <table:table-cell office:value-type="string">
            <text:p>Knight Tour</text:p>
          </table:table-cell>
          <table:table-cell office:value-type="string">
            <text:p>KT</text:p>
          </table:table-cell>
          <table:table-cell office:value="1" office:value-type="float"/>
          <table:table-cell office:value="1" office:value-type="float"/>
          <table:table-cell office:value="0.99" office:value-type="float"/>
          <table:table-cell office:value="0.99" office:value-type="float"/>
        </table:table-row>
        <table:table-row>
          <table:table-cell office:value-type="string">
            <text:p>behavior_first_report_v4</text:p>
          </table:table-cell>
          <table:table-cell office:value-type="string">
            <text:p>llama3.1-70b</text:p>
          </table:table-cell>
          <table:table-cell office:value-type="string">
            <text:p>Knight Tour</text:p>
          </table:table-cell>
          <table:table-cell office:value-type="string">
            <text:p>KT</text:p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behavior_second_report_v1</text:p>
          </table:table-cell>
          <table:table-cell office:value-type="string">
            <text:p>llama3.1-70b</text:p>
          </table:table-cell>
          <table:table-cell office:value-type="string">
            <text:p>Knight Tour</text:p>
          </table:table-cell>
          <table:table-cell office:value-type="string">
            <text:p>KT</text:p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behavior_second_report_v2</text:p>
          </table:table-cell>
          <table:table-cell office:value-type="string">
            <text:p>llama3.1-70b</text:p>
          </table:table-cell>
          <table:table-cell office:value-type="string">
            <text:p>Knight Tour</text:p>
          </table:table-cell>
          <table:table-cell office:value-type="string">
            <text:p>KT</text:p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behavior_second_report_v3</text:p>
          </table:table-cell>
          <table:table-cell office:value-type="string">
            <text:p>llama3.1-70b</text:p>
          </table:table-cell>
          <table:table-cell office:value-type="string">
            <text:p>Knight Tour</text:p>
          </table:table-cell>
          <table:table-cell office:value-type="string">
            <text:p>KT</text:p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behavior_second_report_v4</text:p>
          </table:table-cell>
          <table:table-cell office:value-type="string">
            <text:p>llama3.1-70b</text:p>
          </table:table-cell>
          <table:table-cell office:value-type="string">
            <text:p>Knight Tour</text:p>
          </table:table-cell>
          <table:table-cell office:value-type="string">
            <text:p>KT</text:p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behavior_second_report_v5</text:p>
          </table:table-cell>
          <table:table-cell office:value-type="string">
            <text:p>llama3.1-70b</text:p>
          </table:table-cell>
          <table:table-cell office:value-type="string">
            <text:p>Knight Tour</text:p>
          </table:table-cell>
          <table:table-cell office:value-type="string">
            <text:p>KT</text:p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behavior_second_report_v6</text:p>
          </table:table-cell>
          <table:table-cell office:value-type="string">
            <text:p>llama3.1-70b</text:p>
          </table:table-cell>
          <table:table-cell office:value-type="string">
            <text:p>Knight Tour</text:p>
          </table:table-cell>
          <table:table-cell office:value-type="string">
            <text:p>KT</text:p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behavior_first_report_v1</text:p>
          </table:table-cell>
          <table:table-cell office:value-type="string">
            <text:p>llama3.1-70b</text:p>
          </table:table-cell>
          <table:table-cell office:value-type="string">
            <text:p>Knight Tour With Holes</text:p>
          </table:table-cell>
          <table:table-cell office:value-type="string">
            <text:p>KTWH</text:p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behavior_first_report_v2</text:p>
          </table:table-cell>
          <table:table-cell office:value-type="string">
            <text:p>llama3.1-70b</text:p>
          </table:table-cell>
          <table:table-cell office:value-type="string">
            <text:p>Knight Tour With Holes</text:p>
          </table:table-cell>
          <table:table-cell office:value-type="string">
            <text:p>KTWH</text:p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behavior_first_report_v3</text:p>
          </table:table-cell>
          <table:table-cell office:value-type="string">
            <text:p>llama3.1-70b</text:p>
          </table:table-cell>
          <table:table-cell office:value-type="string">
            <text:p>Knight Tour With Holes</text:p>
          </table:table-cell>
          <table:table-cell office:value-type="string">
            <text:p>KTWH</text:p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behavior_first_report_v4</text:p>
          </table:table-cell>
          <table:table-cell office:value-type="string">
            <text:p>llama3.1-70b</text:p>
          </table:table-cell>
          <table:table-cell office:value-type="string">
            <text:p>Knight Tour With Holes</text:p>
          </table:table-cell>
          <table:table-cell office:value-type="string">
            <text:p>KTWH</text:p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behavior_second_report_v1</text:p>
          </table:table-cell>
          <table:table-cell office:value-type="string">
            <text:p>llama3.1-70b</text:p>
          </table:table-cell>
          <table:table-cell office:value-type="string">
            <text:p>Knight Tour With Holes</text:p>
          </table:table-cell>
          <table:table-cell office:value-type="string">
            <text:p>KTWH</text:p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behavior_second_report_v2</text:p>
          </table:table-cell>
          <table:table-cell office:value-type="string">
            <text:p>llama3.1-70b</text:p>
          </table:table-cell>
          <table:table-cell office:value-type="string">
            <text:p>Knight Tour With Holes</text:p>
          </table:table-cell>
          <table:table-cell office:value-type="string">
            <text:p>KTWH</text:p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behavior_second_report_v3</text:p>
          </table:table-cell>
          <table:table-cell office:value-type="string">
            <text:p>llama3.1-70b</text:p>
          </table:table-cell>
          <table:table-cell office:value-type="string">
            <text:p>Knight Tour With Holes</text:p>
          </table:table-cell>
          <table:table-cell office:value-type="string">
            <text:p>KTWH</text:p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behavior_second_report_v4</text:p>
          </table:table-cell>
          <table:table-cell office:value-type="string">
            <text:p>llama3.1-70b</text:p>
          </table:table-cell>
          <table:table-cell office:value-type="string">
            <text:p>Knight Tour With Holes</text:p>
          </table:table-cell>
          <table:table-cell office:value-type="string">
            <text:p>KTWH</text:p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behavior_second_report_v5</text:p>
          </table:table-cell>
          <table:table-cell office:value-type="string">
            <text:p>llama3.1-70b</text:p>
          </table:table-cell>
          <table:table-cell office:value-type="string">
            <text:p>Knight Tour With Holes</text:p>
          </table:table-cell>
          <table:table-cell office:value-type="string">
            <text:p>KTWH</text:p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behavior_second_report_v6</text:p>
          </table:table-cell>
          <table:table-cell office:value-type="string">
            <text:p>llama3.1-70b</text:p>
          </table:table-cell>
          <table:table-cell office:value-type="string">
            <text:p>Knight Tour With Holes</text:p>
          </table:table-cell>
          <table:table-cell office:value-type="string">
            <text:p>KTWH</text:p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behavior_first_report_v1</text:p>
          </table:table-cell>
          <table:table-cell office:value-type="string">
            <text:p>llama3.1-70b</text:p>
          </table:table-cell>
          <table:table-cell office:value-type="string">
            <text:p>Labyrinth</text:p>
          </table:table-cell>
          <table:table-cell office:value-type="string">
            <text:p>L</text:p>
          </table:table-cell>
          <table:table-cell office:value="1" office:value-type="float"/>
          <table:table-cell office:value="1" office:value-type="float"/>
          <table:table-cell office:value="0.97" office:value-type="float"/>
          <table:table-cell office:value="0.97" office:value-type="float"/>
        </table:table-row>
        <table:table-row>
          <table:table-cell office:value-type="string">
            <text:p>behavior_first_report_v2</text:p>
          </table:table-cell>
          <table:table-cell office:value-type="string">
            <text:p>llama3.1-70b</text:p>
          </table:table-cell>
          <table:table-cell office:value-type="string">
            <text:p>Labyrinth</text:p>
          </table:table-cell>
          <table:table-cell office:value-type="string">
            <text:p>L</text:p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behavior_first_report_v3</text:p>
          </table:table-cell>
          <table:table-cell office:value-type="string">
            <text:p>llama3.1-70b</text:p>
          </table:table-cell>
          <table:table-cell office:value-type="string">
            <text:p>Labyrinth</text:p>
          </table:table-cell>
          <table:table-cell office:value-type="string">
            <text:p>L</text:p>
          </table:table-cell>
          <table:table-cell office:value="1" office:value-type="float"/>
          <table:table-cell office:value="1" office:value-type="float"/>
          <table:table-cell office:value="0.97" office:value-type="float"/>
          <table:table-cell office:value="0.97" office:value-type="float"/>
        </table:table-row>
        <table:table-row>
          <table:table-cell office:value-type="string">
            <text:p>behavior_first_report_v4</text:p>
          </table:table-cell>
          <table:table-cell office:value-type="string">
            <text:p>llama3.1-70b</text:p>
          </table:table-cell>
          <table:table-cell office:value-type="string">
            <text:p>Labyrinth</text:p>
          </table:table-cell>
          <table:table-cell office:value-type="string">
            <text:p>L</text:p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behavior_second_report_v1</text:p>
          </table:table-cell>
          <table:table-cell office:value-type="string">
            <text:p>llama3.1-70b</text:p>
          </table:table-cell>
          <table:table-cell office:value-type="string">
            <text:p>Labyrinth</text:p>
          </table:table-cell>
          <table:table-cell office:value-type="string">
            <text:p>L</text:p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behavior_second_report_v2</text:p>
          </table:table-cell>
          <table:table-cell office:value-type="string">
            <text:p>llama3.1-70b</text:p>
          </table:table-cell>
          <table:table-cell office:value-type="string">
            <text:p>Labyrinth</text:p>
          </table:table-cell>
          <table:table-cell office:value-type="string">
            <text:p>L</text:p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behavior_second_report_v3</text:p>
          </table:table-cell>
          <table:table-cell office:value-type="string">
            <text:p>llama3.1-70b</text:p>
          </table:table-cell>
          <table:table-cell office:value-type="string">
            <text:p>Labyrinth</text:p>
          </table:table-cell>
          <table:table-cell office:value-type="string">
            <text:p>L</text:p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behavior_second_report_v4</text:p>
          </table:table-cell>
          <table:table-cell office:value-type="string">
            <text:p>llama3.1-70b</text:p>
          </table:table-cell>
          <table:table-cell office:value-type="string">
            <text:p>Labyrinth</text:p>
          </table:table-cell>
          <table:table-cell office:value-type="string">
            <text:p>L</text:p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behavior_second_report_v5</text:p>
          </table:table-cell>
          <table:table-cell office:value-type="string">
            <text:p>llama3.1-70b</text:p>
          </table:table-cell>
          <table:table-cell office:value-type="string">
            <text:p>Labyrinth</text:p>
          </table:table-cell>
          <table:table-cell office:value-type="string">
            <text:p>L</text:p>
          </table:table-cell>
          <table:table-cell office:value="1" office:value-type="float"/>
          <table:table-cell office:value="1" office:value-type="float"/>
          <table:table-cell office:value="0.97" office:value-type="float"/>
          <table:table-cell office:value="0.97" office:value-type="float"/>
        </table:table-row>
        <table:table-row>
          <table:table-cell office:value-type="string">
            <text:p>behavior_second_report_v6</text:p>
          </table:table-cell>
          <table:table-cell office:value-type="string">
            <text:p>llama3.1-70b</text:p>
          </table:table-cell>
          <table:table-cell office:value-type="string">
            <text:p>Labyrinth</text:p>
          </table:table-cell>
          <table:table-cell office:value-type="string">
            <text:p>L</text:p>
          </table:table-cell>
          <table:table-cell office:value="1" office:value-type="float"/>
          <table:table-cell office:value="1" office:value-type="float"/>
          <table:table-cell office:value="0.75" office:value-type="float"/>
          <table:table-cell office:value="0.77" office:value-type="float"/>
        </table:table-row>
        <table:table-row>
          <table:table-cell office:value-type="string">
            <text:p>behavior_first_report_v1</text:p>
          </table:table-cell>
          <table:table-cell office:value-type="string">
            <text:p>llama3.1-70b</text:p>
          </table:table-cell>
          <table:table-cell office:value-type="string">
            <text:p>Maximal Clique Problem</text:p>
          </table:table-cell>
          <table:table-cell office:value-type="string">
            <text:p>MCP</text:p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behavior_first_report_v2</text:p>
          </table:table-cell>
          <table:table-cell office:value-type="string">
            <text:p>llama3.1-70b</text:p>
          </table:table-cell>
          <table:table-cell office:value-type="string">
            <text:p>Maximal Clique Problem</text:p>
          </table:table-cell>
          <table:table-cell office:value-type="string">
            <text:p>MCP</text:p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behavior_first_report_v3</text:p>
          </table:table-cell>
          <table:table-cell office:value-type="string">
            <text:p>llama3.1-70b</text:p>
          </table:table-cell>
          <table:table-cell office:value-type="string">
            <text:p>Maximal Clique Problem</text:p>
          </table:table-cell>
          <table:table-cell office:value-type="string">
            <text:p>MCP</text:p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behavior_first_report_v4</text:p>
          </table:table-cell>
          <table:table-cell office:value-type="string">
            <text:p>llama3.1-70b</text:p>
          </table:table-cell>
          <table:table-cell office:value-type="string">
            <text:p>Maximal Clique Problem</text:p>
          </table:table-cell>
          <table:table-cell office:value-type="string">
            <text:p>MCP</text:p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behavior_second_report_v1</text:p>
          </table:table-cell>
          <table:table-cell office:value-type="string">
            <text:p>llama3.1-70b</text:p>
          </table:table-cell>
          <table:table-cell office:value-type="string">
            <text:p>Maximal Clique Problem</text:p>
          </table:table-cell>
          <table:table-cell office:value-type="string">
            <text:p>MCP</text:p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behavior_second_report_v2</text:p>
          </table:table-cell>
          <table:table-cell office:value-type="string">
            <text:p>llama3.1-70b</text:p>
          </table:table-cell>
          <table:table-cell office:value-type="string">
            <text:p>Maximal Clique Problem</text:p>
          </table:table-cell>
          <table:table-cell office:value-type="string">
            <text:p>MCP</text:p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behavior_second_report_v3</text:p>
          </table:table-cell>
          <table:table-cell office:value-type="string">
            <text:p>llama3.1-70b</text:p>
          </table:table-cell>
          <table:table-cell office:value-type="string">
            <text:p>Maximal Clique Problem</text:p>
          </table:table-cell>
          <table:table-cell office:value-type="string">
            <text:p>MCP</text:p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behavior_second_report_v4</text:p>
          </table:table-cell>
          <table:table-cell office:value-type="string">
            <text:p>llama3.1-70b</text:p>
          </table:table-cell>
          <table:table-cell office:value-type="string">
            <text:p>Maximal Clique Problem</text:p>
          </table:table-cell>
          <table:table-cell office:value-type="string">
            <text:p>MCP</text:p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behavior_second_report_v5</text:p>
          </table:table-cell>
          <table:table-cell office:value-type="string">
            <text:p>llama3.1-70b</text:p>
          </table:table-cell>
          <table:table-cell office:value-type="string">
            <text:p>Maximal Clique Problem</text:p>
          </table:table-cell>
          <table:table-cell office:value-type="string">
            <text:p>MCP</text:p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behavior_second_report_v6</text:p>
          </table:table-cell>
          <table:table-cell office:value-type="string">
            <text:p>llama3.1-70b</text:p>
          </table:table-cell>
          <table:table-cell office:value-type="string">
            <text:p>Maximal Clique Problem</text:p>
          </table:table-cell>
          <table:table-cell office:value-type="string">
            <text:p>MCP</text:p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behavior_first_report_v1</text:p>
          </table:table-cell>
          <table:table-cell office:value-type="string">
            <text:p>llama3.1-70b</text:p>
          </table:table-cell>
          <table:table-cell office:value-type="string">
            <text:p>Nomystery</text:p>
          </table:table-cell>
          <table:table-cell office:value-type="string">
            <text:p>NM</text:p>
          </table:table-cell>
          <table:table-cell office:value="0.99" office:value-type="float"/>
          <table:table-cell office:value="0.99" office:value-type="float"/>
          <table:table-cell office:value="0.97" office:value-type="float"/>
          <table:table-cell office:value="0.98" office:value-type="float"/>
        </table:table-row>
        <table:table-row>
          <table:table-cell office:value-type="string">
            <text:p>behavior_first_report_v2</text:p>
          </table:table-cell>
          <table:table-cell office:value-type="string">
            <text:p>llama3.1-70b</text:p>
          </table:table-cell>
          <table:table-cell office:value-type="string">
            <text:p>Nomystery</text:p>
          </table:table-cell>
          <table:table-cell office:value-type="string">
            <text:p>NM</text:p>
          </table:table-cell>
          <table:table-cell office:value="0.99" office:value-type="float"/>
          <table:table-cell office:value="0.99" office:value-type="float"/>
          <table:table-cell office:value="0.99" office:value-type="float"/>
          <table:table-cell office:value="0.99" office:value-type="float"/>
        </table:table-row>
        <table:table-row>
          <table:table-cell office:value-type="string">
            <text:p>behavior_first_report_v3</text:p>
          </table:table-cell>
          <table:table-cell office:value-type="string">
            <text:p>llama3.1-70b</text:p>
          </table:table-cell>
          <table:table-cell office:value-type="string">
            <text:p>Nomystery</text:p>
          </table:table-cell>
          <table:table-cell office:value-type="string">
            <text:p>NM</text:p>
          </table:table-cell>
          <table:table-cell office:value="0.99" office:value-type="float"/>
          <table:table-cell office:value="0.99" office:value-type="float"/>
          <table:table-cell office:value="0.98" office:value-type="float"/>
          <table:table-cell office:value="0.98" office:value-type="float"/>
        </table:table-row>
        <table:table-row>
          <table:table-cell office:value-type="string">
            <text:p>behavior_first_report_v4</text:p>
          </table:table-cell>
          <table:table-cell office:value-type="string">
            <text:p>llama3.1-70b</text:p>
          </table:table-cell>
          <table:table-cell office:value-type="string">
            <text:p>Nomystery</text:p>
          </table:table-cell>
          <table:table-cell office:value-type="string">
            <text:p>NM</text:p>
          </table:table-cell>
          <table:table-cell office:value="0.99" office:value-type="float"/>
          <table:table-cell office:value="0.99" office:value-type="float"/>
          <table:table-cell office:value="0.99" office:value-type="float"/>
          <table:table-cell office:value="0.99" office:value-type="float"/>
        </table:table-row>
        <table:table-row>
          <table:table-cell office:value-type="string">
            <text:p>behavior_second_report_v1</text:p>
          </table:table-cell>
          <table:table-cell office:value-type="string">
            <text:p>llama3.1-70b</text:p>
          </table:table-cell>
          <table:table-cell office:value-type="string">
            <text:p>Nomystery</text:p>
          </table:table-cell>
          <table:table-cell office:value-type="string">
            <text:p>NM</text:p>
          </table:table-cell>
          <table:table-cell office:value="0.98" office:value-type="float"/>
          <table:table-cell office:value="0.98" office:value-type="float"/>
          <table:table-cell office:value="0.99" office:value-type="float"/>
          <table:table-cell office:value="0.98" office:value-type="float"/>
        </table:table-row>
        <table:table-row>
          <table:table-cell office:value-type="string">
            <text:p>behavior_second_report_v2</text:p>
          </table:table-cell>
          <table:table-cell office:value-type="string">
            <text:p>llama3.1-70b</text:p>
          </table:table-cell>
          <table:table-cell office:value-type="string">
            <text:p>Nomystery</text:p>
          </table:table-cell>
          <table:table-cell office:value-type="string">
            <text:p>NM</text:p>
          </table:table-cell>
          <table:table-cell office:value="0.99" office:value-type="float"/>
          <table:table-cell office:value="0.99" office:value-type="float"/>
          <table:table-cell office:value="0.99" office:value-type="float"/>
          <table:table-cell office:value="0.99" office:value-type="float"/>
        </table:table-row>
        <table:table-row>
          <table:table-cell office:value-type="string">
            <text:p>behavior_second_report_v3</text:p>
          </table:table-cell>
          <table:table-cell office:value-type="string">
            <text:p>llama3.1-70b</text:p>
          </table:table-cell>
          <table:table-cell office:value-type="string">
            <text:p>Nomystery</text:p>
          </table:table-cell>
          <table:table-cell office:value-type="string">
            <text:p>NM</text:p>
          </table:table-cell>
          <table:table-cell office:value="0.99" office:value-type="float"/>
          <table:table-cell office:value="0.99" office:value-type="float"/>
          <table:table-cell office:value="0.99" office:value-type="float"/>
          <table:table-cell office:value="0.99" office:value-type="float"/>
        </table:table-row>
        <table:table-row>
          <table:table-cell office:value-type="string">
            <text:p>behavior_second_report_v4</text:p>
          </table:table-cell>
          <table:table-cell office:value-type="string">
            <text:p>llama3.1-70b</text:p>
          </table:table-cell>
          <table:table-cell office:value-type="string">
            <text:p>Nomystery</text:p>
          </table:table-cell>
          <table:table-cell office:value-type="string">
            <text:p>NM</text:p>
          </table:table-cell>
          <table:table-cell office:value="0.99" office:value-type="float"/>
          <table:table-cell office:value="0.99" office:value-type="float"/>
          <table:table-cell office:value="0.99" office:value-type="float"/>
          <table:table-cell office:value="0.99" office:value-type="float"/>
        </table:table-row>
        <table:table-row>
          <table:table-cell office:value-type="string">
            <text:p>behavior_second_report_v5</text:p>
          </table:table-cell>
          <table:table-cell office:value-type="string">
            <text:p>llama3.1-70b</text:p>
          </table:table-cell>
          <table:table-cell office:value-type="string">
            <text:p>Nomystery</text:p>
          </table:table-cell>
          <table:table-cell office:value-type="string">
            <text:p>NM</text:p>
          </table:table-cell>
          <table:table-cell office:value="0.99" office:value-type="float"/>
          <table:table-cell office:value="0.99" office:value-type="float"/>
          <table:table-cell office:value="0.99" office:value-type="float"/>
          <table:table-cell office:value="0.99" office:value-type="float"/>
        </table:table-row>
        <table:table-row>
          <table:table-cell office:value-type="string">
            <text:p>behavior_second_report_v6</text:p>
          </table:table-cell>
          <table:table-cell office:value-type="string">
            <text:p>llama3.1-70b</text:p>
          </table:table-cell>
          <table:table-cell office:value-type="string">
            <text:p>Nomystery</text:p>
          </table:table-cell>
          <table:table-cell office:value-type="string">
            <text:p>NM</text:p>
          </table:table-cell>
          <table:table-cell office:value="0.99" office:value-type="float"/>
          <table:table-cell office:value="0.99" office:value-type="float"/>
          <table:table-cell office:value="0.99" office:value-type="float"/>
          <table:table-cell office:value="0.99" office:value-type="float"/>
        </table:table-row>
        <table:table-row>
          <table:table-cell office:value-type="string">
            <text:p>behavior_first_report_v1</text:p>
          </table:table-cell>
          <table:table-cell office:value-type="string">
            <text:p>llama3.1-70b</text:p>
          </table:table-cell>
          <table:table-cell office:value-type="string">
            <text:p>Partner Units</text:p>
          </table:table-cell>
          <table:table-cell office:value-type="string">
            <text:p>PU</text:p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behavior_first_report_v2</text:p>
          </table:table-cell>
          <table:table-cell office:value-type="string">
            <text:p>llama3.1-70b</text:p>
          </table:table-cell>
          <table:table-cell office:value-type="string">
            <text:p>Partner Units</text:p>
          </table:table-cell>
          <table:table-cell office:value-type="string">
            <text:p>PU</text:p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behavior_first_report_v3</text:p>
          </table:table-cell>
          <table:table-cell office:value-type="string">
            <text:p>llama3.1-70b</text:p>
          </table:table-cell>
          <table:table-cell office:value-type="string">
            <text:p>Partner Units</text:p>
          </table:table-cell>
          <table:table-cell office:value-type="string">
            <text:p>PU</text:p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behavior_first_report_v4</text:p>
          </table:table-cell>
          <table:table-cell office:value-type="string">
            <text:p>llama3.1-70b</text:p>
          </table:table-cell>
          <table:table-cell office:value-type="string">
            <text:p>Partner Units</text:p>
          </table:table-cell>
          <table:table-cell office:value-type="string">
            <text:p>PU</text:p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behavior_second_report_v1</text:p>
          </table:table-cell>
          <table:table-cell office:value-type="string">
            <text:p>llama3.1-70b</text:p>
          </table:table-cell>
          <table:table-cell office:value-type="string">
            <text:p>Partner Units</text:p>
          </table:table-cell>
          <table:table-cell office:value-type="string">
            <text:p>PU</text:p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behavior_second_report_v2</text:p>
          </table:table-cell>
          <table:table-cell office:value-type="string">
            <text:p>llama3.1-70b</text:p>
          </table:table-cell>
          <table:table-cell office:value-type="string">
            <text:p>Partner Units</text:p>
          </table:table-cell>
          <table:table-cell office:value-type="string">
            <text:p>PU</text:p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behavior_second_report_v3</text:p>
          </table:table-cell>
          <table:table-cell office:value-type="string">
            <text:p>llama3.1-70b</text:p>
          </table:table-cell>
          <table:table-cell office:value-type="string">
            <text:p>Partner Units</text:p>
          </table:table-cell>
          <table:table-cell office:value-type="string">
            <text:p>PU</text:p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behavior_second_report_v4</text:p>
          </table:table-cell>
          <table:table-cell office:value-type="string">
            <text:p>llama3.1-70b</text:p>
          </table:table-cell>
          <table:table-cell office:value-type="string">
            <text:p>Partner Units</text:p>
          </table:table-cell>
          <table:table-cell office:value-type="string">
            <text:p>PU</text:p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behavior_second_report_v5</text:p>
          </table:table-cell>
          <table:table-cell office:value-type="string">
            <text:p>llama3.1-70b</text:p>
          </table:table-cell>
          <table:table-cell office:value-type="string">
            <text:p>Partner Units</text:p>
          </table:table-cell>
          <table:table-cell office:value-type="string">
            <text:p>PU</text:p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behavior_second_report_v6</text:p>
          </table:table-cell>
          <table:table-cell office:value-type="string">
            <text:p>llama3.1-70b</text:p>
          </table:table-cell>
          <table:table-cell office:value-type="string">
            <text:p>Partner Units</text:p>
          </table:table-cell>
          <table:table-cell office:value-type="string">
            <text:p>PU</text:p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behavior_first_report_v1</text:p>
          </table:table-cell>
          <table:table-cell office:value-type="string">
            <text:p>llama3.1-70b</text:p>
          </table:table-cell>
          <table:table-cell office:value-type="string">
            <text:p>Permutation Pattern Matching</text:p>
          </table:table-cell>
          <table:table-cell office:value-type="string">
            <text:p>PPM</text:p>
          </table:table-cell>
          <table:table-cell office:value="0.94" office:value-type="float"/>
          <table:table-cell office:value="0.94" office:value-type="float"/>
          <table:table-cell office:value="0.97" office:value-type="float"/>
          <table:table-cell office:value="0.95" office:value-type="float"/>
        </table:table-row>
        <table:table-row>
          <table:table-cell office:value-type="string">
            <text:p>behavior_first_report_v2</text:p>
          </table:table-cell>
          <table:table-cell office:value-type="string">
            <text:p>llama3.1-70b</text:p>
          </table:table-cell>
          <table:table-cell office:value-type="string">
            <text:p>Permutation Pattern Matching</text:p>
          </table:table-cell>
          <table:table-cell office:value-type="string">
            <text:p>PPM</text:p>
          </table:table-cell>
          <table:table-cell office:value="0.96" office:value-type="float"/>
          <table:table-cell office:value="0.96" office:value-type="float"/>
          <table:table-cell office:value="0.97" office:value-type="float"/>
          <table:table-cell office:value="0.97" office:value-type="float"/>
        </table:table-row>
        <table:table-row>
          <table:table-cell office:value-type="string">
            <text:p>behavior_first_report_v3</text:p>
          </table:table-cell>
          <table:table-cell office:value-type="string">
            <text:p>llama3.1-70b</text:p>
          </table:table-cell>
          <table:table-cell office:value-type="string">
            <text:p>Permutation Pattern Matching</text:p>
          </table:table-cell>
          <table:table-cell office:value-type="string">
            <text:p>PPM</text:p>
          </table:table-cell>
          <table:table-cell office:value="0.9" office:value-type="float"/>
          <table:table-cell office:value="0.9" office:value-type="float"/>
          <table:table-cell office:value="0.95" office:value-type="float"/>
          <table:table-cell office:value="0.92" office:value-type="float"/>
        </table:table-row>
        <table:table-row>
          <table:table-cell office:value-type="string">
            <text:p>behavior_first_report_v4</text:p>
          </table:table-cell>
          <table:table-cell office:value-type="string">
            <text:p>llama3.1-70b</text:p>
          </table:table-cell>
          <table:table-cell office:value-type="string">
            <text:p>Permutation Pattern Matching</text:p>
          </table:table-cell>
          <table:table-cell office:value-type="string">
            <text:p>PPM</text:p>
          </table:table-cell>
          <table:table-cell office:value="0.97" office:value-type="float"/>
          <table:table-cell office:value="0.97" office:value-type="float"/>
          <table:table-cell office:value="0.98" office:value-type="float"/>
          <table:table-cell office:value="0.98" office:value-type="float"/>
        </table:table-row>
        <table:table-row>
          <table:table-cell office:value-type="string">
            <text:p>behavior_second_report_v1</text:p>
          </table:table-cell>
          <table:table-cell office:value-type="string">
            <text:p>llama3.1-70b</text:p>
          </table:table-cell>
          <table:table-cell office:value-type="string">
            <text:p>Permutation Pattern Matching</text:p>
          </table:table-cell>
          <table:table-cell office:value-type="string">
            <text:p>PPM</text:p>
          </table:table-cell>
          <table:table-cell office:value="0.86" office:value-type="float"/>
          <table:table-cell office:value="0.86" office:value-type="float"/>
          <table:table-cell office:value="0.95" office:value-type="float"/>
          <table:table-cell office:value="0.9" office:value-type="float"/>
        </table:table-row>
        <table:table-row>
          <table:table-cell office:value-type="string">
            <text:p>behavior_second_report_v2</text:p>
          </table:table-cell>
          <table:table-cell office:value-type="string">
            <text:p>llama3.1-70b</text:p>
          </table:table-cell>
          <table:table-cell office:value-type="string">
            <text:p>Permutation Pattern Matching</text:p>
          </table:table-cell>
          <table:table-cell office:value-type="string">
            <text:p>PPM</text:p>
          </table:table-cell>
          <table:table-cell office:value="0.91" office:value-type="float"/>
          <table:table-cell office:value="0.91" office:value-type="float"/>
          <table:table-cell office:value="0.97" office:value-type="float"/>
          <table:table-cell office:value="0.94" office:value-type="float"/>
        </table:table-row>
        <table:table-row>
          <table:table-cell office:value-type="string">
            <text:p>behavior_second_report_v3</text:p>
          </table:table-cell>
          <table:table-cell office:value-type="string">
            <text:p>llama3.1-70b</text:p>
          </table:table-cell>
          <table:table-cell office:value-type="string">
            <text:p>Permutation Pattern Matching</text:p>
          </table:table-cell>
          <table:table-cell office:value-type="string">
            <text:p>PPM</text:p>
          </table:table-cell>
          <table:table-cell office:value="0.94" office:value-type="float"/>
          <table:table-cell office:value="0.94" office:value-type="float"/>
          <table:table-cell office:value="0.96" office:value-type="float"/>
          <table:table-cell office:value="0.95" office:value-type="float"/>
        </table:table-row>
        <table:table-row>
          <table:table-cell office:value-type="string">
            <text:p>behavior_second_report_v4</text:p>
          </table:table-cell>
          <table:table-cell office:value-type="string">
            <text:p>llama3.1-70b</text:p>
          </table:table-cell>
          <table:table-cell office:value-type="string">
            <text:p>Permutation Pattern Matching</text:p>
          </table:table-cell>
          <table:table-cell office:value-type="string">
            <text:p>PPM</text:p>
          </table:table-cell>
          <table:table-cell office:value="0.95" office:value-type="float"/>
          <table:table-cell office:value="0.95" office:value-type="float"/>
          <table:table-cell office:value="0.97" office:value-type="float"/>
          <table:table-cell office:value="0.96" office:value-type="float"/>
        </table:table-row>
        <table:table-row>
          <table:table-cell office:value-type="string">
            <text:p>behavior_second_report_v5</text:p>
          </table:table-cell>
          <table:table-cell office:value-type="string">
            <text:p>llama3.1-70b</text:p>
          </table:table-cell>
          <table:table-cell office:value-type="string">
            <text:p>Permutation Pattern Matching</text:p>
          </table:table-cell>
          <table:table-cell office:value-type="string">
            <text:p>PPM</text:p>
          </table:table-cell>
          <table:table-cell office:value="0.96" office:value-type="float"/>
          <table:table-cell office:value="0.96" office:value-type="float"/>
          <table:table-cell office:value="0.98" office:value-type="float"/>
          <table:table-cell office:value="0.96" office:value-type="float"/>
        </table:table-row>
        <table:table-row>
          <table:table-cell office:value-type="string">
            <text:p>behavior_second_report_v6</text:p>
          </table:table-cell>
          <table:table-cell office:value-type="string">
            <text:p>llama3.1-70b</text:p>
          </table:table-cell>
          <table:table-cell office:value-type="string">
            <text:p>Permutation Pattern Matching</text:p>
          </table:table-cell>
          <table:table-cell office:value-type="string">
            <text:p>PPM</text:p>
          </table:table-cell>
          <table:table-cell office:value="0.97" office:value-type="float"/>
          <table:table-cell office:value="0.97" office:value-type="float"/>
          <table:table-cell office:value="0.99" office:value-type="float"/>
          <table:table-cell office:value="0.98" office:value-type="float"/>
        </table:table-row>
        <table:table-row>
          <table:table-cell office:value-type="string">
            <text:p>behavior_first_report_v1</text:p>
          </table:table-cell>
          <table:table-cell office:value-type="string">
            <text:p>llama3.1-70b</text:p>
          </table:table-cell>
          <table:table-cell office:value-type="string">
            <text:p>Ricochet Robots</text:p>
          </table:table-cell>
          <table:table-cell office:value-type="string">
            <text:p>RR</text:p>
          </table:table-cell>
          <table:table-cell office:value="0.92" office:value-type="float"/>
          <table:table-cell office:value="0.92" office:value-type="float"/>
          <table:table-cell office:value="0.92" office:value-type="float"/>
          <table:table-cell office:value="0.92" office:value-type="float"/>
        </table:table-row>
        <table:table-row>
          <table:table-cell office:value-type="string">
            <text:p>behavior_first_report_v2</text:p>
          </table:table-cell>
          <table:table-cell office:value-type="string">
            <text:p>llama3.1-70b</text:p>
          </table:table-cell>
          <table:table-cell office:value-type="string">
            <text:p>Ricochet Robots</text:p>
          </table:table-cell>
          <table:table-cell office:value-type="string">
            <text:p>RR</text:p>
          </table:table-cell>
          <table:table-cell office:value="0.92" office:value-type="float"/>
          <table:table-cell office:value="0.92" office:value-type="float"/>
          <table:table-cell office:value="0.94" office:value-type="float"/>
          <table:table-cell office:value="0.93" office:value-type="float"/>
        </table:table-row>
        <table:table-row>
          <table:table-cell office:value-type="string">
            <text:p>behavior_first_report_v3</text:p>
          </table:table-cell>
          <table:table-cell office:value-type="string">
            <text:p>llama3.1-70b</text:p>
          </table:table-cell>
          <table:table-cell office:value-type="string">
            <text:p>Ricochet Robots</text:p>
          </table:table-cell>
          <table:table-cell office:value-type="string">
            <text:p>RR</text:p>
          </table:table-cell>
          <table:table-cell office:value="0.92" office:value-type="float"/>
          <table:table-cell office:value="0.92" office:value-type="float"/>
          <table:table-cell office:value="0.9" office:value-type="float"/>
          <table:table-cell office:value="0.91" office:value-type="float"/>
        </table:table-row>
        <table:table-row>
          <table:table-cell office:value-type="string">
            <text:p>behavior_first_report_v4</text:p>
          </table:table-cell>
          <table:table-cell office:value-type="string">
            <text:p>llama3.1-70b</text:p>
          </table:table-cell>
          <table:table-cell office:value-type="string">
            <text:p>Ricochet Robots</text:p>
          </table:table-cell>
          <table:table-cell office:value-type="string">
            <text:p>RR</text:p>
          </table:table-cell>
          <table:table-cell office:value="0.92" office:value-type="float"/>
          <table:table-cell office:value="0.92" office:value-type="float"/>
          <table:table-cell office:value="0.94" office:value-type="float"/>
          <table:table-cell office:value="0.93" office:value-type="float"/>
        </table:table-row>
        <table:table-row>
          <table:table-cell office:value-type="string">
            <text:p>behavior_second_report_v1</text:p>
          </table:table-cell>
          <table:table-cell office:value-type="string">
            <text:p>llama3.1-70b</text:p>
          </table:table-cell>
          <table:table-cell office:value-type="string">
            <text:p>Ricochet Robots</text:p>
          </table:table-cell>
          <table:table-cell office:value-type="string">
            <text:p>RR</text:p>
          </table:table-cell>
          <table:table-cell office:value="0.93" office:value-type="float"/>
          <table:table-cell office:value="0.93" office:value-type="float"/>
          <table:table-cell office:value="0.93" office:value-type="float"/>
          <table:table-cell office:value="0.93" office:value-type="float"/>
        </table:table-row>
        <table:table-row>
          <table:table-cell office:value-type="string">
            <text:p>behavior_second_report_v2</text:p>
          </table:table-cell>
          <table:table-cell office:value-type="string">
            <text:p>llama3.1-70b</text:p>
          </table:table-cell>
          <table:table-cell office:value-type="string">
            <text:p>Ricochet Robots</text:p>
          </table:table-cell>
          <table:table-cell office:value-type="string">
            <text:p>RR</text:p>
          </table:table-cell>
          <table:table-cell office:value="0.91" office:value-type="float"/>
          <table:table-cell office:value="0.91" office:value-type="float"/>
          <table:table-cell office:value="0.91" office:value-type="float"/>
          <table:table-cell office:value="0.91" office:value-type="float"/>
        </table:table-row>
        <table:table-row>
          <table:table-cell office:value-type="string">
            <text:p>behavior_second_report_v3</text:p>
          </table:table-cell>
          <table:table-cell office:value-type="string">
            <text:p>llama3.1-70b</text:p>
          </table:table-cell>
          <table:table-cell office:value-type="string">
            <text:p>Ricochet Robots</text:p>
          </table:table-cell>
          <table:table-cell office:value-type="string">
            <text:p>RR</text:p>
          </table:table-cell>
          <table:table-cell office:value="0.94" office:value-type="float"/>
          <table:table-cell office:value="0.94" office:value-type="float"/>
          <table:table-cell office:value="0.94" office:value-type="float"/>
          <table:table-cell office:value="0.94" office:value-type="float"/>
        </table:table-row>
        <table:table-row>
          <table:table-cell office:value-type="string">
            <text:p>behavior_second_report_v4</text:p>
          </table:table-cell>
          <table:table-cell office:value-type="string">
            <text:p>llama3.1-70b</text:p>
          </table:table-cell>
          <table:table-cell office:value-type="string">
            <text:p>Ricochet Robots</text:p>
          </table:table-cell>
          <table:table-cell office:value-type="string">
            <text:p>RR</text:p>
          </table:table-cell>
          <table:table-cell office:value="0.92" office:value-type="float"/>
          <table:table-cell office:value="0.92" office:value-type="float"/>
          <table:table-cell office:value="0.92" office:value-type="float"/>
          <table:table-cell office:value="0.92" office:value-type="float"/>
        </table:table-row>
        <table:table-row>
          <table:table-cell office:value-type="string">
            <text:p>behavior_second_report_v5</text:p>
          </table:table-cell>
          <table:table-cell office:value-type="string">
            <text:p>llama3.1-70b</text:p>
          </table:table-cell>
          <table:table-cell office:value-type="string">
            <text:p>Ricochet Robots</text:p>
          </table:table-cell>
          <table:table-cell office:value-type="string">
            <text:p>RR</text:p>
          </table:table-cell>
          <table:table-cell office:value="0.94" office:value-type="float"/>
          <table:table-cell office:value="0.94" office:value-type="float"/>
          <table:table-cell office:value="0.94" office:value-type="float"/>
          <table:table-cell office:value="0.94" office:value-type="float"/>
        </table:table-row>
        <table:table-row>
          <table:table-cell office:value-type="string">
            <text:p>behavior_second_report_v6</text:p>
          </table:table-cell>
          <table:table-cell office:value-type="string">
            <text:p>llama3.1-70b</text:p>
          </table:table-cell>
          <table:table-cell office:value-type="string">
            <text:p>Ricochet Robots</text:p>
          </table:table-cell>
          <table:table-cell office:value-type="string">
            <text:p>RR</text:p>
          </table:table-cell>
          <table:table-cell office:value="0.94" office:value-type="float"/>
          <table:table-cell office:value="0.94" office:value-type="float"/>
          <table:table-cell office:value="0.94" office:value-type="float"/>
          <table:table-cell office:value="0.94" office:value-type="float"/>
        </table:table-row>
        <table:table-row>
          <table:table-cell office:value-type="string">
            <text:p>behavior_first_report_v1</text:p>
          </table:table-cell>
          <table:table-cell office:value-type="string">
            <text:p>llama3.1-70b</text:p>
          </table:table-cell>
          <table:table-cell office:value-type="string">
            <text:p>Sokoban</text:p>
          </table:table-cell>
          <table:table-cell office:value-type="string">
            <text:p>S</text:p>
          </table:table-cell>
          <table:table-cell office:value="0.93" office:value-type="float"/>
          <table:table-cell office:value="0.93" office:value-type="float"/>
          <table:table-cell office:value="0.99" office:value-type="float"/>
          <table:table-cell office:value="0.96" office:value-type="float"/>
        </table:table-row>
        <table:table-row>
          <table:table-cell office:value-type="string">
            <text:p>behavior_first_report_v2</text:p>
          </table:table-cell>
          <table:table-cell office:value-type="string">
            <text:p>llama3.1-70b</text:p>
          </table:table-cell>
          <table:table-cell office:value-type="string">
            <text:p>Sokoban</text:p>
          </table:table-cell>
          <table:table-cell office:value-type="string">
            <text:p>S</text:p>
          </table:table-cell>
          <table:table-cell office:value="0.93" office:value-type="float"/>
          <table:table-cell office:value="0.93" office:value-type="float"/>
          <table:table-cell office:value="1" office:value-type="float"/>
          <table:table-cell office:value="0.96" office:value-type="float"/>
        </table:table-row>
        <table:table-row>
          <table:table-cell office:value-type="string">
            <text:p>behavior_first_report_v3</text:p>
          </table:table-cell>
          <table:table-cell office:value-type="string">
            <text:p>llama3.1-70b</text:p>
          </table:table-cell>
          <table:table-cell office:value-type="string">
            <text:p>Sokoban</text:p>
          </table:table-cell>
          <table:table-cell office:value-type="string">
            <text:p>S</text:p>
          </table:table-cell>
          <table:table-cell office:value="0.93" office:value-type="float"/>
          <table:table-cell office:value="0.93" office:value-type="float"/>
          <table:table-cell office:value="0.99" office:value-type="float"/>
          <table:table-cell office:value="0.96" office:value-type="float"/>
        </table:table-row>
        <table:table-row>
          <table:table-cell office:value-type="string">
            <text:p>behavior_first_report_v4</text:p>
          </table:table-cell>
          <table:table-cell office:value-type="string">
            <text:p>llama3.1-70b</text:p>
          </table:table-cell>
          <table:table-cell office:value-type="string">
            <text:p>Sokoban</text:p>
          </table:table-cell>
          <table:table-cell office:value-type="string">
            <text:p>S</text:p>
          </table:table-cell>
          <table:table-cell office:value="0.93" office:value-type="float"/>
          <table:table-cell office:value="0.93" office:value-type="float"/>
          <table:table-cell office:value="1" office:value-type="float"/>
          <table:table-cell office:value="0.96" office:value-type="float"/>
        </table:table-row>
        <table:table-row>
          <table:table-cell office:value-type="string">
            <text:p>behavior_second_report_v1</text:p>
          </table:table-cell>
          <table:table-cell office:value-type="string">
            <text:p>llama3.1-70b</text:p>
          </table:table-cell>
          <table:table-cell office:value-type="string">
            <text:p>Sokoban</text:p>
          </table:table-cell>
          <table:table-cell office:value-type="string">
            <text:p>S</text:p>
          </table:table-cell>
          <table:table-cell office:value="0.93" office:value-type="float"/>
          <table:table-cell office:value="0.93" office:value-type="float"/>
          <table:table-cell office:value="1" office:value-type="float"/>
          <table:table-cell office:value="0.96" office:value-type="float"/>
        </table:table-row>
        <table:table-row>
          <table:table-cell office:value-type="string">
            <text:p>behavior_second_report_v2</text:p>
          </table:table-cell>
          <table:table-cell office:value-type="string">
            <text:p>llama3.1-70b</text:p>
          </table:table-cell>
          <table:table-cell office:value-type="string">
            <text:p>Sokoban</text:p>
          </table:table-cell>
          <table:table-cell office:value-type="string">
            <text:p>S</text:p>
          </table:table-cell>
          <table:table-cell office:value="0.93" office:value-type="float"/>
          <table:table-cell office:value="0.93" office:value-type="float"/>
          <table:table-cell office:value="1" office:value-type="float"/>
          <table:table-cell office:value="0.96" office:value-type="float"/>
        </table:table-row>
        <table:table-row>
          <table:table-cell office:value-type="string">
            <text:p>behavior_second_report_v3</text:p>
          </table:table-cell>
          <table:table-cell office:value-type="string">
            <text:p>llama3.1-70b</text:p>
          </table:table-cell>
          <table:table-cell office:value-type="string">
            <text:p>Sokoban</text:p>
          </table:table-cell>
          <table:table-cell office:value-type="string">
            <text:p>S</text:p>
          </table:table-cell>
          <table:table-cell office:value="0.93" office:value-type="float"/>
          <table:table-cell office:value="0.93" office:value-type="float"/>
          <table:table-cell office:value="1" office:value-type="float"/>
          <table:table-cell office:value="0.96" office:value-type="float"/>
        </table:table-row>
        <table:table-row>
          <table:table-cell office:value-type="string">
            <text:p>behavior_second_report_v4</text:p>
          </table:table-cell>
          <table:table-cell office:value-type="string">
            <text:p>llama3.1-70b</text:p>
          </table:table-cell>
          <table:table-cell office:value-type="string">
            <text:p>Sokoban</text:p>
          </table:table-cell>
          <table:table-cell office:value-type="string">
            <text:p>S</text:p>
          </table:table-cell>
          <table:table-cell office:value="0.93" office:value-type="float"/>
          <table:table-cell office:value="0.93" office:value-type="float"/>
          <table:table-cell office:value="1" office:value-type="float"/>
          <table:table-cell office:value="0.96" office:value-type="float"/>
        </table:table-row>
        <table:table-row>
          <table:table-cell office:value-type="string">
            <text:p>behavior_second_report_v5</text:p>
          </table:table-cell>
          <table:table-cell office:value-type="string">
            <text:p>llama3.1-70b</text:p>
          </table:table-cell>
          <table:table-cell office:value-type="string">
            <text:p>Sokoban</text:p>
          </table:table-cell>
          <table:table-cell office:value-type="string">
            <text:p>S</text:p>
          </table:table-cell>
          <table:table-cell office:value="0.93" office:value-type="float"/>
          <table:table-cell office:value="0.93" office:value-type="float"/>
          <table:table-cell office:value="1" office:value-type="float"/>
          <table:table-cell office:value="0.96" office:value-type="float"/>
        </table:table-row>
        <table:table-row>
          <table:table-cell office:value-type="string">
            <text:p>behavior_second_report_v6</text:p>
          </table:table-cell>
          <table:table-cell office:value-type="string">
            <text:p>llama3.1-70b</text:p>
          </table:table-cell>
          <table:table-cell office:value-type="string">
            <text:p>Sokoban</text:p>
          </table:table-cell>
          <table:table-cell office:value-type="string">
            <text:p>S</text:p>
          </table:table-cell>
          <table:table-cell office:value="0.93" office:value-type="float"/>
          <table:table-cell office:value="0.93" office:value-type="float"/>
          <table:table-cell office:value="1" office:value-type="float"/>
          <table:table-cell office:value="0.96" office:value-type="float"/>
        </table:table-row>
        <table:table-row>
          <table:table-cell office:value-type="string">
            <text:p>behavior_first_report_v1</text:p>
          </table:table-cell>
          <table:table-cell office:value-type="string">
            <text:p>llama3.1-70b</text:p>
          </table:table-cell>
          <table:table-cell office:value-type="string">
            <text:p>Stable Marriage</text:p>
          </table:table-cell>
          <table:table-cell office:value-type="string">
            <text:p>SM</text:p>
          </table:table-cell>
          <table:table-cell office:value="0.91" office:value-type="float"/>
          <table:table-cell office:value="0.91" office:value-type="float"/>
          <table:table-cell office:value="0.95" office:value-type="float"/>
          <table:table-cell office:value="0.92" office:value-type="float"/>
        </table:table-row>
        <table:table-row>
          <table:table-cell office:value-type="string">
            <text:p>behavior_first_report_v2</text:p>
          </table:table-cell>
          <table:table-cell office:value-type="string">
            <text:p>llama3.1-70b</text:p>
          </table:table-cell>
          <table:table-cell office:value-type="string">
            <text:p>Stable Marriage</text:p>
          </table:table-cell>
          <table:table-cell office:value-type="string">
            <text:p>SM</text:p>
          </table:table-cell>
          <table:table-cell office:value="0.93" office:value-type="float"/>
          <table:table-cell office:value="0.93" office:value-type="float"/>
          <table:table-cell office:value="0.95" office:value-type="float"/>
          <table:table-cell office:value="0.94" office:value-type="float"/>
        </table:table-row>
        <table:table-row>
          <table:table-cell office:value-type="string">
            <text:p>behavior_first_report_v3</text:p>
          </table:table-cell>
          <table:table-cell office:value-type="string">
            <text:p>llama3.1-70b</text:p>
          </table:table-cell>
          <table:table-cell office:value-type="string">
            <text:p>Stable Marriage</text:p>
          </table:table-cell>
          <table:table-cell office:value-type="string">
            <text:p>SM</text:p>
          </table:table-cell>
          <table:table-cell office:value="0.94" office:value-type="float"/>
          <table:table-cell office:value="0.94" office:value-type="float"/>
          <table:table-cell office:value="0.94" office:value-type="float"/>
          <table:table-cell office:value="0.94" office:value-type="float"/>
        </table:table-row>
        <table:table-row>
          <table:table-cell office:value-type="string">
            <text:p>behavior_first_report_v4</text:p>
          </table:table-cell>
          <table:table-cell office:value-type="string">
            <text:p>llama3.1-70b</text:p>
          </table:table-cell>
          <table:table-cell office:value-type="string">
            <text:p>Stable Marriage</text:p>
          </table:table-cell>
          <table:table-cell office:value-type="string">
            <text:p>SM</text:p>
          </table:table-cell>
          <table:table-cell office:value="0.94" office:value-type="float"/>
          <table:table-cell office:value="0.94" office:value-type="float"/>
          <table:table-cell office:value="0.96" office:value-type="float"/>
          <table:table-cell office:value="0.95" office:value-type="float"/>
        </table:table-row>
        <table:table-row>
          <table:table-cell office:value-type="string">
            <text:p>behavior_second_report_v1</text:p>
          </table:table-cell>
          <table:table-cell office:value-type="string">
            <text:p>llama3.1-70b</text:p>
          </table:table-cell>
          <table:table-cell office:value-type="string">
            <text:p>Stable Marriage</text:p>
          </table:table-cell>
          <table:table-cell office:value-type="string">
            <text:p>SM</text:p>
          </table:table-cell>
          <table:table-cell office:value="0.93" office:value-type="float"/>
          <table:table-cell office:value="0.93" office:value-type="float"/>
          <table:table-cell office:value="0.96" office:value-type="float"/>
          <table:table-cell office:value="0.94" office:value-type="float"/>
        </table:table-row>
        <table:table-row>
          <table:table-cell office:value-type="string">
            <text:p>behavior_second_report_v2</text:p>
          </table:table-cell>
          <table:table-cell office:value-type="string">
            <text:p>llama3.1-70b</text:p>
          </table:table-cell>
          <table:table-cell office:value-type="string">
            <text:p>Stable Marriage</text:p>
          </table:table-cell>
          <table:table-cell office:value-type="string">
            <text:p>SM</text:p>
          </table:table-cell>
          <table:table-cell office:value="0.97" office:value-type="float"/>
          <table:table-cell office:value="0.97" office:value-type="float"/>
          <table:table-cell office:value="0.97" office:value-type="float"/>
          <table:table-cell office:value="0.97" office:value-type="float"/>
        </table:table-row>
        <table:table-row>
          <table:table-cell office:value-type="string">
            <text:p>behavior_second_report_v3</text:p>
          </table:table-cell>
          <table:table-cell office:value-type="string">
            <text:p>llama3.1-70b</text:p>
          </table:table-cell>
          <table:table-cell office:value-type="string">
            <text:p>Stable Marriage</text:p>
          </table:table-cell>
          <table:table-cell office:value-type="string">
            <text:p>SM</text:p>
          </table:table-cell>
          <table:table-cell office:value="0.97" office:value-type="float"/>
          <table:table-cell office:value="0.97" office:value-type="float"/>
          <table:table-cell office:value="0.95" office:value-type="float"/>
          <table:table-cell office:value="0.96" office:value-type="float"/>
        </table:table-row>
        <table:table-row>
          <table:table-cell office:value-type="string">
            <text:p>behavior_second_report_v4</text:p>
          </table:table-cell>
          <table:table-cell office:value-type="string">
            <text:p>llama3.1-70b</text:p>
          </table:table-cell>
          <table:table-cell office:value-type="string">
            <text:p>Stable Marriage</text:p>
          </table:table-cell>
          <table:table-cell office:value-type="string">
            <text:p>SM</text:p>
          </table:table-cell>
          <table:table-cell office:value="0.98" office:value-type="float"/>
          <table:table-cell office:value="0.98" office:value-type="float"/>
          <table:table-cell office:value="0.97" office:value-type="float"/>
          <table:table-cell office:value="0.98" office:value-type="float"/>
        </table:table-row>
        <table:table-row>
          <table:table-cell office:value-type="string">
            <text:p>behavior_second_report_v5</text:p>
          </table:table-cell>
          <table:table-cell office:value-type="string">
            <text:p>llama3.1-70b</text:p>
          </table:table-cell>
          <table:table-cell office:value-type="string">
            <text:p>Stable Marriage</text:p>
          </table:table-cell>
          <table:table-cell office:value-type="string">
            <text:p>SM</text:p>
          </table:table-cell>
          <table:table-cell office:value="0.97" office:value-type="float"/>
          <table:table-cell office:value="0.97" office:value-type="float"/>
          <table:table-cell office:value="0.95" office:value-type="float"/>
          <table:table-cell office:value="0.96" office:value-type="float"/>
        </table:table-row>
        <table:table-row>
          <table:table-cell office:value-type="string">
            <text:p>behavior_second_report_v6</text:p>
          </table:table-cell>
          <table:table-cell office:value-type="string">
            <text:p>llama3.1-70b</text:p>
          </table:table-cell>
          <table:table-cell office:value-type="string">
            <text:p>Stable Marriage</text:p>
          </table:table-cell>
          <table:table-cell office:value-type="string">
            <text:p>SM</text:p>
          </table:table-cell>
          <table:table-cell office:value="0.97" office:value-type="float"/>
          <table:table-cell office:value="0.97" office:value-type="float"/>
          <table:table-cell office:value="0.93" office:value-type="float"/>
          <table:table-cell office:value="0.95" office:value-type="float"/>
        </table:table-row>
        <table:table-row>
          <table:table-cell office:value-type="string">
            <text:p>behavior_first_report_v1</text:p>
          </table:table-cell>
          <table:table-cell office:value-type="string">
            <text:p>llama3.1-70b</text:p>
          </table:table-cell>
          <table:table-cell office:value-type="string">
            <text:p>Valves Location Problem</text:p>
          </table:table-cell>
          <table:table-cell office:value-type="string">
            <text:p>VLP</text:p>
          </table:table-cell>
          <table:table-cell office:value="0.89" office:value-type="float"/>
          <table:table-cell office:value="0.89" office:value-type="float"/>
          <table:table-cell office:value="0.98" office:value-type="float"/>
          <table:table-cell office:value="0.94" office:value-type="float"/>
        </table:table-row>
        <table:table-row>
          <table:table-cell office:value-type="string">
            <text:p>behavior_first_report_v2</text:p>
          </table:table-cell>
          <table:table-cell office:value-type="string">
            <text:p>llama3.1-70b</text:p>
          </table:table-cell>
          <table:table-cell office:value-type="string">
            <text:p>Valves Location Problem</text:p>
          </table:table-cell>
          <table:table-cell office:value-type="string">
            <text:p>VLP</text:p>
          </table:table-cell>
          <table:table-cell office:value="0.9" office:value-type="float"/>
          <table:table-cell office:value="0.9" office:value-type="float"/>
          <table:table-cell office:value="0.99" office:value-type="float"/>
          <table:table-cell office:value="0.94" office:value-type="float"/>
        </table:table-row>
        <table:table-row>
          <table:table-cell office:value-type="string">
            <text:p>behavior_first_report_v3</text:p>
          </table:table-cell>
          <table:table-cell office:value-type="string">
            <text:p>llama3.1-70b</text:p>
          </table:table-cell>
          <table:table-cell office:value-type="string">
            <text:p>Valves Location Problem</text:p>
          </table:table-cell>
          <table:table-cell office:value-type="string">
            <text:p>VLP</text:p>
          </table:table-cell>
          <table:table-cell office:value="0.91" office:value-type="float"/>
          <table:table-cell office:value="0.91" office:value-type="float"/>
          <table:table-cell office:value="0.99" office:value-type="float"/>
          <table:table-cell office:value="0.95" office:value-type="float"/>
        </table:table-row>
        <table:table-row>
          <table:table-cell office:value-type="string">
            <text:p>behavior_first_report_v4</text:p>
          </table:table-cell>
          <table:table-cell office:value-type="string">
            <text:p>llama3.1-70b</text:p>
          </table:table-cell>
          <table:table-cell office:value-type="string">
            <text:p>Valves Location Problem</text:p>
          </table:table-cell>
          <table:table-cell office:value-type="string">
            <text:p>VLP</text:p>
          </table:table-cell>
          <table:table-cell office:value="0.91" office:value-type="float"/>
          <table:table-cell office:value="0.91" office:value-type="float"/>
          <table:table-cell office:value="0.99" office:value-type="float"/>
          <table:table-cell office:value="0.95" office:value-type="float"/>
        </table:table-row>
        <table:table-row>
          <table:table-cell office:value-type="string">
            <text:p>behavior_second_report_v1</text:p>
          </table:table-cell>
          <table:table-cell office:value-type="string">
            <text:p>llama3.1-70b</text:p>
          </table:table-cell>
          <table:table-cell office:value-type="string">
            <text:p>Valves Location Problem</text:p>
          </table:table-cell>
          <table:table-cell office:value-type="string">
            <text:p>VLP</text:p>
          </table:table-cell>
          <table:table-cell office:value="0.94" office:value-type="float"/>
          <table:table-cell office:value="0.94" office:value-type="float"/>
          <table:table-cell office:value="0.99" office:value-type="float"/>
          <table:table-cell office:value="0.97" office:value-type="float"/>
        </table:table-row>
        <table:table-row>
          <table:table-cell office:value-type="string">
            <text:p>behavior_second_report_v2</text:p>
          </table:table-cell>
          <table:table-cell office:value-type="string">
            <text:p>llama3.1-70b</text:p>
          </table:table-cell>
          <table:table-cell office:value-type="string">
            <text:p>Valves Location Problem</text:p>
          </table:table-cell>
          <table:table-cell office:value-type="string">
            <text:p>VLP</text:p>
          </table:table-cell>
          <table:table-cell office:value="0.94" office:value-type="float"/>
          <table:table-cell office:value="0.94" office:value-type="float"/>
          <table:table-cell office:value="0.99" office:value-type="float"/>
          <table:table-cell office:value="0.97" office:value-type="float"/>
        </table:table-row>
        <table:table-row>
          <table:table-cell office:value-type="string">
            <text:p>behavior_second_report_v3</text:p>
          </table:table-cell>
          <table:table-cell office:value-type="string">
            <text:p>llama3.1-70b</text:p>
          </table:table-cell>
          <table:table-cell office:value-type="string">
            <text:p>Valves Location Problem</text:p>
          </table:table-cell>
          <table:table-cell office:value-type="string">
            <text:p>VLP</text:p>
          </table:table-cell>
          <table:table-cell office:value="0.94" office:value-type="float"/>
          <table:table-cell office:value="0.94" office:value-type="float"/>
          <table:table-cell office:value="0.99" office:value-type="float"/>
          <table:table-cell office:value="0.96" office:value-type="float"/>
        </table:table-row>
        <table:table-row>
          <table:table-cell office:value-type="string">
            <text:p>behavior_second_report_v4</text:p>
          </table:table-cell>
          <table:table-cell office:value-type="string">
            <text:p>llama3.1-70b</text:p>
          </table:table-cell>
          <table:table-cell office:value-type="string">
            <text:p>Valves Location Problem</text:p>
          </table:table-cell>
          <table:table-cell office:value-type="string">
            <text:p>VLP</text:p>
          </table:table-cell>
          <table:table-cell office:value="0.94" office:value-type="float"/>
          <table:table-cell office:value="0.94" office:value-type="float"/>
          <table:table-cell office:value="0.99" office:value-type="float"/>
          <table:table-cell office:value="0.96" office:value-type="float"/>
        </table:table-row>
        <table:table-row>
          <table:table-cell office:value-type="string">
            <text:p>behavior_second_report_v5</text:p>
          </table:table-cell>
          <table:table-cell office:value-type="string">
            <text:p>llama3.1-70b</text:p>
          </table:table-cell>
          <table:table-cell office:value-type="string">
            <text:p>Valves Location Problem</text:p>
          </table:table-cell>
          <table:table-cell office:value-type="string">
            <text:p>VLP</text:p>
          </table:table-cell>
          <table:table-cell office:value="0.92" office:value-type="float"/>
          <table:table-cell office:value="0.92" office:value-type="float"/>
          <table:table-cell office:value="0.99" office:value-type="float"/>
          <table:table-cell office:value="0.95" office:value-type="float"/>
        </table:table-row>
        <table:table-row>
          <table:table-cell office:value-type="string">
            <text:p>behavior_second_report_v6</text:p>
          </table:table-cell>
          <table:table-cell office:value-type="string">
            <text:p>llama3.1-70b</text:p>
          </table:table-cell>
          <table:table-cell office:value-type="string">
            <text:p>Valves Location Problem</text:p>
          </table:table-cell>
          <table:table-cell office:value-type="string">
            <text:p>VLP</text:p>
          </table:table-cell>
          <table:table-cell office:value="0.92" office:value-type="float"/>
          <table:table-cell office:value="0.92" office:value-type="float"/>
          <table:table-cell office:value="0.99" office:value-type="float"/>
          <table:table-cell office:value="0.95" office:value-type="float"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with-asp"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BEHAVIOR FILE</text:p>
          </table:table-cell>
          <table:table-cell office:value-type="string">
            <text:p>MODEL</text:p>
          </table:table-cell>
          <table:table-cell office:value-type="string">
            <text:p>Problem Name</text:p>
          </table:table-cell>
          <table:table-cell office:value-type="string">
            <text:p>Short Name</text:p>
          </table:table-cell>
          <table:table-cell office:value-type="string">
            <text:p>Accuracy</text:p>
          </table:table-cell>
          <table:table-cell office:value-type="string">
            <text:p>Precision</text:p>
          </table:table-cell>
          <table:table-cell office:value-type="string">
            <text:p>Recall</text:p>
          </table:table-cell>
          <table:table-cell office:value-type="string">
            <text:p>F1 Score</text:p>
          </table:table-cell>
        </table:table-row>
        <table:table-row>
          <table:table-cell office:value-type="string">
            <text:p>behavior_first_report_v1</text:p>
          </table:table-cell>
          <table:table-cell office:value-type="string">
            <text:p>llama3.1-70b</text:p>
          </table:table-cell>
          <table:table-cell office:value-type="string">
            <text:p>Labyrinth</text:p>
          </table:table-cell>
          <table:table-cell office:value-type="string">
            <text:p>L</text:p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behavior_first_report_v2</text:p>
          </table:table-cell>
          <table:table-cell office:value-type="string">
            <text:p>llama3.1-70b</text:p>
          </table:table-cell>
          <table:table-cell office:value-type="string">
            <text:p>Labyrinth</text:p>
          </table:table-cell>
          <table:table-cell office:value-type="string">
            <text:p>L</text:p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behavior_first_report_v3</text:p>
          </table:table-cell>
          <table:table-cell office:value-type="string">
            <text:p>llama3.1-70b</text:p>
          </table:table-cell>
          <table:table-cell office:value-type="string">
            <text:p>Labyrinth</text:p>
          </table:table-cell>
          <table:table-cell office:value-type="string">
            <text:p>L</text:p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behavior_first_report_v4</text:p>
          </table:table-cell>
          <table:table-cell office:value-type="string">
            <text:p>llama3.1-70b</text:p>
          </table:table-cell>
          <table:table-cell office:value-type="string">
            <text:p>Labyrinth</text:p>
          </table:table-cell>
          <table:table-cell office:value-type="string">
            <text:p>L</text:p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behavior_second_report_v1</text:p>
          </table:table-cell>
          <table:table-cell office:value-type="string">
            <text:p>llama3.1-70b</text:p>
          </table:table-cell>
          <table:table-cell office:value-type="string">
            <text:p>Labyrinth</text:p>
          </table:table-cell>
          <table:table-cell office:value-type="string">
            <text:p>L</text:p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behavior_second_report_v2</text:p>
          </table:table-cell>
          <table:table-cell office:value-type="string">
            <text:p>llama3.1-70b</text:p>
          </table:table-cell>
          <table:table-cell office:value-type="string">
            <text:p>Labyrinth</text:p>
          </table:table-cell>
          <table:table-cell office:value-type="string">
            <text:p>L</text:p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behavior_second_report_v3</text:p>
          </table:table-cell>
          <table:table-cell office:value-type="string">
            <text:p>llama3.1-70b</text:p>
          </table:table-cell>
          <table:table-cell office:value-type="string">
            <text:p>Labyrinth</text:p>
          </table:table-cell>
          <table:table-cell office:value-type="string">
            <text:p>L</text:p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behavior_second_report_v4</text:p>
          </table:table-cell>
          <table:table-cell office:value-type="string">
            <text:p>llama3.1-70b</text:p>
          </table:table-cell>
          <table:table-cell office:value-type="string">
            <text:p>Labyrinth</text:p>
          </table:table-cell>
          <table:table-cell office:value-type="string">
            <text:p>L</text:p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behavior_second_report_v5</text:p>
          </table:table-cell>
          <table:table-cell office:value-type="string">
            <text:p>llama3.1-70b</text:p>
          </table:table-cell>
          <table:table-cell office:value-type="string">
            <text:p>Labyrinth</text:p>
          </table:table-cell>
          <table:table-cell office:value-type="string">
            <text:p>L</text:p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behavior_second_report_v6</text:p>
          </table:table-cell>
          <table:table-cell office:value-type="string">
            <text:p>llama3.1-70b</text:p>
          </table:table-cell>
          <table:table-cell office:value-type="string">
            <text:p>Labyrinth</text:p>
          </table:table-cell>
          <table:table-cell office:value-type="string">
            <text:p>L</text:p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behavior_first_report_v1</text:p>
          </table:table-cell>
          <table:table-cell office:value-type="string">
            <text:p>llama3.1-70b</text:p>
          </table:table-cell>
          <table:table-cell office:value-type="string">
            <text:p>Ricochet Robots</text:p>
          </table:table-cell>
          <table:table-cell office:value-type="string">
            <text:p>RR</text:p>
          </table:table-cell>
          <table:table-cell office:value="0.99" office:value-type="float"/>
          <table:table-cell office:value="0.99" office:value-type="float"/>
          <table:table-cell office:value="0.99" office:value-type="float"/>
          <table:table-cell office:value="0.99" office:value-type="float"/>
        </table:table-row>
        <table:table-row>
          <table:table-cell office:value-type="string">
            <text:p>behavior_first_report_v2</text:p>
          </table:table-cell>
          <table:table-cell office:value-type="string">
            <text:p>llama3.1-70b</text:p>
          </table:table-cell>
          <table:table-cell office:value-type="string">
            <text:p>Ricochet Robots</text:p>
          </table:table-cell>
          <table:table-cell office:value-type="string">
            <text:p>RR</text:p>
          </table:table-cell>
          <table:table-cell office:value="0.99" office:value-type="float"/>
          <table:table-cell office:value="0.99" office:value-type="float"/>
          <table:table-cell office:value="0.99" office:value-type="float"/>
          <table:table-cell office:value="0.99" office:value-type="float"/>
        </table:table-row>
        <table:table-row>
          <table:table-cell office:value-type="string">
            <text:p>behavior_first_report_v3</text:p>
          </table:table-cell>
          <table:table-cell office:value-type="string">
            <text:p>llama3.1-70b</text:p>
          </table:table-cell>
          <table:table-cell office:value-type="string">
            <text:p>Ricochet Robots</text:p>
          </table:table-cell>
          <table:table-cell office:value-type="string">
            <text:p>RR</text:p>
          </table:table-cell>
          <table:table-cell office:value="0.99" office:value-type="float"/>
          <table:table-cell office:value="0.99" office:value-type="float"/>
          <table:table-cell office:value="0.97" office:value-type="float"/>
          <table:table-cell office:value="0.98" office:value-type="float"/>
        </table:table-row>
        <table:table-row>
          <table:table-cell office:value-type="string">
            <text:p>behavior_first_report_v4</text:p>
          </table:table-cell>
          <table:table-cell office:value-type="string">
            <text:p>llama3.1-70b</text:p>
          </table:table-cell>
          <table:table-cell office:value-type="string">
            <text:p>Ricochet Robots</text:p>
          </table:table-cell>
          <table:table-cell office:value-type="string">
            <text:p>RR</text:p>
          </table:table-cell>
          <table:table-cell office:value="0.99" office:value-type="float"/>
          <table:table-cell office:value="0.99" office:value-type="float"/>
          <table:table-cell office:value="0.99" office:value-type="float"/>
          <table:table-cell office:value="0.99" office:value-type="float"/>
        </table:table-row>
        <table:table-row>
          <table:table-cell office:value-type="string">
            <text:p>behavior_second_report_v1</text:p>
          </table:table-cell>
          <table:table-cell office:value-type="string">
            <text:p>llama3.1-70b</text:p>
          </table:table-cell>
          <table:table-cell office:value-type="string">
            <text:p>Ricochet Robots</text:p>
          </table:table-cell>
          <table:table-cell office:value-type="string">
            <text:p>RR</text:p>
          </table:table-cell>
          <table:table-cell office:value="0.97" office:value-type="float"/>
          <table:table-cell office:value="0.97" office:value-type="float"/>
          <table:table-cell office:value="0.99" office:value-type="float"/>
          <table:table-cell office:value="0.98" office:value-type="float"/>
        </table:table-row>
        <table:table-row>
          <table:table-cell office:value-type="string">
            <text:p>behavior_second_report_v2</text:p>
          </table:table-cell>
          <table:table-cell office:value-type="string">
            <text:p>llama3.1-70b</text:p>
          </table:table-cell>
          <table:table-cell office:value-type="string">
            <text:p>Ricochet Robots</text:p>
          </table:table-cell>
          <table:table-cell office:value-type="string">
            <text:p>RR</text:p>
          </table:table-cell>
          <table:table-cell office:value="0.99" office:value-type="float"/>
          <table:table-cell office:value="0.99" office:value-type="float"/>
          <table:table-cell office:value="0.99" office:value-type="float"/>
          <table:table-cell office:value="0.99" office:value-type="float"/>
        </table:table-row>
        <table:table-row>
          <table:table-cell office:value-type="string">
            <text:p>behavior_second_report_v3</text:p>
          </table:table-cell>
          <table:table-cell office:value-type="string">
            <text:p>llama3.1-70b</text:p>
          </table:table-cell>
          <table:table-cell office:value-type="string">
            <text:p>Ricochet Robots</text:p>
          </table:table-cell>
          <table:table-cell office:value-type="string">
            <text:p>RR</text:p>
          </table:table-cell>
          <table:table-cell office:value="0.96" office:value-type="float"/>
          <table:table-cell office:value="0.96" office:value-type="float"/>
          <table:table-cell office:value="0.98" office:value-type="float"/>
          <table:table-cell office:value="0.97" office:value-type="float"/>
        </table:table-row>
        <table:table-row>
          <table:table-cell office:value-type="string">
            <text:p>behavior_second_report_v4</text:p>
          </table:table-cell>
          <table:table-cell office:value-type="string">
            <text:p>llama3.1-70b</text:p>
          </table:table-cell>
          <table:table-cell office:value-type="string">
            <text:p>Ricochet Robots</text:p>
          </table:table-cell>
          <table:table-cell office:value-type="string">
            <text:p>RR</text:p>
          </table:table-cell>
          <table:table-cell office:value="0.98" office:value-type="float"/>
          <table:table-cell office:value="0.98" office:value-type="float"/>
          <table:table-cell office:value="0.99" office:value-type="float"/>
          <table:table-cell office:value="0.99" office:value-type="float"/>
        </table:table-row>
        <table:table-row>
          <table:table-cell office:value-type="string">
            <text:p>behavior_second_report_v5</text:p>
          </table:table-cell>
          <table:table-cell office:value-type="string">
            <text:p>llama3.1-70b</text:p>
          </table:table-cell>
          <table:table-cell office:value-type="string">
            <text:p>Ricochet Robots</text:p>
          </table:table-cell>
          <table:table-cell office:value-type="string">
            <text:p>RR</text:p>
          </table:table-cell>
          <table:table-cell office:value="0.99" office:value-type="float"/>
          <table:table-cell office:value="0.99" office:value-type="float"/>
          <table:table-cell office:value="0.99" office:value-type="float"/>
          <table:table-cell office:value="0.99" office:value-type="float"/>
        </table:table-row>
        <table:table-row>
          <table:table-cell office:value-type="string">
            <text:p>behavior_second_report_v6</text:p>
          </table:table-cell>
          <table:table-cell office:value-type="string">
            <text:p>llama3.1-70b</text:p>
          </table:table-cell>
          <table:table-cell office:value-type="string">
            <text:p>Ricochet Robots</text:p>
          </table:table-cell>
          <table:table-cell office:value-type="string">
            <text:p>RR</text:p>
          </table:table-cell>
          <table:table-cell office:value="0.99" office:value-type="float"/>
          <table:table-cell office:value="0.99" office:value-type="float"/>
          <table:table-cell office:value="0.99" office:value-type="float"/>
          <table:table-cell office:value="0.99" office:value-type="float"/>
        </table:table-row>
        <table:table-row>
          <table:table-cell office:value-type="string">
            <text:p>behavior_first_report_v1</text:p>
          </table:table-cell>
          <table:table-cell office:value-type="string">
            <text:p>llama3.1-70b</text:p>
          </table:table-cell>
          <table:table-cell office:value-type="string">
            <text:p>Nomystery</text:p>
          </table:table-cell>
          <table:table-cell office:value-type="string">
            <text:p>NM</text:p>
          </table:table-cell>
          <table:table-cell office:value="0.99" office:value-type="float"/>
          <table:table-cell office:value="0.99" office:value-type="float"/>
          <table:table-cell office:value="0.98" office:value-type="float"/>
          <table:table-cell office:value="0.99" office:value-type="float"/>
        </table:table-row>
        <table:table-row>
          <table:table-cell office:value-type="string">
            <text:p>behavior_first_report_v2</text:p>
          </table:table-cell>
          <table:table-cell office:value-type="string">
            <text:p>llama3.1-70b</text:p>
          </table:table-cell>
          <table:table-cell office:value-type="string">
            <text:p>Nomystery</text:p>
          </table:table-cell>
          <table:table-cell office:value-type="string">
            <text:p>NM</text:p>
          </table:table-cell>
          <table:table-cell office:value="0.99" office:value-type="float"/>
          <table:table-cell office:value="0.99" office:value-type="float"/>
          <table:table-cell office:value="0.99" office:value-type="float"/>
          <table:table-cell office:value="0.99" office:value-type="float"/>
        </table:table-row>
        <table:table-row>
          <table:table-cell office:value-type="string">
            <text:p>behavior_first_report_v3</text:p>
          </table:table-cell>
          <table:table-cell office:value-type="string">
            <text:p>llama3.1-70b</text:p>
          </table:table-cell>
          <table:table-cell office:value-type="string">
            <text:p>Nomystery</text:p>
          </table:table-cell>
          <table:table-cell office:value-type="string">
            <text:p>NM</text:p>
          </table:table-cell>
          <table:table-cell office:value="0.99" office:value-type="float"/>
          <table:table-cell office:value="0.99" office:value-type="float"/>
          <table:table-cell office:value="0.99" office:value-type="float"/>
          <table:table-cell office:value="0.99" office:value-type="float"/>
        </table:table-row>
        <table:table-row>
          <table:table-cell office:value-type="string">
            <text:p>behavior_first_report_v4</text:p>
          </table:table-cell>
          <table:table-cell office:value-type="string">
            <text:p>llama3.1-70b</text:p>
          </table:table-cell>
          <table:table-cell office:value-type="string">
            <text:p>Nomystery</text:p>
          </table:table-cell>
          <table:table-cell office:value-type="string">
            <text:p>NM</text:p>
          </table:table-cell>
          <table:table-cell office:value="0.99" office:value-type="float"/>
          <table:table-cell office:value="0.99" office:value-type="float"/>
          <table:table-cell office:value="0.99" office:value-type="float"/>
          <table:table-cell office:value="0.99" office:value-type="float"/>
        </table:table-row>
        <table:table-row>
          <table:table-cell office:value-type="string">
            <text:p>behavior_second_report_v1</text:p>
          </table:table-cell>
          <table:table-cell office:value-type="string">
            <text:p>llama3.1-70b</text:p>
          </table:table-cell>
          <table:table-cell office:value-type="string">
            <text:p>Nomystery</text:p>
          </table:table-cell>
          <table:table-cell office:value-type="string">
            <text:p>NM</text:p>
          </table:table-cell>
          <table:table-cell office:value="0.98" office:value-type="float"/>
          <table:table-cell office:value="0.98" office:value-type="float"/>
          <table:table-cell office:value="0.98" office:value-type="float"/>
          <table:table-cell office:value="0.98" office:value-type="float"/>
        </table:table-row>
        <table:table-row>
          <table:table-cell office:value-type="string">
            <text:p>behavior_second_report_v2</text:p>
          </table:table-cell>
          <table:table-cell office:value-type="string">
            <text:p>llama3.1-70b</text:p>
          </table:table-cell>
          <table:table-cell office:value-type="string">
            <text:p>Nomystery</text:p>
          </table:table-cell>
          <table:table-cell office:value-type="string">
            <text:p>NM</text:p>
          </table:table-cell>
          <table:table-cell office:value="0.99" office:value-type="float"/>
          <table:table-cell office:value="0.99" office:value-type="float"/>
          <table:table-cell office:value="0.99" office:value-type="float"/>
          <table:table-cell office:value="0.99" office:value-type="float"/>
        </table:table-row>
        <table:table-row>
          <table:table-cell office:value-type="string">
            <text:p>behavior_second_report_v3</text:p>
          </table:table-cell>
          <table:table-cell office:value-type="string">
            <text:p>llama3.1-70b</text:p>
          </table:table-cell>
          <table:table-cell office:value-type="string">
            <text:p>Nomystery</text:p>
          </table:table-cell>
          <table:table-cell office:value-type="string">
            <text:p>NM</text:p>
          </table:table-cell>
          <table:table-cell office:value="0.99" office:value-type="float"/>
          <table:table-cell office:value="0.99" office:value-type="float"/>
          <table:table-cell office:value="0.99" office:value-type="float"/>
          <table:table-cell office:value="0.99" office:value-type="float"/>
        </table:table-row>
        <table:table-row>
          <table:table-cell office:value-type="string">
            <text:p>behavior_second_report_v4</text:p>
          </table:table-cell>
          <table:table-cell office:value-type="string">
            <text:p>llama3.1-70b</text:p>
          </table:table-cell>
          <table:table-cell office:value-type="string">
            <text:p>Nomystery</text:p>
          </table:table-cell>
          <table:table-cell office:value-type="string">
            <text:p>NM</text:p>
          </table:table-cell>
          <table:table-cell office:value="0.99" office:value-type="float"/>
          <table:table-cell office:value="0.99" office:value-type="float"/>
          <table:table-cell office:value="0.99" office:value-type="float"/>
          <table:table-cell office:value="0.99" office:value-type="float"/>
        </table:table-row>
        <table:table-row>
          <table:table-cell office:value-type="string">
            <text:p>behavior_second_report_v5</text:p>
          </table:table-cell>
          <table:table-cell office:value-type="string">
            <text:p>llama3.1-70b</text:p>
          </table:table-cell>
          <table:table-cell office:value-type="string">
            <text:p>Nomystery</text:p>
          </table:table-cell>
          <table:table-cell office:value-type="string">
            <text:p>NM</text:p>
          </table:table-cell>
          <table:table-cell office:value="0.99" office:value-type="float"/>
          <table:table-cell office:value="0.99" office:value-type="float"/>
          <table:table-cell office:value="0.99" office:value-type="float"/>
          <table:table-cell office:value="0.99" office:value-type="float"/>
        </table:table-row>
        <table:table-row>
          <table:table-cell office:value-type="string">
            <text:p>behavior_second_report_v6</text:p>
          </table:table-cell>
          <table:table-cell office:value-type="string">
            <text:p>llama3.1-70b</text:p>
          </table:table-cell>
          <table:table-cell office:value-type="string">
            <text:p>Nomystery</text:p>
          </table:table-cell>
          <table:table-cell office:value-type="string">
            <text:p>NM</text:p>
          </table:table-cell>
          <table:table-cell office:value="0.99" office:value-type="float"/>
          <table:table-cell office:value="0.99" office:value-type="float"/>
          <table:table-cell office:value="0.99" office:value-type="float"/>
          <table:table-cell office:value="0.99" office:value-type="float"/>
        </table:table-row>
        <table:table-row>
          <table:table-cell office:value-type="string">
            <text:p>behavior_first_report_v1</text:p>
          </table:table-cell>
          <table:table-cell office:value-type="string">
            <text:p>llama3.1-70b</text:p>
          </table:table-cell>
          <table:table-cell office:value-type="string">
            <text:p>Sokoban</text:p>
          </table:table-cell>
          <table:table-cell office:value-type="string">
            <text:p>S</text:p>
          </table:table-cell>
          <table:table-cell office:value="0.93" office:value-type="float"/>
          <table:table-cell office:value="0.93" office:value-type="float"/>
          <table:table-cell office:value="1" office:value-type="float"/>
          <table:table-cell office:value="0.96" office:value-type="float"/>
        </table:table-row>
        <table:table-row>
          <table:table-cell office:value-type="string">
            <text:p>behavior_first_report_v2</text:p>
          </table:table-cell>
          <table:table-cell office:value-type="string">
            <text:p>llama3.1-70b</text:p>
          </table:table-cell>
          <table:table-cell office:value-type="string">
            <text:p>Sokoban</text:p>
          </table:table-cell>
          <table:table-cell office:value-type="string">
            <text:p>S</text:p>
          </table:table-cell>
          <table:table-cell office:value="0.93" office:value-type="float"/>
          <table:table-cell office:value="0.93" office:value-type="float"/>
          <table:table-cell office:value="1" office:value-type="float"/>
          <table:table-cell office:value="0.96" office:value-type="float"/>
        </table:table-row>
        <table:table-row>
          <table:table-cell office:value-type="string">
            <text:p>behavior_first_report_v3</text:p>
          </table:table-cell>
          <table:table-cell office:value-type="string">
            <text:p>llama3.1-70b</text:p>
          </table:table-cell>
          <table:table-cell office:value-type="string">
            <text:p>Sokoban</text:p>
          </table:table-cell>
          <table:table-cell office:value-type="string">
            <text:p>S</text:p>
          </table:table-cell>
          <table:table-cell office:value="0.93" office:value-type="float"/>
          <table:table-cell office:value="0.93" office:value-type="float"/>
          <table:table-cell office:value="0.99" office:value-type="float"/>
          <table:table-cell office:value="0.96" office:value-type="float"/>
        </table:table-row>
        <table:table-row>
          <table:table-cell office:value-type="string">
            <text:p>behavior_first_report_v4</text:p>
          </table:table-cell>
          <table:table-cell office:value-type="string">
            <text:p>llama3.1-70b</text:p>
          </table:table-cell>
          <table:table-cell office:value-type="string">
            <text:p>Sokoban</text:p>
          </table:table-cell>
          <table:table-cell office:value-type="string">
            <text:p>S</text:p>
          </table:table-cell>
          <table:table-cell office:value="0.93" office:value-type="float"/>
          <table:table-cell office:value="0.93" office:value-type="float"/>
          <table:table-cell office:value="0.99" office:value-type="float"/>
          <table:table-cell office:value="0.96" office:value-type="float"/>
        </table:table-row>
        <table:table-row>
          <table:table-cell office:value-type="string">
            <text:p>behavior_second_report_v1</text:p>
          </table:table-cell>
          <table:table-cell office:value-type="string">
            <text:p>llama3.1-70b</text:p>
          </table:table-cell>
          <table:table-cell office:value-type="string">
            <text:p>Sokoban</text:p>
          </table:table-cell>
          <table:table-cell office:value-type="string">
            <text:p>S</text:p>
          </table:table-cell>
          <table:table-cell office:value="0.93" office:value-type="float"/>
          <table:table-cell office:value="0.93" office:value-type="float"/>
          <table:table-cell office:value="1" office:value-type="float"/>
          <table:table-cell office:value="0.96" office:value-type="float"/>
        </table:table-row>
        <table:table-row>
          <table:table-cell office:value-type="string">
            <text:p>behavior_second_report_v2</text:p>
          </table:table-cell>
          <table:table-cell office:value-type="string">
            <text:p>llama3.1-70b</text:p>
          </table:table-cell>
          <table:table-cell office:value-type="string">
            <text:p>Sokoban</text:p>
          </table:table-cell>
          <table:table-cell office:value-type="string">
            <text:p>S</text:p>
          </table:table-cell>
          <table:table-cell office:value="0.93" office:value-type="float"/>
          <table:table-cell office:value="0.93" office:value-type="float"/>
          <table:table-cell office:value="1" office:value-type="float"/>
          <table:table-cell office:value="0.96" office:value-type="float"/>
        </table:table-row>
        <table:table-row>
          <table:table-cell office:value-type="string">
            <text:p>behavior_second_report_v3</text:p>
          </table:table-cell>
          <table:table-cell office:value-type="string">
            <text:p>llama3.1-70b</text:p>
          </table:table-cell>
          <table:table-cell office:value-type="string">
            <text:p>Sokoban</text:p>
          </table:table-cell>
          <table:table-cell office:value-type="string">
            <text:p>S</text:p>
          </table:table-cell>
          <table:table-cell office:value="0.93" office:value-type="float"/>
          <table:table-cell office:value="0.93" office:value-type="float"/>
          <table:table-cell office:value="1" office:value-type="float"/>
          <table:table-cell office:value="0.96" office:value-type="float"/>
        </table:table-row>
        <table:table-row>
          <table:table-cell office:value-type="string">
            <text:p>behavior_second_report_v4</text:p>
          </table:table-cell>
          <table:table-cell office:value-type="string">
            <text:p>llama3.1-70b</text:p>
          </table:table-cell>
          <table:table-cell office:value-type="string">
            <text:p>Sokoban</text:p>
          </table:table-cell>
          <table:table-cell office:value-type="string">
            <text:p>S</text:p>
          </table:table-cell>
          <table:table-cell office:value="0.93" office:value-type="float"/>
          <table:table-cell office:value="0.93" office:value-type="float"/>
          <table:table-cell office:value="1" office:value-type="float"/>
          <table:table-cell office:value="0.96" office:value-type="float"/>
        </table:table-row>
        <table:table-row>
          <table:table-cell office:value-type="string">
            <text:p>behavior_second_report_v5</text:p>
          </table:table-cell>
          <table:table-cell office:value-type="string">
            <text:p>llama3.1-70b</text:p>
          </table:table-cell>
          <table:table-cell office:value-type="string">
            <text:p>Sokoban</text:p>
          </table:table-cell>
          <table:table-cell office:value-type="string">
            <text:p>S</text:p>
          </table:table-cell>
          <table:table-cell office:value="0.93" office:value-type="float"/>
          <table:table-cell office:value="0.93" office:value-type="float"/>
          <table:table-cell office:value="0.99" office:value-type="float"/>
          <table:table-cell office:value="0.96" office:value-type="float"/>
        </table:table-row>
        <table:table-row>
          <table:table-cell office:value-type="string">
            <text:p>behavior_second_report_v6</text:p>
          </table:table-cell>
          <table:table-cell office:value-type="string">
            <text:p>llama3.1-70b</text:p>
          </table:table-cell>
          <table:table-cell office:value-type="string">
            <text:p>Sokoban</text:p>
          </table:table-cell>
          <table:table-cell office:value-type="string">
            <text:p>S</text:p>
          </table:table-cell>
          <table:table-cell office:value="0.93" office:value-type="float"/>
          <table:table-cell office:value="0.93" office:value-type="float"/>
          <table:table-cell office:value="1" office:value-type="float"/>
          <table:table-cell office:value="0.96" office:value-type="float"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no-description-with-asp"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BEHAVIOR FILE</text:p>
          </table:table-cell>
          <table:table-cell office:value-type="string">
            <text:p>MODEL</text:p>
          </table:table-cell>
          <table:table-cell office:value-type="string">
            <text:p>Problem Name</text:p>
          </table:table-cell>
          <table:table-cell office:value-type="string">
            <text:p>Short Name</text:p>
          </table:table-cell>
          <table:table-cell office:value-type="string">
            <text:p>Accuracy</text:p>
          </table:table-cell>
          <table:table-cell office:value-type="string">
            <text:p>Precision</text:p>
          </table:table-cell>
          <table:table-cell office:value-type="string">
            <text:p>Recall</text:p>
          </table:table-cell>
          <table:table-cell office:value-type="string">
            <text:p>F1 Score</text:p>
          </table:table-cell>
        </table:table-row>
        <table:table-row>
          <table:table-cell office:value-type="string">
            <text:p>behavior_first_report_v1</text:p>
          </table:table-cell>
          <table:table-cell office:value-type="string">
            <text:p>llama3.1-70b</text:p>
          </table:table-cell>
          <table:table-cell office:value-type="string">
            <text:p>Labyrinth</text:p>
          </table:table-cell>
          <table:table-cell office:value-type="string">
            <text:p>L</text:p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behavior_first_report_v2</text:p>
          </table:table-cell>
          <table:table-cell office:value-type="string">
            <text:p>llama3.1-70b</text:p>
          </table:table-cell>
          <table:table-cell office:value-type="string">
            <text:p>Labyrinth</text:p>
          </table:table-cell>
          <table:table-cell office:value-type="string">
            <text:p>L</text:p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behavior_first_report_v3</text:p>
          </table:table-cell>
          <table:table-cell office:value-type="string">
            <text:p>llama3.1-70b</text:p>
          </table:table-cell>
          <table:table-cell office:value-type="string">
            <text:p>Labyrinth</text:p>
          </table:table-cell>
          <table:table-cell office:value-type="string">
            <text:p>L</text:p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behavior_first_report_v4</text:p>
          </table:table-cell>
          <table:table-cell office:value-type="string">
            <text:p>llama3.1-70b</text:p>
          </table:table-cell>
          <table:table-cell office:value-type="string">
            <text:p>Labyrinth</text:p>
          </table:table-cell>
          <table:table-cell office:value-type="string">
            <text:p>L</text:p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behavior_second_report_v1</text:p>
          </table:table-cell>
          <table:table-cell office:value-type="string">
            <text:p>llama3.1-70b</text:p>
          </table:table-cell>
          <table:table-cell office:value-type="string">
            <text:p>Labyrinth</text:p>
          </table:table-cell>
          <table:table-cell office:value-type="string">
            <text:p>L</text:p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behavior_second_report_v2</text:p>
          </table:table-cell>
          <table:table-cell office:value-type="string">
            <text:p>llama3.1-70b</text:p>
          </table:table-cell>
          <table:table-cell office:value-type="string">
            <text:p>Labyrinth</text:p>
          </table:table-cell>
          <table:table-cell office:value-type="string">
            <text:p>L</text:p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behavior_second_report_v3</text:p>
          </table:table-cell>
          <table:table-cell office:value-type="string">
            <text:p>llama3.1-70b</text:p>
          </table:table-cell>
          <table:table-cell office:value-type="string">
            <text:p>Labyrinth</text:p>
          </table:table-cell>
          <table:table-cell office:value-type="string">
            <text:p>L</text:p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behavior_second_report_v4</text:p>
          </table:table-cell>
          <table:table-cell office:value-type="string">
            <text:p>llama3.1-70b</text:p>
          </table:table-cell>
          <table:table-cell office:value-type="string">
            <text:p>Labyrinth</text:p>
          </table:table-cell>
          <table:table-cell office:value-type="string">
            <text:p>L</text:p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behavior_second_report_v5</text:p>
          </table:table-cell>
          <table:table-cell office:value-type="string">
            <text:p>llama3.1-70b</text:p>
          </table:table-cell>
          <table:table-cell office:value-type="string">
            <text:p>Labyrinth</text:p>
          </table:table-cell>
          <table:table-cell office:value-type="string">
            <text:p>L</text:p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behavior_second_report_v6</text:p>
          </table:table-cell>
          <table:table-cell office:value-type="string">
            <text:p>llama3.1-70b</text:p>
          </table:table-cell>
          <table:table-cell office:value-type="string">
            <text:p>Labyrinth</text:p>
          </table:table-cell>
          <table:table-cell office:value-type="string">
            <text:p>L</text:p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behavior_first_report_v1</text:p>
          </table:table-cell>
          <table:table-cell office:value-type="string">
            <text:p>llama3.1-70b</text:p>
          </table:table-cell>
          <table:table-cell office:value-type="string">
            <text:p>Nomystery</text:p>
          </table:table-cell>
          <table:table-cell office:value-type="string">
            <text:p>NM</text:p>
          </table:table-cell>
          <table:table-cell office:value="0.99" office:value-type="float"/>
          <table:table-cell office:value="0.99" office:value-type="float"/>
          <table:table-cell office:value="0.99" office:value-type="float"/>
          <table:table-cell office:value="0.99" office:value-type="float"/>
        </table:table-row>
        <table:table-row>
          <table:table-cell office:value-type="string">
            <text:p>behavior_first_report_v2</text:p>
          </table:table-cell>
          <table:table-cell office:value-type="string">
            <text:p>llama3.1-70b</text:p>
          </table:table-cell>
          <table:table-cell office:value-type="string">
            <text:p>Nomystery</text:p>
          </table:table-cell>
          <table:table-cell office:value-type="string">
            <text:p>NM</text:p>
          </table:table-cell>
          <table:table-cell office:value="0.99" office:value-type="float"/>
          <table:table-cell office:value="0.99" office:value-type="float"/>
          <table:table-cell office:value="0.99" office:value-type="float"/>
          <table:table-cell office:value="0.99" office:value-type="float"/>
        </table:table-row>
        <table:table-row>
          <table:table-cell office:value-type="string">
            <text:p>behavior_first_report_v3</text:p>
          </table:table-cell>
          <table:table-cell office:value-type="string">
            <text:p>llama3.1-70b</text:p>
          </table:table-cell>
          <table:table-cell office:value-type="string">
            <text:p>Nomystery</text:p>
          </table:table-cell>
          <table:table-cell office:value-type="string">
            <text:p>NM</text:p>
          </table:table-cell>
          <table:table-cell office:value="0.99" office:value-type="float"/>
          <table:table-cell office:value="0.99" office:value-type="float"/>
          <table:table-cell office:value="0.99" office:value-type="float"/>
          <table:table-cell office:value="0.99" office:value-type="float"/>
        </table:table-row>
        <table:table-row>
          <table:table-cell office:value-type="string">
            <text:p>behavior_first_report_v4</text:p>
          </table:table-cell>
          <table:table-cell office:value-type="string">
            <text:p>llama3.1-70b</text:p>
          </table:table-cell>
          <table:table-cell office:value-type="string">
            <text:p>Nomystery</text:p>
          </table:table-cell>
          <table:table-cell office:value-type="string">
            <text:p>NM</text:p>
          </table:table-cell>
          <table:table-cell office:value="0.99" office:value-type="float"/>
          <table:table-cell office:value="0.99" office:value-type="float"/>
          <table:table-cell office:value="0.99" office:value-type="float"/>
          <table:table-cell office:value="0.99" office:value-type="float"/>
        </table:table-row>
        <table:table-row>
          <table:table-cell office:value-type="string">
            <text:p>behavior_second_report_v1</text:p>
          </table:table-cell>
          <table:table-cell office:value-type="string">
            <text:p>llama3.1-70b</text:p>
          </table:table-cell>
          <table:table-cell office:value-type="string">
            <text:p>Nomystery</text:p>
          </table:table-cell>
          <table:table-cell office:value-type="string">
            <text:p>NM</text:p>
          </table:table-cell>
          <table:table-cell office:value="0.98" office:value-type="float"/>
          <table:table-cell office:value="0.98" office:value-type="float"/>
          <table:table-cell office:value="0.99" office:value-type="float"/>
          <table:table-cell office:value="0.98" office:value-type="float"/>
        </table:table-row>
        <table:table-row>
          <table:table-cell office:value-type="string">
            <text:p>behavior_second_report_v2</text:p>
          </table:table-cell>
          <table:table-cell office:value-type="string">
            <text:p>llama3.1-70b</text:p>
          </table:table-cell>
          <table:table-cell office:value-type="string">
            <text:p>Nomystery</text:p>
          </table:table-cell>
          <table:table-cell office:value-type="string">
            <text:p>NM</text:p>
          </table:table-cell>
          <table:table-cell office:value="0.99" office:value-type="float"/>
          <table:table-cell office:value="0.99" office:value-type="float"/>
          <table:table-cell office:value="0.99" office:value-type="float"/>
          <table:table-cell office:value="0.99" office:value-type="float"/>
        </table:table-row>
        <table:table-row>
          <table:table-cell office:value-type="string">
            <text:p>behavior_second_report_v3</text:p>
          </table:table-cell>
          <table:table-cell office:value-type="string">
            <text:p>llama3.1-70b</text:p>
          </table:table-cell>
          <table:table-cell office:value-type="string">
            <text:p>Nomystery</text:p>
          </table:table-cell>
          <table:table-cell office:value-type="string">
            <text:p>NM</text:p>
          </table:table-cell>
          <table:table-cell office:value="0.99" office:value-type="float"/>
          <table:table-cell office:value="0.99" office:value-type="float"/>
          <table:table-cell office:value="0.99" office:value-type="float"/>
          <table:table-cell office:value="0.99" office:value-type="float"/>
        </table:table-row>
        <table:table-row>
          <table:table-cell office:value-type="string">
            <text:p>behavior_second_report_v4</text:p>
          </table:table-cell>
          <table:table-cell office:value-type="string">
            <text:p>llama3.1-70b</text:p>
          </table:table-cell>
          <table:table-cell office:value-type="string">
            <text:p>Nomystery</text:p>
          </table:table-cell>
          <table:table-cell office:value-type="string">
            <text:p>NM</text:p>
          </table:table-cell>
          <table:table-cell office:value="0.99" office:value-type="float"/>
          <table:table-cell office:value="0.99" office:value-type="float"/>
          <table:table-cell office:value="0.99" office:value-type="float"/>
          <table:table-cell office:value="0.99" office:value-type="float"/>
        </table:table-row>
        <table:table-row>
          <table:table-cell office:value-type="string">
            <text:p>behavior_second_report_v5</text:p>
          </table:table-cell>
          <table:table-cell office:value-type="string">
            <text:p>llama3.1-70b</text:p>
          </table:table-cell>
          <table:table-cell office:value-type="string">
            <text:p>Nomystery</text:p>
          </table:table-cell>
          <table:table-cell office:value-type="string">
            <text:p>NM</text:p>
          </table:table-cell>
          <table:table-cell office:value="0.99" office:value-type="float"/>
          <table:table-cell office:value="0.99" office:value-type="float"/>
          <table:table-cell office:value="0.99" office:value-type="float"/>
          <table:table-cell office:value="0.99" office:value-type="float"/>
        </table:table-row>
        <table:table-row>
          <table:table-cell office:value-type="string">
            <text:p>behavior_second_report_v6</text:p>
          </table:table-cell>
          <table:table-cell office:value-type="string">
            <text:p>llama3.1-70b</text:p>
          </table:table-cell>
          <table:table-cell office:value-type="string">
            <text:p>Nomystery</text:p>
          </table:table-cell>
          <table:table-cell office:value-type="string">
            <text:p>NM</text:p>
          </table:table-cell>
          <table:table-cell office:value="0.99" office:value-type="float"/>
          <table:table-cell office:value="0.99" office:value-type="float"/>
          <table:table-cell office:value="0.98" office:value-type="float"/>
          <table:table-cell office:value="0.99" office:value-type="float"/>
        </table:table-row>
        <table:table-row>
          <table:table-cell office:value-type="string">
            <text:p>behavior_first_report_v1</text:p>
          </table:table-cell>
          <table:table-cell office:value-type="string">
            <text:p>llama3.1-70b</text:p>
          </table:table-cell>
          <table:table-cell office:value-type="string">
            <text:p>Ricochet Robots</text:p>
          </table:table-cell>
          <table:table-cell office:value-type="string">
            <text:p>RR</text:p>
          </table:table-cell>
          <table:table-cell office:value="0.98" office:value-type="float"/>
          <table:table-cell office:value="0.98" office:value-type="float"/>
          <table:table-cell office:value="0.98" office:value-type="float"/>
          <table:table-cell office:value="0.98" office:value-type="float"/>
        </table:table-row>
        <table:table-row>
          <table:table-cell office:value-type="string">
            <text:p>behavior_first_report_v2</text:p>
          </table:table-cell>
          <table:table-cell office:value-type="string">
            <text:p>llama3.1-70b</text:p>
          </table:table-cell>
          <table:table-cell office:value-type="string">
            <text:p>Ricochet Robots</text:p>
          </table:table-cell>
          <table:table-cell office:value-type="string">
            <text:p>RR</text:p>
          </table:table-cell>
          <table:table-cell office:value="0.99" office:value-type="float"/>
          <table:table-cell office:value="0.99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behavior_first_report_v3</text:p>
          </table:table-cell>
          <table:table-cell office:value-type="string">
            <text:p>llama3.1-70b</text:p>
          </table:table-cell>
          <table:table-cell office:value-type="string">
            <text:p>Ricochet Robots</text:p>
          </table:table-cell>
          <table:table-cell office:value-type="string">
            <text:p>RR</text:p>
          </table:table-cell>
          <table:table-cell office:value="0.98" office:value-type="float"/>
          <table:table-cell office:value="0.98" office:value-type="float"/>
          <table:table-cell office:value="0.97" office:value-type="float"/>
          <table:table-cell office:value="0.97" office:value-type="float"/>
        </table:table-row>
        <table:table-row>
          <table:table-cell office:value-type="string">
            <text:p>behavior_first_report_v4</text:p>
          </table:table-cell>
          <table:table-cell office:value-type="string">
            <text:p>llama3.1-70b</text:p>
          </table:table-cell>
          <table:table-cell office:value-type="string">
            <text:p>Ricochet Robots</text:p>
          </table:table-cell>
          <table:table-cell office:value-type="string">
            <text:p>RR</text:p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behavior_second_report_v1</text:p>
          </table:table-cell>
          <table:table-cell office:value-type="string">
            <text:p>llama3.1-70b</text:p>
          </table:table-cell>
          <table:table-cell office:value-type="string">
            <text:p>Ricochet Robots</text:p>
          </table:table-cell>
          <table:table-cell office:value-type="string">
            <text:p>RR</text:p>
          </table:table-cell>
          <table:table-cell office:value="0.98" office:value-type="float"/>
          <table:table-cell office:value="0.98" office:value-type="float"/>
          <table:table-cell office:value="1" office:value-type="float"/>
          <table:table-cell office:value="0.99" office:value-type="float"/>
        </table:table-row>
        <table:table-row>
          <table:table-cell office:value-type="string">
            <text:p>behavior_second_report_v2</text:p>
          </table:table-cell>
          <table:table-cell office:value-type="string">
            <text:p>llama3.1-70b</text:p>
          </table:table-cell>
          <table:table-cell office:value-type="string">
            <text:p>Ricochet Robots</text:p>
          </table:table-cell>
          <table:table-cell office:value-type="string">
            <text:p>RR</text:p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behavior_second_report_v3</text:p>
          </table:table-cell>
          <table:table-cell office:value-type="string">
            <text:p>llama3.1-70b</text:p>
          </table:table-cell>
          <table:table-cell office:value-type="string">
            <text:p>Ricochet Robots</text:p>
          </table:table-cell>
          <table:table-cell office:value-type="string">
            <text:p>RR</text:p>
          </table:table-cell>
          <table:table-cell office:value="0.98" office:value-type="float"/>
          <table:table-cell office:value="0.98" office:value-type="float"/>
          <table:table-cell office:value="1" office:value-type="float"/>
          <table:table-cell office:value="0.99" office:value-type="float"/>
        </table:table-row>
        <table:table-row>
          <table:table-cell office:value-type="string">
            <text:p>behavior_second_report_v4</text:p>
          </table:table-cell>
          <table:table-cell office:value-type="string">
            <text:p>llama3.1-70b</text:p>
          </table:table-cell>
          <table:table-cell office:value-type="string">
            <text:p>Ricochet Robots</text:p>
          </table:table-cell>
          <table:table-cell office:value-type="string">
            <text:p>RR</text:p>
          </table:table-cell>
          <table:table-cell office:value="0.98" office:value-type="float"/>
          <table:table-cell office:value="0.98" office:value-type="float"/>
          <table:table-cell office:value="0.99" office:value-type="float"/>
          <table:table-cell office:value="0.99" office:value-type="float"/>
        </table:table-row>
        <table:table-row>
          <table:table-cell office:value-type="string">
            <text:p>behavior_second_report_v5</text:p>
          </table:table-cell>
          <table:table-cell office:value-type="string">
            <text:p>llama3.1-70b</text:p>
          </table:table-cell>
          <table:table-cell office:value-type="string">
            <text:p>Ricochet Robots</text:p>
          </table:table-cell>
          <table:table-cell office:value-type="string">
            <text:p>RR</text:p>
          </table:table-cell>
          <table:table-cell office:value="0.99" office:value-type="float"/>
          <table:table-cell office:value="0.99" office:value-type="float"/>
          <table:table-cell office:value="0.99" office:value-type="float"/>
          <table:table-cell office:value="0.99" office:value-type="float"/>
        </table:table-row>
        <table:table-row>
          <table:table-cell office:value-type="string">
            <text:p>behavior_second_report_v6</text:p>
          </table:table-cell>
          <table:table-cell office:value-type="string">
            <text:p>llama3.1-70b</text:p>
          </table:table-cell>
          <table:table-cell office:value-type="string">
            <text:p>Ricochet Robots</text:p>
          </table:table-cell>
          <table:table-cell office:value-type="string">
            <text:p>RR</text:p>
          </table:table-cell>
          <table:table-cell office:value="0.99" office:value-type="float"/>
          <table:table-cell office:value="0.99" office:value-type="float"/>
          <table:table-cell office:value="0.99" office:value-type="float"/>
          <table:table-cell office:value="0.99" office:value-type="float"/>
        </table:table-row>
        <table:table-row>
          <table:table-cell office:value-type="string">
            <text:p>behavior_first_report_v1</text:p>
          </table:table-cell>
          <table:table-cell office:value-type="string">
            <text:p>llama3.1-70b</text:p>
          </table:table-cell>
          <table:table-cell office:value-type="string">
            <text:p>Sokoban</text:p>
          </table:table-cell>
          <table:table-cell office:value-type="string">
            <text:p>S</text:p>
          </table:table-cell>
          <table:table-cell office:value="0.93" office:value-type="float"/>
          <table:table-cell office:value="0.93" office:value-type="float"/>
          <table:table-cell office:value="1" office:value-type="float"/>
          <table:table-cell office:value="0.96" office:value-type="float"/>
        </table:table-row>
        <table:table-row>
          <table:table-cell office:value-type="string">
            <text:p>behavior_first_report_v2</text:p>
          </table:table-cell>
          <table:table-cell office:value-type="string">
            <text:p>llama3.1-70b</text:p>
          </table:table-cell>
          <table:table-cell office:value-type="string">
            <text:p>Sokoban</text:p>
          </table:table-cell>
          <table:table-cell office:value-type="string">
            <text:p>S</text:p>
          </table:table-cell>
          <table:table-cell office:value="0.93" office:value-type="float"/>
          <table:table-cell office:value="0.93" office:value-type="float"/>
          <table:table-cell office:value="1" office:value-type="float"/>
          <table:table-cell office:value="0.96" office:value-type="float"/>
        </table:table-row>
        <table:table-row>
          <table:table-cell office:value-type="string">
            <text:p>behavior_first_report_v3</text:p>
          </table:table-cell>
          <table:table-cell office:value-type="string">
            <text:p>llama3.1-70b</text:p>
          </table:table-cell>
          <table:table-cell office:value-type="string">
            <text:p>Sokoban</text:p>
          </table:table-cell>
          <table:table-cell office:value-type="string">
            <text:p>S</text:p>
          </table:table-cell>
          <table:table-cell office:value="0.93" office:value-type="float"/>
          <table:table-cell office:value="0.93" office:value-type="float"/>
          <table:table-cell office:value="0.99" office:value-type="float"/>
          <table:table-cell office:value="0.96" office:value-type="float"/>
        </table:table-row>
        <table:table-row>
          <table:table-cell office:value-type="string">
            <text:p>behavior_first_report_v4</text:p>
          </table:table-cell>
          <table:table-cell office:value-type="string">
            <text:p>llama3.1-70b</text:p>
          </table:table-cell>
          <table:table-cell office:value-type="string">
            <text:p>Sokoban</text:p>
          </table:table-cell>
          <table:table-cell office:value-type="string">
            <text:p>S</text:p>
          </table:table-cell>
          <table:table-cell office:value="0.93" office:value-type="float"/>
          <table:table-cell office:value="0.93" office:value-type="float"/>
          <table:table-cell office:value="1" office:value-type="float"/>
          <table:table-cell office:value="0.96" office:value-type="float"/>
        </table:table-row>
        <table:table-row>
          <table:table-cell office:value-type="string">
            <text:p>behavior_second_report_v1</text:p>
          </table:table-cell>
          <table:table-cell office:value-type="string">
            <text:p>llama3.1-70b</text:p>
          </table:table-cell>
          <table:table-cell office:value-type="string">
            <text:p>Sokoban</text:p>
          </table:table-cell>
          <table:table-cell office:value-type="string">
            <text:p>S</text:p>
          </table:table-cell>
          <table:table-cell office:value="0.93" office:value-type="float"/>
          <table:table-cell office:value="0.93" office:value-type="float"/>
          <table:table-cell office:value="1" office:value-type="float"/>
          <table:table-cell office:value="0.96" office:value-type="float"/>
        </table:table-row>
        <table:table-row>
          <table:table-cell office:value-type="string">
            <text:p>behavior_second_report_v2</text:p>
          </table:table-cell>
          <table:table-cell office:value-type="string">
            <text:p>llama3.1-70b</text:p>
          </table:table-cell>
          <table:table-cell office:value-type="string">
            <text:p>Sokoban</text:p>
          </table:table-cell>
          <table:table-cell office:value-type="string">
            <text:p>S</text:p>
          </table:table-cell>
          <table:table-cell office:value="0.93" office:value-type="float"/>
          <table:table-cell office:value="0.93" office:value-type="float"/>
          <table:table-cell office:value="1" office:value-type="float"/>
          <table:table-cell office:value="0.96" office:value-type="float"/>
        </table:table-row>
        <table:table-row>
          <table:table-cell office:value-type="string">
            <text:p>behavior_second_report_v3</text:p>
          </table:table-cell>
          <table:table-cell office:value-type="string">
            <text:p>llama3.1-70b</text:p>
          </table:table-cell>
          <table:table-cell office:value-type="string">
            <text:p>Sokoban</text:p>
          </table:table-cell>
          <table:table-cell office:value-type="string">
            <text:p>S</text:p>
          </table:table-cell>
          <table:table-cell office:value="0.93" office:value-type="float"/>
          <table:table-cell office:value="0.93" office:value-type="float"/>
          <table:table-cell office:value="0.99" office:value-type="float"/>
          <table:table-cell office:value="0.96" office:value-type="float"/>
        </table:table-row>
        <table:table-row>
          <table:table-cell office:value-type="string">
            <text:p>behavior_second_report_v4</text:p>
          </table:table-cell>
          <table:table-cell office:value-type="string">
            <text:p>llama3.1-70b</text:p>
          </table:table-cell>
          <table:table-cell office:value-type="string">
            <text:p>Sokoban</text:p>
          </table:table-cell>
          <table:table-cell office:value-type="string">
            <text:p>S</text:p>
          </table:table-cell>
          <table:table-cell office:value="0.93" office:value-type="float"/>
          <table:table-cell office:value="0.93" office:value-type="float"/>
          <table:table-cell office:value="1" office:value-type="float"/>
          <table:table-cell office:value="0.96" office:value-type="float"/>
        </table:table-row>
        <table:table-row>
          <table:table-cell office:value-type="string">
            <text:p>behavior_second_report_v5</text:p>
          </table:table-cell>
          <table:table-cell office:value-type="string">
            <text:p>llama3.1-70b</text:p>
          </table:table-cell>
          <table:table-cell office:value-type="string">
            <text:p>Sokoban</text:p>
          </table:table-cell>
          <table:table-cell office:value-type="string">
            <text:p>S</text:p>
          </table:table-cell>
          <table:table-cell office:value="0.93" office:value-type="float"/>
          <table:table-cell office:value="0.93" office:value-type="float"/>
          <table:table-cell office:value="0.99" office:value-type="float"/>
          <table:table-cell office:value="0.96" office:value-type="float"/>
        </table:table-row>
        <table:table-row>
          <table:table-cell office:value-type="string">
            <text:p>behavior_second_report_v6</text:p>
          </table:table-cell>
          <table:table-cell office:value-type="string">
            <text:p>llama3.1-70b</text:p>
          </table:table-cell>
          <table:table-cell office:value-type="string">
            <text:p>Sokoban</text:p>
          </table:table-cell>
          <table:table-cell office:value-type="string">
            <text:p>S</text:p>
          </table:table-cell>
          <table:table-cell office:value="0.93" office:value-type="float"/>
          <table:table-cell office:value="0.93" office:value-type="float"/>
          <table:table-cell office:value="0.99" office:value-type="float"/>
          <table:table-cell office:value="0.96" office:value-type="float"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5-01-02T13:35:12.223012</meta:creation-date>
    <dc:date>2025-01-02T13:35:12.292182</dc:date>
    <meta:generator>http://pypi.python.org/pypi/ezodf/0.1.0$Python3.10.16 (main, Dec 11 2024, 16:24:50) [GCC 11.2.0]</meta:generator>
    <meta:document-statistic/>
    <meta:editing-cycles>1</meta:editing-cycles>
  </office:meta>
</office:document-meta>
</file>